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616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3.7591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8.8673in"/>
    </style:style>
    <style:style style:name="co6" style:family="table-column">
      <style:table-column-properties fo:break-before="auto" style:column-width="9.0965in"/>
    </style:style>
    <style:style style:name="co7" style:family="table-column">
      <style:table-column-properties fo:break-before="auto" style:column-width="10.0866in"/>
    </style:style>
    <style:style style:name="co8" style:family="table-column">
      <style:table-column-properties fo:break-before="auto" style:column-width="9.469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2.0374in"/>
    </style:style>
    <style:style style:name="co12" style:family="table-column">
      <style:table-column-properties fo:break-before="auto" style:column-width="3.9165in"/>
    </style:style>
    <style:style style:name="co13" style:family="table-column">
      <style:table-column-properties fo:break-before="auto" style:column-width="1.8362in"/>
    </style:style>
    <style:style style:name="co14" style:family="table-column">
      <style:table-column-properties fo:break-before="auto" style:column-width="1.7362in"/>
    </style:style>
    <style:style style:name="co15" style:family="table-column">
      <style:table-column-properties fo:break-before="auto" style:column-width="3.4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2535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/>
    </style:style>
    <style:style style:name="ce5" style:family="table-cell" style:parent-style-name="Defaul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8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man_value</text:p>
          </table:table-cell>
          <table:table-cell table:formula="oooc:=CONCATENATE(&quot;self.&quot;;[.B1];&quot;=StringVar()&quot;)" office:value-type="string" office:string-value="self.man_value=StringVar()">
            <text:p>self.man_value=StringVar()</text:p>
          </table:table-cell>
          <table:table-cell/>
          <table:table-cell table:formula="oooc:=CONCATENATE(&quot;        Label(eval_frame, text=^&quot;;[.B1];&quot;^,anchor=W).grid(column=0,row=&quot;;[.A1];&quot;,sticky=W)&quot;)" office:value-type="string" office:string-value="        Label(eval_frame, text=^man_value^,anchor=W).grid(column=0,row=1,sticky=W)">
            <text:p><text:s text:c="8"/>Label(eval_frame, text=^man_value^,anchor=W).grid(column=0,row=1,sticky=W)</text:p>
          </table:table-cell>
          <table:table-cell table:formula="oooc:=CONCATENATE(&quot;        Label(eval_frame, textvariable=self.white.&quot;;[.$B1];&quot;,anchor=E,bg=^#fff^).grid(column=1,row=&quot;;[.$A1];&quot;,sticky=E)&quot;)" office:value-type="string" office:string-value="        Label(eval_frame, textvariable=self.white.man_value,anchor=E,bg=^#fff^).grid(column=1,row=1,sticky=E)">
            <text:p><text:s text:c="8"/>Label(eval_frame, textvariable=self.white.man_value,anchor=E,bg=^#fff^).grid(column=1,row=1,sticky=E)</text:p>
          </table:table-cell>
          <table:table-cell table:formula="oooc:=CONCATENATE(&quot;        Label(eval_frame, textvariable=self.black.&quot;;[.$B1];&quot;,anchor=E,bg=^#eee^).grid(column=2,row=&quot;;[.$A1];&quot;,sticky=E)&quot;)" office:value-type="string" office:string-value="        Label(eval_frame, textvariable=self.black.man_value,anchor=E,bg=^#eee^).grid(column=2,row=1,sticky=E)">
            <text:p><text:s text:c="8"/>Label(eval_frame, textvariable=self.black.man_value,anchor=E,bg=^#eee^).grid(column=2,row=1,sticky=E)</text:p>
          </table:table-cell>
          <table:table-cell table:formula="oooc:=CONCATENATE(&quot;        Label(eval_frame, textvariable=self.diff.&quot;;[.$B1];&quot;,anchor=E,bg=^#fff^).grid(column=3,row=&quot;;[.$A1];&quot;,sticky=E)&quot;)" office:value-type="string" office:string-value="        Label(eval_frame, textvariable=self.diff.man_value,anchor=E,bg=^#fff^).grid(column=3,row=1,sticky=E)">
            <text:p><text:s text:c="8"/>Label(eval_frame, textvariable=self.diff.man_value,anchor=E,bg=^#fff^).grid(column=3,row=1,sticky=E)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ng_value</text:p>
          </table:table-cell>
          <table:table-cell table:formula="oooc:=CONCATENATE(&quot;self.&quot;;[.B2];&quot;=StringVar()&quot;)" office:value-type="string" office:string-value="self.king_value=StringVar()">
            <text:p>self.king_value=StringVar()</text:p>
          </table:table-cell>
          <table:table-cell/>
          <table:table-cell table:formula="oooc:=CONCATENATE(&quot;        Label(eval_frame, text=^&quot;;[.B2];&quot;^,anchor=W).grid(column=0,row=&quot;;[.A2];&quot;,sticky=W)&quot;)" office:value-type="string" office:string-value="        Label(eval_frame, text=^king_value^,anchor=W).grid(column=0,row=2,sticky=W)">
            <text:p><text:s text:c="8"/>Label(eval_frame, text=^king_value^,anchor=W).grid(column=0,row=2,sticky=W)</text:p>
          </table:table-cell>
          <table:table-cell table:formula="oooc:=CONCATENATE(&quot;        Label(eval_frame, textvariable=self.white.&quot;;[.$B2];&quot;,anchor=E,bg=^#fff^).grid(column=1,row=&quot;;[.$A2];&quot;,sticky=E)&quot;)" office:value-type="string" office:string-value="        Label(eval_frame, textvariable=self.white.king_value,anchor=E,bg=^#fff^).grid(column=1,row=2,sticky=E)">
            <text:p><text:s text:c="8"/>Label(eval_frame, textvariable=self.white.king_value,anchor=E,bg=^#fff^).grid(column=1,row=2,sticky=E)</text:p>
          </table:table-cell>
          <table:table-cell table:formula="oooc:=CONCATENATE(&quot;        Label(eval_frame, textvariable=self.black.&quot;;[.$B2];&quot;,anchor=E,bg=^#eee^).grid(column=2,row=&quot;;[.$A2];&quot;,sticky=E)&quot;)" office:value-type="string" office:string-value="        Label(eval_frame, textvariable=self.black.king_value,anchor=E,bg=^#eee^).grid(column=2,row=2,sticky=E)">
            <text:p><text:s text:c="8"/>Label(eval_frame, textvariable=self.black.king_value,anchor=E,bg=^#eee^).grid(column=2,row=2,sticky=E)</text:p>
          </table:table-cell>
          <table:table-cell table:formula="oooc:=CONCATENATE(&quot;        Label(eval_frame, textvariable=self.diff.&quot;;[.$B2];&quot;,anchor=E,bg=^#fff^).grid(column=3,row=&quot;;[.$A2];&quot;,sticky=E)&quot;)" office:value-type="string" office:string-value="        Label(eval_frame, textvariable=self.diff.king_value,anchor=E,bg=^#fff^).grid(column=3,row=2,sticky=E)">
            <text:p><text:s text:c="8"/>Label(eval_frame, textvariable=self.diff.king_value,anchor=E,bg=^#fff^).grid(column=3,row=2,sticky=E)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_position</text:p>
          </table:table-cell>
          <table:table-cell table:formula="oooc:=CONCATENATE(&quot;self.&quot;;[.B3];&quot;=StringVar()&quot;)" office:value-type="string" office:string-value="self.man_position=StringVar()">
            <text:p>self.man_position=StringVar()</text:p>
          </table:table-cell>
          <table:table-cell/>
          <table:table-cell table:formula="oooc:=CONCATENATE(&quot;        Label(eval_frame, text=^&quot;;[.B3];&quot;^,anchor=W).grid(column=0,row=&quot;;[.A3];&quot;,sticky=W)&quot;)" office:value-type="string" office:string-value="        Label(eval_frame, text=^man_position^,anchor=W).grid(column=0,row=3,sticky=W)">
            <text:p><text:s text:c="8"/>Label(eval_frame, text=^man_position^,anchor=W).grid(column=0,row=3,sticky=W)</text:p>
          </table:table-cell>
          <table:table-cell table:formula="oooc:=CONCATENATE(&quot;        Label(eval_frame, textvariable=self.white.&quot;;[.$B3];&quot;,anchor=E,bg=^#fff^).grid(column=1,row=&quot;;[.$A3];&quot;,sticky=E)&quot;)" office:value-type="string" office:string-value="        Label(eval_frame, textvariable=self.white.man_position,anchor=E,bg=^#fff^).grid(column=1,row=3,sticky=E)">
            <text:p><text:s text:c="8"/>Label(eval_frame, textvariable=self.white.man_position,anchor=E,bg=^#fff^).grid(column=1,row=3,sticky=E)</text:p>
          </table:table-cell>
          <table:table-cell table:formula="oooc:=CONCATENATE(&quot;        Label(eval_frame, textvariable=self.black.&quot;;[.$B3];&quot;,anchor=E,bg=^#eee^).grid(column=2,row=&quot;;[.$A3];&quot;,sticky=E)&quot;)" office:value-type="string" office:string-value="        Label(eval_frame, textvariable=self.black.man_position,anchor=E,bg=^#eee^).grid(column=2,row=3,sticky=E)">
            <text:p><text:s text:c="8"/>Label(eval_frame, textvariable=self.black.man_position,anchor=E,bg=^#eee^).grid(column=2,row=3,sticky=E)</text:p>
          </table:table-cell>
          <table:table-cell table:formula="oooc:=CONCATENATE(&quot;        Label(eval_frame, textvariable=self.diff.&quot;;[.$B3];&quot;,anchor=E,bg=^#fff^).grid(column=3,row=&quot;;[.$A3];&quot;,sticky=E)&quot;)" office:value-type="string" office:string-value="        Label(eval_frame, textvariable=self.diff.man_position,anchor=E,bg=^#fff^).grid(column=3,row=3,sticky=E)">
            <text:p><text:s text:c="8"/>Label(eval_frame, textvariable=self.diff.man_position,anchor=E,bg=^#fff^).grid(column=3,row=3,sticky=E)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ing_position</text:p>
          </table:table-cell>
          <table:table-cell table:formula="oooc:=CONCATENATE(&quot;self.&quot;;[.B4];&quot;=StringVar()&quot;)" office:value-type="string" office:string-value="self.king_position=StringVar()">
            <text:p>self.king_position=StringVar()</text:p>
          </table:table-cell>
          <table:table-cell/>
          <table:table-cell table:formula="oooc:=CONCATENATE(&quot;        Label(eval_frame, text=^&quot;;[.B4];&quot;^,anchor=W).grid(column=0,row=&quot;;[.A4];&quot;,sticky=W)&quot;)" office:value-type="string" office:string-value="        Label(eval_frame, text=^king_position^,anchor=W).grid(column=0,row=4,sticky=W)">
            <text:p><text:s text:c="8"/>Label(eval_frame, text=^king_position^,anchor=W).grid(column=0,row=4,sticky=W)</text:p>
          </table:table-cell>
          <table:table-cell table:formula="oooc:=CONCATENATE(&quot;        Label(eval_frame, textvariable=self.white.&quot;;[.$B4];&quot;,anchor=E,bg=^#fff^).grid(column=1,row=&quot;;[.$A4];&quot;,sticky=E)&quot;)" office:value-type="string" office:string-value="        Label(eval_frame, textvariable=self.white.king_position,anchor=E,bg=^#fff^).grid(column=1,row=4,sticky=E)">
            <text:p><text:s text:c="8"/>Label(eval_frame, textvariable=self.white.king_position,anchor=E,bg=^#fff^).grid(column=1,row=4,sticky=E)</text:p>
          </table:table-cell>
          <table:table-cell table:formula="oooc:=CONCATENATE(&quot;        Label(eval_frame, textvariable=self.black.&quot;;[.$B4];&quot;,anchor=E,bg=^#eee^).grid(column=2,row=&quot;;[.$A4];&quot;,sticky=E)&quot;)" office:value-type="string" office:string-value="        Label(eval_frame, textvariable=self.black.king_position,anchor=E,bg=^#eee^).grid(column=2,row=4,sticky=E)">
            <text:p><text:s text:c="8"/>Label(eval_frame, textvariable=self.black.king_position,anchor=E,bg=^#eee^).grid(column=2,row=4,sticky=E)</text:p>
          </table:table-cell>
          <table:table-cell table:formula="oooc:=CONCATENATE(&quot;        Label(eval_frame, textvariable=self.diff.&quot;;[.$B4];&quot;,anchor=E,bg=^#fff^).grid(column=3,row=&quot;;[.$A4];&quot;,sticky=E)&quot;)" office:value-type="string" office:string-value="        Label(eval_frame, textvariable=self.diff.king_position,anchor=E,bg=^#fff^).grid(column=3,row=4,sticky=E)">
            <text:p><text:s text:c="8"/>Label(eval_frame, textvariable=self.diff.king_position,anchor=E,bg=^#fff^).grid(column=3,row=4,sticky=E)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mpi_score</text:p>
          </table:table-cell>
          <table:table-cell table:formula="oooc:=CONCATENATE(&quot;self.&quot;;[.B5];&quot;=StringVar()&quot;)" office:value-type="string" office:string-value="self.tempi_score=StringVar()">
            <text:p>self.tempi_score=StringVar()</text:p>
          </table:table-cell>
          <table:table-cell/>
          <table:table-cell table:formula="oooc:=CONCATENATE(&quot;        Label(eval_frame, text=^&quot;;[.B5];&quot;^,anchor=W).grid(column=0,row=&quot;;[.A5];&quot;,sticky=W)&quot;)" office:value-type="string" office:string-value="        Label(eval_frame, text=^tempi_score^,anchor=W).grid(column=0,row=5,sticky=W)">
            <text:p><text:s text:c="8"/>Label(eval_frame, text=^tempi_score^,anchor=W).grid(column=0,row=5,sticky=W)</text:p>
          </table:table-cell>
          <table:table-cell table:formula="oooc:=CONCATENATE(&quot;        Label(eval_frame, textvariable=self.white.&quot;;[.$B5];&quot;,anchor=E,bg=^#fff^).grid(column=1,row=&quot;;[.$A5];&quot;,sticky=E)&quot;)" office:value-type="string" office:string-value="        Label(eval_frame, textvariable=self.white.tempi_score,anchor=E,bg=^#fff^).grid(column=1,row=5,sticky=E)">
            <text:p><text:s text:c="8"/>Label(eval_frame, textvariable=self.white.tempi_score,anchor=E,bg=^#fff^).grid(column=1,row=5,sticky=E)</text:p>
          </table:table-cell>
          <table:table-cell table:formula="oooc:=CONCATENATE(&quot;        Label(eval_frame, textvariable=self.black.&quot;;[.$B5];&quot;,anchor=E,bg=^#eee^).grid(column=2,row=&quot;;[.$A5];&quot;,sticky=E)&quot;)" office:value-type="string" office:string-value="        Label(eval_frame, textvariable=self.black.tempi_score,anchor=E,bg=^#eee^).grid(column=2,row=5,sticky=E)">
            <text:p><text:s text:c="8"/>Label(eval_frame, textvariable=self.black.tempi_score,anchor=E,bg=^#eee^).grid(column=2,row=5,sticky=E)</text:p>
          </table:table-cell>
          <table:table-cell table:formula="oooc:=CONCATENATE(&quot;        Label(eval_frame, textvariable=self.diff.&quot;;[.$B5];&quot;,anchor=E,bg=^#fff^).grid(column=3,row=&quot;;[.$A5];&quot;,sticky=E)&quot;)" office:value-type="string" office:string-value="        Label(eval_frame, textvariable=self.diff.tempi_score,anchor=E,bg=^#fff^).grid(column=3,row=5,sticky=E)">
            <text:p><text:s text:c="8"/>Label(eval_frame, textvariable=self.diff.tempi_score,anchor=E,bg=^#fff^).grid(column=3,row=5,sticky=E)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t_score </text:p>
          </table:table-cell>
          <table:table-cell table:formula="oooc:=CONCATENATE(&quot;self.&quot;;[.B6];&quot;=StringVar()&quot;)" office:value-type="string" office:string-value="self.fit_score =StringVar()">
            <text:p>self.fit_score =StringVar()</text:p>
          </table:table-cell>
          <table:table-cell/>
          <table:table-cell table:formula="oooc:=CONCATENATE(&quot;        Label(eval_frame, text=^&quot;;[.B6];&quot;^,anchor=W).grid(column=0,row=&quot;;[.A6];&quot;,sticky=W)&quot;)" office:value-type="string" office:string-value="        Label(eval_frame, text=^fit_score ^,anchor=W).grid(column=0,row=6,sticky=W)">
            <text:p><text:s text:c="8"/>Label(eval_frame, text=^fit_score ^,anchor=W).grid(column=0,row=6,sticky=W)</text:p>
          </table:table-cell>
          <table:table-cell table:formula="oooc:=CONCATENATE(&quot;        Label(eval_frame, textvariable=self.white.&quot;;[.$B6];&quot;,anchor=E,bg=^#fff^).grid(column=1,row=&quot;;[.$A6];&quot;,sticky=E)&quot;)" office:value-type="string" office:string-value="        Label(eval_frame, textvariable=self.white.fit_score ,anchor=E,bg=^#fff^).grid(column=1,row=6,sticky=E)">
            <text:p><text:s text:c="8"/>Label(eval_frame, textvariable=self.white.fit_score ,anchor=E,bg=^#fff^).grid(column=1,row=6,sticky=E)</text:p>
          </table:table-cell>
          <table:table-cell table:formula="oooc:=CONCATENATE(&quot;        Label(eval_frame, textvariable=self.black.&quot;;[.$B6];&quot;,anchor=E,bg=^#eee^).grid(column=2,row=&quot;;[.$A6];&quot;,sticky=E)&quot;)" office:value-type="string" office:string-value="        Label(eval_frame, textvariable=self.black.fit_score ,anchor=E,bg=^#eee^).grid(column=2,row=6,sticky=E)">
            <text:p><text:s text:c="8"/>Label(eval_frame, textvariable=self.black.fit_score ,anchor=E,bg=^#eee^).grid(column=2,row=6,sticky=E)</text:p>
          </table:table-cell>
          <table:table-cell table:formula="oooc:=CONCATENATE(&quot;        Label(eval_frame, textvariable=self.diff.&quot;;[.$B6];&quot;,anchor=E,bg=^#fff^).grid(column=3,row=&quot;;[.$A6];&quot;,sticky=E)&quot;)" office:value-type="string" office:string-value="        Label(eval_frame, textvariable=self.diff.fit_score ,anchor=E,bg=^#fff^).grid(column=3,row=6,sticky=E)">
            <text:p><text:s text:c="8"/>Label(eval_frame, textvariable=self.diff.fit_score ,anchor=E,bg=^#fff^).grid(column=3,row=6,sticky=E)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w_score</text:p>
          </table:table-cell>
          <table:table-cell table:formula="oooc:=CONCATENATE(&quot;self.&quot;;[.B7];&quot;=StringVar()&quot;)" office:value-type="string" office:string-value="self.row_score=StringVar()">
            <text:p>self.row_score=StringVar()</text:p>
          </table:table-cell>
          <table:table-cell/>
          <table:table-cell table:formula="oooc:=CONCATENATE(&quot;        Label(eval_frame, text=^&quot;;[.B7];&quot;^,anchor=W).grid(column=0,row=&quot;;[.A7];&quot;,sticky=W)&quot;)" office:value-type="string" office:string-value="        Label(eval_frame, text=^row_score^,anchor=W).grid(column=0,row=7,sticky=W)">
            <text:p><text:s text:c="8"/>Label(eval_frame, text=^row_score^,anchor=W).grid(column=0,row=7,sticky=W)</text:p>
          </table:table-cell>
          <table:table-cell table:formula="oooc:=CONCATENATE(&quot;        Label(eval_frame, textvariable=self.white.&quot;;[.$B7];&quot;,anchor=E,bg=^#fff^).grid(column=1,row=&quot;;[.$A7];&quot;,sticky=E)&quot;)" office:value-type="string" office:string-value="        Label(eval_frame, textvariable=self.white.row_score,anchor=E,bg=^#fff^).grid(column=1,row=7,sticky=E)">
            <text:p><text:s text:c="8"/>Label(eval_frame, textvariable=self.white.row_score,anchor=E,bg=^#fff^).grid(column=1,row=7,sticky=E)</text:p>
          </table:table-cell>
          <table:table-cell table:formula="oooc:=CONCATENATE(&quot;        Label(eval_frame, textvariable=self.black.&quot;;[.$B7];&quot;,anchor=E,bg=^#eee^).grid(column=2,row=&quot;;[.$A7];&quot;,sticky=E)&quot;)" office:value-type="string" office:string-value="        Label(eval_frame, textvariable=self.black.row_score,anchor=E,bg=^#eee^).grid(column=2,row=7,sticky=E)">
            <text:p><text:s text:c="8"/>Label(eval_frame, textvariable=self.black.row_score,anchor=E,bg=^#eee^).grid(column=2,row=7,sticky=E)</text:p>
          </table:table-cell>
          <table:table-cell table:formula="oooc:=CONCATENATE(&quot;        Label(eval_frame, textvariable=self.diff.&quot;;[.$B7];&quot;,anchor=E,bg=^#fff^).grid(column=3,row=&quot;;[.$A7];&quot;,sticky=E)&quot;)" office:value-type="string" office:string-value="        Label(eval_frame, textvariable=self.diff.row_score,anchor=E,bg=^#fff^).grid(column=3,row=7,sticky=E)">
            <text:p><text:s text:c="8"/>Label(eval_frame, textvariable=self.diff.row_score,anchor=E,bg=^#fff^).grid(column=3,row=7,sticky=E)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eedom</text:p>
          </table:table-cell>
          <table:table-cell table:formula="oooc:=CONCATENATE(&quot;self.&quot;;[.B8];&quot;=StringVar()&quot;)" office:value-type="string" office:string-value="self.freedom=StringVar()">
            <text:p>self.freedom=StringVar()</text:p>
          </table:table-cell>
          <table:table-cell/>
          <table:table-cell table:formula="oooc:=CONCATENATE(&quot;        Label(eval_frame, text=^&quot;;[.B8];&quot;^,anchor=W).grid(column=0,row=&quot;;[.A8];&quot;,sticky=W)&quot;)" office:value-type="string" office:string-value="        Label(eval_frame, text=^freedom^,anchor=W).grid(column=0,row=8,sticky=W)">
            <text:p><text:s text:c="8"/>Label(eval_frame, text=^freedom^,anchor=W).grid(column=0,row=8,sticky=W)</text:p>
          </table:table-cell>
          <table:table-cell table:formula="oooc:=CONCATENATE(&quot;        Label(eval_frame, textvariable=self.white.&quot;;[.$B8];&quot;,anchor=E,bg=^#fff^).grid(column=1,row=&quot;;[.$A8];&quot;,sticky=E)&quot;)" office:value-type="string" office:string-value="        Label(eval_frame, textvariable=self.white.freedom,anchor=E,bg=^#fff^).grid(column=1,row=8,sticky=E)">
            <text:p><text:s text:c="8"/>Label(eval_frame, textvariable=self.white.freedom,anchor=E,bg=^#fff^).grid(column=1,row=8,sticky=E)</text:p>
          </table:table-cell>
          <table:table-cell table:formula="oooc:=CONCATENATE(&quot;        Label(eval_frame, textvariable=self.black.&quot;;[.$B8];&quot;,anchor=E,bg=^#eee^).grid(column=2,row=&quot;;[.$A8];&quot;,sticky=E)&quot;)" office:value-type="string" office:string-value="        Label(eval_frame, textvariable=self.black.freedom,anchor=E,bg=^#eee^).grid(column=2,row=8,sticky=E)">
            <text:p><text:s text:c="8"/>Label(eval_frame, textvariable=self.black.freedom,anchor=E,bg=^#eee^).grid(column=2,row=8,sticky=E)</text:p>
          </table:table-cell>
          <table:table-cell table:formula="oooc:=CONCATENATE(&quot;        Label(eval_frame, textvariable=self.diff.&quot;;[.$B8];&quot;,anchor=E,bg=^#fff^).grid(column=3,row=&quot;;[.$A8];&quot;,sticky=E)&quot;)" office:value-type="string" office:string-value="        Label(eval_frame, textvariable=self.diff.freedom,anchor=E,bg=^#fff^).grid(column=3,row=8,sticky=E)">
            <text:p><text:s text:c="8"/>Label(eval_frame, textvariable=self.diff.freedom,anchor=E,bg=^#fff^).grid(column=3,row=8,sticky=E)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ze_penalty</text:p>
          </table:table-cell>
          <table:table-cell table:formula="oooc:=CONCATENATE(&quot;self.&quot;;[.B9];&quot;=StringVar()&quot;)" office:value-type="string" office:string-value="self.maze_penalty=StringVar()">
            <text:p>self.maze_penalty=StringVar()</text:p>
          </table:table-cell>
          <table:table-cell/>
          <table:table-cell table:formula="oooc:=CONCATENATE(&quot;        Label(eval_frame, text=^&quot;;[.B9];&quot;^,anchor=W).grid(column=0,row=&quot;;[.A9];&quot;,sticky=W)&quot;)" office:value-type="string" office:string-value="        Label(eval_frame, text=^maze_penalty^,anchor=W).grid(column=0,row=9,sticky=W)">
            <text:p><text:s text:c="8"/>Label(eval_frame, text=^maze_penalty^,anchor=W).grid(column=0,row=9,sticky=W)</text:p>
          </table:table-cell>
          <table:table-cell table:formula="oooc:=CONCATENATE(&quot;        Label(eval_frame, textvariable=self.white.&quot;;[.$B9];&quot;,anchor=E,bg=^#fff^).grid(column=1,row=&quot;;[.$A9];&quot;,sticky=E)&quot;)" office:value-type="string" office:string-value="        Label(eval_frame, textvariable=self.white.maze_penalty,anchor=E,bg=^#fff^).grid(column=1,row=9,sticky=E)">
            <text:p><text:s text:c="8"/>Label(eval_frame, textvariable=self.white.maze_penalty,anchor=E,bg=^#fff^).grid(column=1,row=9,sticky=E)</text:p>
          </table:table-cell>
          <table:table-cell table:formula="oooc:=CONCATENATE(&quot;        Label(eval_frame, textvariable=self.black.&quot;;[.$B9];&quot;,anchor=E,bg=^#eee^).grid(column=2,row=&quot;;[.$A9];&quot;,sticky=E)&quot;)" office:value-type="string" office:string-value="        Label(eval_frame, textvariable=self.black.maze_penalty,anchor=E,bg=^#eee^).grid(column=2,row=9,sticky=E)">
            <text:p><text:s text:c="8"/>Label(eval_frame, textvariable=self.black.maze_penalty,anchor=E,bg=^#eee^).grid(column=2,row=9,sticky=E)</text:p>
          </table:table-cell>
          <table:table-cell table:formula="oooc:=CONCATENATE(&quot;        Label(eval_frame, textvariable=self.diff.&quot;;[.$B9];&quot;,anchor=E,bg=^#fff^).grid(column=3,row=&quot;;[.$A9];&quot;,sticky=E)&quot;)" office:value-type="string" office:string-value="        Label(eval_frame, textvariable=self.diff.maze_penalty,anchor=E,bg=^#fff^).grid(column=3,row=9,sticky=E)">
            <text:p><text:s text:c="8"/>Label(eval_frame, textvariable=self.diff.maze_penalty,anchor=E,bg=^#fff^).grid(column=3,row=9,sticky=E)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n_locked</text:p>
          </table:table-cell>
          <table:table-cell table:formula="oooc:=CONCATENATE(&quot;self.&quot;;[.B10];&quot;=StringVar()&quot;)" office:value-type="string" office:string-value="self.man_locked=StringVar()">
            <text:p>self.man_locked=StringVar()</text:p>
          </table:table-cell>
          <table:table-cell/>
          <table:table-cell table:formula="oooc:=CONCATENATE(&quot;        Label(eval_frame, text=^&quot;;[.B10];&quot;^,anchor=W).grid(column=0,row=&quot;;[.A10];&quot;,sticky=W)&quot;)" office:value-type="string" office:string-value="        Label(eval_frame, text=^man_locked^,anchor=W).grid(column=0,row=10,sticky=W)">
            <text:p><text:s text:c="8"/>Label(eval_frame, text=^man_locked^,anchor=W).grid(column=0,row=10,sticky=W)</text:p>
          </table:table-cell>
          <table:table-cell table:formula="oooc:=CONCATENATE(&quot;        Label(eval_frame, textvariable=self.white.&quot;;[.$B10];&quot;,anchor=E,bg=^#fff^).grid(column=1,row=&quot;;[.$A10];&quot;,sticky=E)&quot;)" office:value-type="string" office:string-value="        Label(eval_frame, textvariable=self.white.man_locked,anchor=E,bg=^#fff^).grid(column=1,row=10,sticky=E)">
            <text:p><text:s text:c="8"/>Label(eval_frame, textvariable=self.white.man_locked,anchor=E,bg=^#fff^).grid(column=1,row=10,sticky=E)</text:p>
          </table:table-cell>
          <table:table-cell table:formula="oooc:=CONCATENATE(&quot;        Label(eval_frame, textvariable=self.black.&quot;;[.$B10];&quot;,anchor=E,bg=^#eee^).grid(column=2,row=&quot;;[.$A10];&quot;,sticky=E)&quot;)" office:value-type="string" office:string-value="        Label(eval_frame, textvariable=self.black.man_locked,anchor=E,bg=^#eee^).grid(column=2,row=10,sticky=E)">
            <text:p><text:s text:c="8"/>Label(eval_frame, textvariable=self.black.man_locked,anchor=E,bg=^#eee^).grid(column=2,row=10,sticky=E)</text:p>
          </table:table-cell>
          <table:table-cell table:formula="oooc:=CONCATENATE(&quot;        Label(eval_frame, textvariable=self.diff.&quot;;[.$B10];&quot;,anchor=E,bg=^#fff^).grid(column=3,row=&quot;;[.$A10];&quot;,sticky=E)&quot;)" office:value-type="string" office:string-value="        Label(eval_frame, textvariable=self.diff.man_locked,anchor=E,bg=^#fff^).grid(column=3,row=10,sticky=E)">
            <text:p><text:s text:c="8"/>Label(eval_frame, textvariable=self.diff.man_locked,anchor=E,bg=^#fff^).grid(column=3,row=10,sticky=E)</text:p>
          </table:table-cell>
          <table:table-cell table:number-columns-repeated="24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void_4641</text:p>
          </table:table-cell>
          <table:table-cell table:formula="oooc:=CONCATENATE(&quot;self.&quot;;[.B11];&quot;=StringVar()&quot;)" office:value-type="string" office:string-value="self.avoid_4641=StringVar()">
            <text:p>self.avoid_4641=StringVar()</text:p>
          </table:table-cell>
          <table:table-cell/>
          <table:table-cell table:formula="oooc:=CONCATENATE(&quot;        Label(eval_frame, text=^&quot;;[.B11];&quot;^,anchor=W).grid(column=0,row=&quot;;[.A11];&quot;,sticky=W)&quot;)" office:value-type="string" office:string-value="        Label(eval_frame, text=^avoid_4641^,anchor=W).grid(column=0,row=11,sticky=W)">
            <text:p><text:s text:c="8"/>Label(eval_frame, text=^avoid_4641^,anchor=W).grid(column=0,row=11,sticky=W)</text:p>
          </table:table-cell>
          <table:table-cell table:formula="oooc:=CONCATENATE(&quot;        Label(eval_frame, textvariable=self.white.&quot;;[.$B11];&quot;,anchor=E,bg=^#fff^).grid(column=1,row=&quot;;[.$A11];&quot;,sticky=E)&quot;)" office:value-type="string" office:string-value="        Label(eval_frame, textvariable=self.white.avoid_4641,anchor=E,bg=^#fff^).grid(column=1,row=11,sticky=E)">
            <text:p><text:s text:c="8"/>Label(eval_frame, textvariable=self.white.avoid_4641,anchor=E,bg=^#fff^).grid(column=1,row=11,sticky=E)</text:p>
          </table:table-cell>
          <table:table-cell table:formula="oooc:=CONCATENATE(&quot;        Label(eval_frame, textvariable=self.black.&quot;;[.$B11];&quot;,anchor=E,bg=^#eee^).grid(column=2,row=&quot;;[.$A11];&quot;,sticky=E)&quot;)" office:value-type="string" office:string-value="        Label(eval_frame, textvariable=self.black.avoid_4641,anchor=E,bg=^#eee^).grid(column=2,row=11,sticky=E)">
            <text:p><text:s text:c="8"/>Label(eval_frame, textvariable=self.black.avoid_4641,anchor=E,bg=^#eee^).grid(column=2,row=11,sticky=E)</text:p>
          </table:table-cell>
          <table:table-cell table:formula="oooc:=CONCATENATE(&quot;        Label(eval_frame, textvariable=self.diff.&quot;;[.$B11];&quot;,anchor=E,bg=^#fff^).grid(column=3,row=&quot;;[.$A11];&quot;,sticky=E)&quot;)" office:value-type="string" office:string-value="        Label(eval_frame, textvariable=self.diff.avoid_4641,anchor=E,bg=^#fff^).grid(column=3,row=11,sticky=E)">
            <text:p><text:s text:c="8"/>Label(eval_frame, textvariable=self.diff.avoid_4641,anchor=E,bg=^#fff^).grid(column=3,row=11,sticky=E)</text:p>
          </table:table-cell>
          <table:table-cell table:number-columns-repeated="24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void_2324</text:p>
          </table:table-cell>
          <table:table-cell table:formula="oooc:=CONCATENATE(&quot;self.&quot;;[.B12];&quot;=StringVar()&quot;)" office:value-type="string" office:string-value="self.avoid_2324=StringVar()">
            <text:p>self.avoid_2324=StringVar()</text:p>
          </table:table-cell>
          <table:table-cell/>
          <table:table-cell table:formula="oooc:=CONCATENATE(&quot;        Label(eval_frame, text=^&quot;;[.B12];&quot;^,anchor=W).grid(column=0,row=&quot;;[.A12];&quot;,sticky=W)&quot;)" office:value-type="string" office:string-value="        Label(eval_frame, text=^avoid_2324^,anchor=W).grid(column=0,row=12,sticky=W)">
            <text:p><text:s text:c="8"/>Label(eval_frame, text=^avoid_2324^,anchor=W).grid(column=0,row=12,sticky=W)</text:p>
          </table:table-cell>
          <table:table-cell table:formula="oooc:=CONCATENATE(&quot;        Label(eval_frame, textvariable=self.white.&quot;;[.$B12];&quot;,anchor=E,bg=^#fff^).grid(column=1,row=&quot;;[.$A12];&quot;,sticky=E)&quot;)" office:value-type="string" office:string-value="        Label(eval_frame, textvariable=self.white.avoid_2324,anchor=E,bg=^#fff^).grid(column=1,row=12,sticky=E)">
            <text:p><text:s text:c="8"/>Label(eval_frame, textvariable=self.white.avoid_2324,anchor=E,bg=^#fff^).grid(column=1,row=12,sticky=E)</text:p>
          </table:table-cell>
          <table:table-cell table:formula="oooc:=CONCATENATE(&quot;        Label(eval_frame, textvariable=self.black.&quot;;[.$B12];&quot;,anchor=E,bg=^#eee^).grid(column=2,row=&quot;;[.$A12];&quot;,sticky=E)&quot;)" office:value-type="string" office:string-value="        Label(eval_frame, textvariable=self.black.avoid_2324,anchor=E,bg=^#eee^).grid(column=2,row=12,sticky=E)">
            <text:p><text:s text:c="8"/>Label(eval_frame, textvariable=self.black.avoid_2324,anchor=E,bg=^#eee^).grid(column=2,row=12,sticky=E)</text:p>
          </table:table-cell>
          <table:table-cell table:formula="oooc:=CONCATENATE(&quot;        Label(eval_frame, textvariable=self.diff.&quot;;[.$B12];&quot;,anchor=E,bg=^#fff^).grid(column=3,row=&quot;;[.$A12];&quot;,sticky=E)&quot;)" office:value-type="string" office:string-value="        Label(eval_frame, textvariable=self.diff.avoid_2324,anchor=E,bg=^#fff^).grid(column=3,row=12,sticky=E)">
            <text:p><text:s text:c="8"/>Label(eval_frame, textvariable=self.diff.avoid_2324,anchor=E,bg=^#fff^).grid(column=3,row=12,sticky=E)</text:p>
          </table:table-cell>
          <table:table-cell table:number-columns-repeated="24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void_2335</text:p>
          </table:table-cell>
          <table:table-cell table:formula="oooc:=CONCATENATE(&quot;self.&quot;;[.B13];&quot;=StringVar()&quot;)" office:value-type="string" office:string-value="self.avoid_2335=StringVar()">
            <text:p>self.avoid_2335=StringVar()</text:p>
          </table:table-cell>
          <table:table-cell/>
          <table:table-cell table:formula="oooc:=CONCATENATE(&quot;        Label(eval_frame, text=^&quot;;[.B13];&quot;^,anchor=W).grid(column=0,row=&quot;;[.A13];&quot;,sticky=W)&quot;)" office:value-type="string" office:string-value="        Label(eval_frame, text=^avoid_2335^,anchor=W).grid(column=0,row=13,sticky=W)">
            <text:p><text:s text:c="8"/>Label(eval_frame, text=^avoid_2335^,anchor=W).grid(column=0,row=13,sticky=W)</text:p>
          </table:table-cell>
          <table:table-cell table:formula="oooc:=CONCATENATE(&quot;        Label(eval_frame, textvariable=self.white.&quot;;[.$B13];&quot;,anchor=E,bg=^#fff^).grid(column=1,row=&quot;;[.$A13];&quot;,sticky=E)&quot;)" office:value-type="string" office:string-value="        Label(eval_frame, textvariable=self.white.avoid_2335,anchor=E,bg=^#fff^).grid(column=1,row=13,sticky=E)">
            <text:p><text:s text:c="8"/>Label(eval_frame, textvariable=self.white.avoid_2335,anchor=E,bg=^#fff^).grid(column=1,row=13,sticky=E)</text:p>
          </table:table-cell>
          <table:table-cell table:formula="oooc:=CONCATENATE(&quot;        Label(eval_frame, textvariable=self.black.&quot;;[.$B13];&quot;,anchor=E,bg=^#eee^).grid(column=2,row=&quot;;[.$A13];&quot;,sticky=E)&quot;)" office:value-type="string" office:string-value="        Label(eval_frame, textvariable=self.black.avoid_2335,anchor=E,bg=^#eee^).grid(column=2,row=13,sticky=E)">
            <text:p><text:s text:c="8"/>Label(eval_frame, textvariable=self.black.avoid_2335,anchor=E,bg=^#eee^).grid(column=2,row=13,sticky=E)</text:p>
          </table:table-cell>
          <table:table-cell table:formula="oooc:=CONCATENATE(&quot;        Label(eval_frame, textvariable=self.diff.&quot;;[.$B13];&quot;,anchor=E,bg=^#fff^).grid(column=3,row=&quot;;[.$A13];&quot;,sticky=E)&quot;)" office:value-type="string" office:string-value="        Label(eval_frame, textvariable=self.diff.avoid_2335,anchor=E,bg=^#fff^).grid(column=3,row=13,sticky=E)">
            <text:p><text:s text:c="8"/>Label(eval_frame, textvariable=self.diff.avoid_2335,anchor=E,bg=^#fff^).grid(column=3,row=13,sticky=E)</text:p>
          </table:table-cell>
          <table:table-cell table:number-columns-repeated="24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g_2_8_13</text:p>
          </table:table-cell>
          <table:table-cell table:formula="oooc:=CONCATENATE(&quot;self.&quot;;[.B14];&quot;=StringVar()&quot;)" office:value-type="string" office:string-value="self.leg_2_8_13=StringVar()">
            <text:p>self.leg_2_8_13=StringVar()</text:p>
          </table:table-cell>
          <table:table-cell/>
          <table:table-cell table:formula="oooc:=CONCATENATE(&quot;        Label(eval_frame, text=^&quot;;[.B14];&quot;^,anchor=W).grid(column=0,row=&quot;;[.A14];&quot;,sticky=W)&quot;)" office:value-type="string" office:string-value="        Label(eval_frame, text=^leg_2_8_13^,anchor=W).grid(column=0,row=14,sticky=W)">
            <text:p><text:s text:c="8"/>Label(eval_frame, text=^leg_2_8_13^,anchor=W).grid(column=0,row=14,sticky=W)</text:p>
          </table:table-cell>
          <table:table-cell table:formula="oooc:=CONCATENATE(&quot;        Label(eval_frame, textvariable=self.white.&quot;;[.$B14];&quot;,anchor=E,bg=^#fff^).grid(column=1,row=&quot;;[.$A14];&quot;,sticky=E)&quot;)" office:value-type="string" office:string-value="        Label(eval_frame, textvariable=self.white.leg_2_8_13,anchor=E,bg=^#fff^).grid(column=1,row=14,sticky=E)">
            <text:p><text:s text:c="8"/>Label(eval_frame, textvariable=self.white.leg_2_8_13,anchor=E,bg=^#fff^).grid(column=1,row=14,sticky=E)</text:p>
          </table:table-cell>
          <table:table-cell table:formula="oooc:=CONCATENATE(&quot;        Label(eval_frame, textvariable=self.black.&quot;;[.$B14];&quot;,anchor=E,bg=^#eee^).grid(column=2,row=&quot;;[.$A14];&quot;,sticky=E)&quot;)" office:value-type="string" office:string-value="        Label(eval_frame, textvariable=self.black.leg_2_8_13,anchor=E,bg=^#eee^).grid(column=2,row=14,sticky=E)">
            <text:p><text:s text:c="8"/>Label(eval_frame, textvariable=self.black.leg_2_8_13,anchor=E,bg=^#eee^).grid(column=2,row=14,sticky=E)</text:p>
          </table:table-cell>
          <table:table-cell table:formula="oooc:=CONCATENATE(&quot;        Label(eval_frame, textvariable=self.diff.&quot;;[.$B14];&quot;,anchor=E,bg=^#fff^).grid(column=3,row=&quot;;[.$A14];&quot;,sticky=E)&quot;)" office:value-type="string" office:string-value="        Label(eval_frame, textvariable=self.diff.leg_2_8_13,anchor=E,bg=^#fff^).grid(column=3,row=14,sticky=E)">
            <text:p><text:s text:c="8"/>Label(eval_frame, textvariable=self.diff.leg_2_8_13,anchor=E,bg=^#fff^).grid(column=3,row=14,sticky=E)</text:p>
          </table:table-cell>
          <table:table-cell table:number-columns-repeated="24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ri_253035</text:p>
          </table:table-cell>
          <table:table-cell table:formula="oooc:=CONCATENATE(&quot;self.&quot;;[.B15];&quot;=StringVar()&quot;)" office:value-type="string" office:string-value="self.tri_253035=StringVar()">
            <text:p>self.tri_253035=StringVar()</text:p>
          </table:table-cell>
          <table:table-cell/>
          <table:table-cell table:formula="oooc:=CONCATENATE(&quot;        Label(eval_frame, text=^&quot;;[.B15];&quot;^,anchor=W).grid(column=0,row=&quot;;[.A15];&quot;,sticky=W)&quot;)" office:value-type="string" office:string-value="        Label(eval_frame, text=^tri_253035^,anchor=W).grid(column=0,row=15,sticky=W)">
            <text:p><text:s text:c="8"/>Label(eval_frame, text=^tri_253035^,anchor=W).grid(column=0,row=15,sticky=W)</text:p>
          </table:table-cell>
          <table:table-cell table:formula="oooc:=CONCATENATE(&quot;        Label(eval_frame, textvariable=self.white.&quot;;[.$B15];&quot;,anchor=E,bg=^#fff^).grid(column=1,row=&quot;;[.$A15];&quot;,sticky=E)&quot;)" office:value-type="string" office:string-value="        Label(eval_frame, textvariable=self.white.tri_253035,anchor=E,bg=^#fff^).grid(column=1,row=15,sticky=E)">
            <text:p><text:s text:c="8"/>Label(eval_frame, textvariable=self.white.tri_253035,anchor=E,bg=^#fff^).grid(column=1,row=15,sticky=E)</text:p>
          </table:table-cell>
          <table:table-cell table:formula="oooc:=CONCATENATE(&quot;        Label(eval_frame, textvariable=self.black.&quot;;[.$B15];&quot;,anchor=E,bg=^#eee^).grid(column=2,row=&quot;;[.$A15];&quot;,sticky=E)&quot;)" office:value-type="string" office:string-value="        Label(eval_frame, textvariable=self.black.tri_253035,anchor=E,bg=^#eee^).grid(column=2,row=15,sticky=E)">
            <text:p><text:s text:c="8"/>Label(eval_frame, textvariable=self.black.tri_253035,anchor=E,bg=^#eee^).grid(column=2,row=15,sticky=E)</text:p>
          </table:table-cell>
          <table:table-cell table:formula="oooc:=CONCATENATE(&quot;        Label(eval_frame, textvariable=self.diff.&quot;;[.$B15];&quot;,anchor=E,bg=^#fff^).grid(column=3,row=&quot;;[.$A15];&quot;,sticky=E)&quot;)" office:value-type="string" office:string-value="        Label(eval_frame, textvariable=self.diff.tri_253035,anchor=E,bg=^#fff^).grid(column=3,row=15,sticky=E)">
            <text:p><text:s text:c="8"/>Label(eval_frame, textvariable=self.diff.tri_253035,anchor=E,bg=^#fff^).grid(column=3,row=15,sticky=E)</text:p>
          </table:table-cell>
          <table:table-cell table:number-columns-repeated="24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lassiek</text:p>
          </table:table-cell>
          <table:table-cell table:formula="oooc:=CONCATENATE(&quot;self.&quot;;[.B16];&quot;=StringVar()&quot;)" office:value-type="string" office:string-value="self.klassiek=StringVar()">
            <text:p>self.klassiek=StringVar()</text:p>
          </table:table-cell>
          <table:table-cell/>
          <table:table-cell table:formula="oooc:=CONCATENATE(&quot;        Label(eval_frame, text=^&quot;;[.B16];&quot;^,anchor=W).grid(column=0,row=&quot;;[.A16];&quot;,sticky=W)&quot;)" office:value-type="string" office:string-value="        Label(eval_frame, text=^klassiek^,anchor=W).grid(column=0,row=16,sticky=W)">
            <text:p><text:s text:c="8"/>Label(eval_frame, text=^klassiek^,anchor=W).grid(column=0,row=16,sticky=W)</text:p>
          </table:table-cell>
          <table:table-cell table:formula="oooc:=CONCATENATE(&quot;        Label(eval_frame, textvariable=self.white.&quot;;[.$B16];&quot;,anchor=E,bg=^#fff^).grid(column=1,row=&quot;;[.$A16];&quot;,sticky=E)&quot;)" office:value-type="string" office:string-value="        Label(eval_frame, textvariable=self.white.klassiek,anchor=E,bg=^#fff^).grid(column=1,row=16,sticky=E)">
            <text:p><text:s text:c="8"/>Label(eval_frame, textvariable=self.white.klassiek,anchor=E,bg=^#fff^).grid(column=1,row=16,sticky=E)</text:p>
          </table:table-cell>
          <table:table-cell table:formula="oooc:=CONCATENATE(&quot;        Label(eval_frame, textvariable=self.black.&quot;;[.$B16];&quot;,anchor=E,bg=^#eee^).grid(column=2,row=&quot;;[.$A16];&quot;,sticky=E)&quot;)" office:value-type="string" office:string-value="        Label(eval_frame, textvariable=self.black.klassiek,anchor=E,bg=^#eee^).grid(column=2,row=16,sticky=E)">
            <text:p><text:s text:c="8"/>Label(eval_frame, textvariable=self.black.klassiek,anchor=E,bg=^#eee^).grid(column=2,row=16,sticky=E)</text:p>
          </table:table-cell>
          <table:table-cell table:formula="oooc:=CONCATENATE(&quot;        Label(eval_frame, textvariable=self.diff.&quot;;[.$B16];&quot;,anchor=E,bg=^#fff^).grid(column=3,row=&quot;;[.$A16];&quot;,sticky=E)&quot;)" office:value-type="string" office:string-value="        Label(eval_frame, textvariable=self.diff.klassiek,anchor=E,bg=^#fff^).grid(column=3,row=16,sticky=E)">
            <text:p><text:s text:c="8"/>Label(eval_frame, textvariable=self.diff.klassiek,anchor=E,bg=^#fff^).grid(column=3,row=16,sticky=E)</text:p>
          </table:table-cell>
          <table:table-cell table:number-columns-repeated="24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etting_stelling</text:p>
          </table:table-cell>
          <table:table-cell table:formula="oooc:=CONCATENATE(&quot;self.&quot;;[.B17];&quot;=StringVar()&quot;)" office:value-type="string" office:string-value="self.ketting_stelling=StringVar()">
            <text:p>self.ketting_stelling=StringVar()</text:p>
          </table:table-cell>
          <table:table-cell/>
          <table:table-cell table:formula="oooc:=CONCATENATE(&quot;        Label(eval_frame, text=^&quot;;[.B17];&quot;^,anchor=W).grid(column=0,row=&quot;;[.A17];&quot;,sticky=W)&quot;)" office:value-type="string" office:string-value="        Label(eval_frame, text=^ketting_stelling^,anchor=W).grid(column=0,row=17,sticky=W)">
            <text:p><text:s text:c="8"/>Label(eval_frame, text=^ketting_stelling^,anchor=W).grid(column=0,row=17,sticky=W)</text:p>
          </table:table-cell>
          <table:table-cell table:formula="oooc:=CONCATENATE(&quot;        Label(eval_frame, textvariable=self.white.&quot;;[.$B17];&quot;,anchor=E,bg=^#fff^).grid(column=1,row=&quot;;[.$A17];&quot;,sticky=E)&quot;)" office:value-type="string" office:string-value="        Label(eval_frame, textvariable=self.white.ketting_stelling,anchor=E,bg=^#fff^).grid(column=1,row=17,sticky=E)">
            <text:p><text:s text:c="8"/>Label(eval_frame, textvariable=self.white.ketting_stelling,anchor=E,bg=^#fff^).grid(column=1,row=17,sticky=E)</text:p>
          </table:table-cell>
          <table:table-cell table:formula="oooc:=CONCATENATE(&quot;        Label(eval_frame, textvariable=self.black.&quot;;[.$B17];&quot;,anchor=E,bg=^#eee^).grid(column=2,row=&quot;;[.$A17];&quot;,sticky=E)&quot;)" office:value-type="string" office:string-value="        Label(eval_frame, textvariable=self.black.ketting_stelling,anchor=E,bg=^#eee^).grid(column=2,row=17,sticky=E)">
            <text:p><text:s text:c="8"/>Label(eval_frame, textvariable=self.black.ketting_stelling,anchor=E,bg=^#eee^).grid(column=2,row=17,sticky=E)</text:p>
          </table:table-cell>
          <table:table-cell table:formula="oooc:=CONCATENATE(&quot;        Label(eval_frame, textvariable=self.diff.&quot;;[.$B17];&quot;,anchor=E,bg=^#fff^).grid(column=3,row=&quot;;[.$A17];&quot;,sticky=E)&quot;)" office:value-type="string" office:string-value="        Label(eval_frame, textvariable=self.diff.ketting_stelling,anchor=E,bg=^#fff^).grid(column=3,row=17,sticky=E)">
            <text:p><text:s text:c="8"/>Label(eval_frame, textvariable=self.diff.ketting_stelling,anchor=E,bg=^#fff^).grid(column=3,row=17,sticky=E)</text:p>
          </table:table-cell>
          <table:table-cell table:number-columns-repeated="24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alve_hek</text:p>
          </table:table-cell>
          <table:table-cell table:formula="oooc:=CONCATENATE(&quot;self.&quot;;[.B18];&quot;=StringVar()&quot;)" office:value-type="string" office:string-value="self.halve_hek=StringVar()">
            <text:p>self.halve_hek=StringVar()</text:p>
          </table:table-cell>
          <table:table-cell/>
          <table:table-cell table:formula="oooc:=CONCATENATE(&quot;        Label(eval_frame, text=^&quot;;[.B18];&quot;^,anchor=W).grid(column=0,row=&quot;;[.A18];&quot;,sticky=W)&quot;)" office:value-type="string" office:string-value="        Label(eval_frame, text=^halve_hek^,anchor=W).grid(column=0,row=18,sticky=W)">
            <text:p><text:s text:c="8"/>Label(eval_frame, text=^halve_hek^,anchor=W).grid(column=0,row=18,sticky=W)</text:p>
          </table:table-cell>
          <table:table-cell table:formula="oooc:=CONCATENATE(&quot;        Label(eval_frame, textvariable=self.white.&quot;;[.$B18];&quot;,anchor=E,bg=^#fff^).grid(column=1,row=&quot;;[.$A18];&quot;,sticky=E)&quot;)" office:value-type="string" office:string-value="        Label(eval_frame, textvariable=self.white.halve_hek,anchor=E,bg=^#fff^).grid(column=1,row=18,sticky=E)">
            <text:p><text:s text:c="8"/>Label(eval_frame, textvariable=self.white.halve_hek,anchor=E,bg=^#fff^).grid(column=1,row=18,sticky=E)</text:p>
          </table:table-cell>
          <table:table-cell table:formula="oooc:=CONCATENATE(&quot;        Label(eval_frame, textvariable=self.black.&quot;;[.$B18];&quot;,anchor=E,bg=^#eee^).grid(column=2,row=&quot;;[.$A18];&quot;,sticky=E)&quot;)" office:value-type="string" office:string-value="        Label(eval_frame, textvariable=self.black.halve_hek,anchor=E,bg=^#eee^).grid(column=2,row=18,sticky=E)">
            <text:p><text:s text:c="8"/>Label(eval_frame, textvariable=self.black.halve_hek,anchor=E,bg=^#eee^).grid(column=2,row=18,sticky=E)</text:p>
          </table:table-cell>
          <table:table-cell table:formula="oooc:=CONCATENATE(&quot;        Label(eval_frame, textvariable=self.diff.&quot;;[.$B18];&quot;,anchor=E,bg=^#fff^).grid(column=3,row=&quot;;[.$A18];&quot;,sticky=E)&quot;)" office:value-type="string" office:string-value="        Label(eval_frame, textvariable=self.diff.halve_hek,anchor=E,bg=^#fff^).grid(column=3,row=18,sticky=E)">
            <text:p><text:s text:c="8"/>Label(eval_frame, textvariable=self.diff.halve_hek,anchor=E,bg=^#fff^).grid(column=3,row=18,sticky=E)</text:p>
          </table:table-cell>
          <table:table-cell table:number-columns-repeated="24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ctive_15</text:p>
          </table:table-cell>
          <table:table-cell table:formula="oooc:=CONCATENATE(&quot;self.&quot;;[.B19];&quot;=StringVar()&quot;)" office:value-type="string" office:string-value="self.active_15=StringVar()">
            <text:p>self.active_15=StringVar()</text:p>
          </table:table-cell>
          <table:table-cell/>
          <table:table-cell table:formula="oooc:=CONCATENATE(&quot;        Label(eval_frame, text=^&quot;;[.B19];&quot;^,anchor=W).grid(column=0,row=&quot;;[.A19];&quot;,sticky=W)&quot;)" office:value-type="string" office:string-value="        Label(eval_frame, text=^active_15^,anchor=W).grid(column=0,row=19,sticky=W)">
            <text:p><text:s text:c="8"/>Label(eval_frame, text=^active_15^,anchor=W).grid(column=0,row=19,sticky=W)</text:p>
          </table:table-cell>
          <table:table-cell table:formula="oooc:=CONCATENATE(&quot;        Label(eval_frame, textvariable=self.white.&quot;;[.$B19];&quot;,anchor=E,bg=^#fff^).grid(column=1,row=&quot;;[.$A19];&quot;,sticky=E)&quot;)" office:value-type="string" office:string-value="        Label(eval_frame, textvariable=self.white.active_15,anchor=E,bg=^#fff^).grid(column=1,row=19,sticky=E)">
            <text:p><text:s text:c="8"/>Label(eval_frame, textvariable=self.white.active_15,anchor=E,bg=^#fff^).grid(column=1,row=19,sticky=E)</text:p>
          </table:table-cell>
          <table:table-cell table:formula="oooc:=CONCATENATE(&quot;        Label(eval_frame, textvariable=self.black.&quot;;[.$B19];&quot;,anchor=E,bg=^#eee^).grid(column=2,row=&quot;;[.$A19];&quot;,sticky=E)&quot;)" office:value-type="string" office:string-value="        Label(eval_frame, textvariable=self.black.active_15,anchor=E,bg=^#eee^).grid(column=2,row=19,sticky=E)">
            <text:p><text:s text:c="8"/>Label(eval_frame, textvariable=self.black.active_15,anchor=E,bg=^#eee^).grid(column=2,row=19,sticky=E)</text:p>
          </table:table-cell>
          <table:table-cell table:formula="oooc:=CONCATENATE(&quot;        Label(eval_frame, textvariable=self.diff.&quot;;[.$B19];&quot;,anchor=E,bg=^#fff^).grid(column=3,row=&quot;;[.$A19];&quot;,sticky=E)&quot;)" office:value-type="string" office:string-value="        Label(eval_frame, textvariable=self.diff.active_15,anchor=E,bg=^#fff^).grid(column=3,row=19,sticky=E)">
            <text:p><text:s text:c="8"/>Label(eval_frame, textvariable=self.diff.active_15,anchor=E,bg=^#fff^).grid(column=3,row=19,sticky=E)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lechte_binding</text:p>
          </table:table-cell>
          <table:table-cell table:formula="oooc:=CONCATENATE(&quot;self.&quot;;[.B20];&quot;=StringVar()&quot;)" office:value-type="string" office:string-value="self.slechte_binding=StringVar()">
            <text:p>self.slechte_binding=StringVar()</text:p>
          </table:table-cell>
          <table:table-cell/>
          <table:table-cell table:formula="oooc:=CONCATENATE(&quot;        Label(eval_frame, text=^&quot;;[.B20];&quot;^,anchor=W).grid(column=0,row=&quot;;[.A20];&quot;,sticky=W)&quot;)" office:value-type="string" office:string-value="        Label(eval_frame, text=^slechte_binding^,anchor=W).grid(column=0,row=20,sticky=W)">
            <text:p><text:s text:c="8"/>Label(eval_frame, text=^slechte_binding^,anchor=W).grid(column=0,row=20,sticky=W)</text:p>
          </table:table-cell>
          <table:table-cell table:formula="oooc:=CONCATENATE(&quot;        Label(eval_frame, textvariable=self.white.&quot;;[.$B20];&quot;,anchor=E,bg=^#fff^).grid(column=1,row=&quot;;[.$A20];&quot;,sticky=E)&quot;)" office:value-type="string" office:string-value="        Label(eval_frame, textvariable=self.white.slechte_binding,anchor=E,bg=^#fff^).grid(column=1,row=20,sticky=E)">
            <text:p><text:s text:c="8"/>Label(eval_frame, textvariable=self.white.slechte_binding,anchor=E,bg=^#fff^).grid(column=1,row=20,sticky=E)</text:p>
          </table:table-cell>
          <table:table-cell table:formula="oooc:=CONCATENATE(&quot;        Label(eval_frame, textvariable=self.black.&quot;;[.$B20];&quot;,anchor=E,bg=^#eee^).grid(column=2,row=&quot;;[.$A20];&quot;,sticky=E)&quot;)" office:value-type="string" office:string-value="        Label(eval_frame, textvariable=self.black.slechte_binding,anchor=E,bg=^#eee^).grid(column=2,row=20,sticky=E)">
            <text:p><text:s text:c="8"/>Label(eval_frame, textvariable=self.black.slechte_binding,anchor=E,bg=^#eee^).grid(column=2,row=20,sticky=E)</text:p>
          </table:table-cell>
          <table:table-cell table:formula="oooc:=CONCATENATE(&quot;        Label(eval_frame, textvariable=self.diff.&quot;;[.$B20];&quot;,anchor=E,bg=^#fff^).grid(column=3,row=&quot;;[.$A20];&quot;,sticky=E)&quot;)" office:value-type="string" office:string-value="        Label(eval_frame, textvariable=self.diff.slechte_binding,anchor=E,bg=^#fff^).grid(column=3,row=20,sticky=E)">
            <text:p><text:s text:c="8"/>Label(eval_frame, textvariable=self.diff.slechte_binding,anchor=E,bg=^#fff^).grid(column=3,row=20,sticky=E)</text:p>
          </table:table-cell>
          <table:table-cell table:number-columns-repeated="24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ee_path</text:p>
          </table:table-cell>
          <table:table-cell table:formula="oooc:=CONCATENATE(&quot;self.&quot;;[.B21];&quot;=StringVar()&quot;)" office:value-type="string" office:string-value="self.free_path=StringVar()">
            <text:p>self.free_path=StringVar()</text:p>
          </table:table-cell>
          <table:table-cell/>
          <table:table-cell table:formula="oooc:=CONCATENATE(&quot;        Label(eval_frame, text=^&quot;;[.B21];&quot;^,anchor=W).grid(column=0,row=&quot;;[.A21];&quot;,sticky=W)&quot;)" office:value-type="string" office:string-value="        Label(eval_frame, text=^free_path^,anchor=W).grid(column=0,row=21,sticky=W)">
            <text:p><text:s text:c="8"/>Label(eval_frame, text=^free_path^,anchor=W).grid(column=0,row=21,sticky=W)</text:p>
          </table:table-cell>
          <table:table-cell table:formula="oooc:=CONCATENATE(&quot;        Label(eval_frame, textvariable=self.white.&quot;;[.$B21];&quot;,anchor=E,bg=^#fff^).grid(column=1,row=&quot;;[.$A21];&quot;,sticky=E)&quot;)" office:value-type="string" office:string-value="        Label(eval_frame, textvariable=self.white.free_path,anchor=E,bg=^#fff^).grid(column=1,row=21,sticky=E)">
            <text:p><text:s text:c="8"/>Label(eval_frame, textvariable=self.white.free_path,anchor=E,bg=^#fff^).grid(column=1,row=21,sticky=E)</text:p>
          </table:table-cell>
          <table:table-cell table:formula="oooc:=CONCATENATE(&quot;        Label(eval_frame, textvariable=self.black.&quot;;[.$B21];&quot;,anchor=E,bg=^#eee^).grid(column=2,row=&quot;;[.$A21];&quot;,sticky=E)&quot;)" office:value-type="string" office:string-value="        Label(eval_frame, textvariable=self.black.free_path,anchor=E,bg=^#eee^).grid(column=2,row=21,sticky=E)">
            <text:p><text:s text:c="8"/>Label(eval_frame, textvariable=self.black.free_path,anchor=E,bg=^#eee^).grid(column=2,row=21,sticky=E)</text:p>
          </table:table-cell>
          <table:table-cell table:formula="oooc:=CONCATENATE(&quot;        Label(eval_frame, textvariable=self.diff.&quot;;[.$B21];&quot;,anchor=E,bg=^#fff^).grid(column=3,row=&quot;;[.$A21];&quot;,sticky=E)&quot;)" office:value-type="string" office:string-value="        Label(eval_frame, textvariable=self.diff.free_path,anchor=E,bg=^#fff^).grid(column=3,row=21,sticky=E)">
            <text:p><text:s text:c="8"/>Label(eval_frame, textvariable=self.diff.free_path,anchor=E,bg=^#fff^).grid(column=3,row=21,sticky=E)</text:p>
          </table:table-cell>
          <table:table-cell table:number-columns-repeated="24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dge_35</text:p>
          </table:table-cell>
          <table:table-cell table:formula="oooc:=CONCATENATE(&quot;self.&quot;;[.B22];&quot;=StringVar()&quot;)" office:value-type="string" office:string-value="self.edge_35=StringVar()">
            <text:p>self.edge_35=StringVar()</text:p>
          </table:table-cell>
          <table:table-cell/>
          <table:table-cell table:formula="oooc:=CONCATENATE(&quot;        Label(eval_frame, text=^&quot;;[.B22];&quot;^,anchor=W).grid(column=0,row=&quot;;[.A22];&quot;,sticky=W)&quot;)" office:value-type="string" office:string-value="        Label(eval_frame, text=^edge_35^,anchor=W).grid(column=0,row=22,sticky=W)">
            <text:p><text:s text:c="8"/>Label(eval_frame, text=^edge_35^,anchor=W).grid(column=0,row=22,sticky=W)</text:p>
          </table:table-cell>
          <table:table-cell table:formula="oooc:=CONCATENATE(&quot;        Label(eval_frame, textvariable=self.white.&quot;;[.$B22];&quot;,anchor=E,bg=^#fff^).grid(column=1,row=&quot;;[.$A22];&quot;,sticky=E)&quot;)" office:value-type="string" office:string-value="        Label(eval_frame, textvariable=self.white.edge_35,anchor=E,bg=^#fff^).grid(column=1,row=22,sticky=E)">
            <text:p><text:s text:c="8"/>Label(eval_frame, textvariable=self.white.edge_35,anchor=E,bg=^#fff^).grid(column=1,row=22,sticky=E)</text:p>
          </table:table-cell>
          <table:table-cell table:formula="oooc:=CONCATENATE(&quot;        Label(eval_frame, textvariable=self.black.&quot;;[.$B22];&quot;,anchor=E,bg=^#eee^).grid(column=2,row=&quot;;[.$A22];&quot;,sticky=E)&quot;)" office:value-type="string" office:string-value="        Label(eval_frame, textvariable=self.black.edge_35,anchor=E,bg=^#eee^).grid(column=2,row=22,sticky=E)">
            <text:p><text:s text:c="8"/>Label(eval_frame, textvariable=self.black.edge_35,anchor=E,bg=^#eee^).grid(column=2,row=22,sticky=E)</text:p>
          </table:table-cell>
          <table:table-cell table:formula="oooc:=CONCATENATE(&quot;        Label(eval_frame, textvariable=self.diff.&quot;;[.$B22];&quot;,anchor=E,bg=^#fff^).grid(column=3,row=&quot;;[.$A22];&quot;,sticky=E)&quot;)" office:value-type="string" office:string-value="        Label(eval_frame, textvariable=self.diff.edge_35,anchor=E,bg=^#fff^).grid(column=3,row=22,sticky=E)">
            <text:p><text:s text:c="8"/>Label(eval_frame, textvariable=self.diff.edge_35,anchor=E,bg=^#fff^).grid(column=3,row=22,sticky=E)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dge_36</text:p>
          </table:table-cell>
          <table:table-cell table:formula="oooc:=CONCATENATE(&quot;self.&quot;;[.B23];&quot;=StringVar()&quot;)" office:value-type="string" office:string-value="self.edge_36=StringVar()">
            <text:p>self.edge_36=StringVar()</text:p>
          </table:table-cell>
          <table:table-cell/>
          <table:table-cell table:formula="oooc:=CONCATENATE(&quot;        Label(eval_frame, text=^&quot;;[.B23];&quot;^,anchor=W).grid(column=0,row=&quot;;[.A23];&quot;,sticky=W)&quot;)" office:value-type="string" office:string-value="        Label(eval_frame, text=^edge_36^,anchor=W).grid(column=0,row=23,sticky=W)">
            <text:p><text:s text:c="8"/>Label(eval_frame, text=^edge_36^,anchor=W).grid(column=0,row=23,sticky=W)</text:p>
          </table:table-cell>
          <table:table-cell table:formula="oooc:=CONCATENATE(&quot;        Label(eval_frame, textvariable=self.white.&quot;;[.$B23];&quot;,anchor=E,bg=^#fff^).grid(column=1,row=&quot;;[.$A23];&quot;,sticky=E)&quot;)" office:value-type="string" office:string-value="        Label(eval_frame, textvariable=self.white.edge_36,anchor=E,bg=^#fff^).grid(column=1,row=23,sticky=E)">
            <text:p><text:s text:c="8"/>Label(eval_frame, textvariable=self.white.edge_36,anchor=E,bg=^#fff^).grid(column=1,row=23,sticky=E)</text:p>
          </table:table-cell>
          <table:table-cell table:formula="oooc:=CONCATENATE(&quot;        Label(eval_frame, textvariable=self.black.&quot;;[.$B23];&quot;,anchor=E,bg=^#eee^).grid(column=2,row=&quot;;[.$A23];&quot;,sticky=E)&quot;)" office:value-type="string" office:string-value="        Label(eval_frame, textvariable=self.black.edge_36,anchor=E,bg=^#eee^).grid(column=2,row=23,sticky=E)">
            <text:p><text:s text:c="8"/>Label(eval_frame, textvariable=self.black.edge_36,anchor=E,bg=^#eee^).grid(column=2,row=23,sticky=E)</text:p>
          </table:table-cell>
          <table:table-cell table:formula="oooc:=CONCATENATE(&quot;        Label(eval_frame, textvariable=self.diff.&quot;;[.$B23];&quot;,anchor=E,bg=^#fff^).grid(column=3,row=&quot;;[.$A23];&quot;,sticky=E)&quot;)" office:value-type="string" office:string-value="        Label(eval_frame, textvariable=self.diff.edge_36,anchor=E,bg=^#fff^).grid(column=3,row=23,sticky=E)">
            <text:p><text:s text:c="8"/>Label(eval_frame, textvariable=self.diff.edge_36,anchor=E,bg=^#fff^).grid(column=3,row=23,sticky=E)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11_16_17</text:p>
          </table:table-cell>
          <table:table-cell table:formula="oooc:=CONCATENATE(&quot;self.&quot;;[.B24];&quot;=StringVar()&quot;)" office:value-type="string" office:string-value="self.t11_16_17=StringVar()">
            <text:p>self.t11_16_17=StringVar()</text:p>
          </table:table-cell>
          <table:table-cell/>
          <table:table-cell table:formula="oooc:=CONCATENATE(&quot;        Label(eval_frame, text=^&quot;;[.B24];&quot;^,anchor=W).grid(column=0,row=&quot;;[.A24];&quot;,sticky=W)&quot;)" office:value-type="string" office:string-value="        Label(eval_frame, text=^t11_16_17^,anchor=W).grid(column=0,row=24,sticky=W)">
            <text:p><text:s text:c="8"/>Label(eval_frame, text=^t11_16_17^,anchor=W).grid(column=0,row=24,sticky=W)</text:p>
          </table:table-cell>
          <table:table-cell table:formula="oooc:=CONCATENATE(&quot;        Label(eval_frame, textvariable=self.white.&quot;;[.$B24];&quot;,anchor=E,bg=^#fff^).grid(column=1,row=&quot;;[.$A24];&quot;,sticky=E)&quot;)" office:value-type="string" office:string-value="        Label(eval_frame, textvariable=self.white.t11_16_17,anchor=E,bg=^#fff^).grid(column=1,row=24,sticky=E)">
            <text:p><text:s text:c="8"/>Label(eval_frame, textvariable=self.white.t11_16_17,anchor=E,bg=^#fff^).grid(column=1,row=24,sticky=E)</text:p>
          </table:table-cell>
          <table:table-cell table:formula="oooc:=CONCATENATE(&quot;        Label(eval_frame, textvariable=self.black.&quot;;[.$B24];&quot;,anchor=E,bg=^#eee^).grid(column=2,row=&quot;;[.$A24];&quot;,sticky=E)&quot;)" office:value-type="string" office:string-value="        Label(eval_frame, textvariable=self.black.t11_16_17,anchor=E,bg=^#eee^).grid(column=2,row=24,sticky=E)">
            <text:p><text:s text:c="8"/>Label(eval_frame, textvariable=self.black.t11_16_17,anchor=E,bg=^#eee^).grid(column=2,row=24,sticky=E)</text:p>
          </table:table-cell>
          <table:table-cell table:formula="oooc:=CONCATENATE(&quot;        Label(eval_frame, textvariable=self.diff.&quot;;[.$B24];&quot;,anchor=E,bg=^#fff^).grid(column=3,row=&quot;;[.$A24];&quot;,sticky=E)&quot;)" office:value-type="string" office:string-value="        Label(eval_frame, textvariable=self.diff.t11_16_17,anchor=E,bg=^#fff^).grid(column=3,row=24,sticky=E)">
            <text:p><text:s text:c="8"/>Label(eval_frame, textvariable=self.diff.t11_16_17,anchor=E,bg=^#fff^).grid(column=3,row=24,sticky=E)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oorpost</text:p>
          </table:table-cell>
          <table:table-cell table:formula="oooc:=CONCATENATE(&quot;self.&quot;;[.B25];&quot;=StringVar()&quot;)" office:value-type="string" office:string-value="self.voorpost=StringVar()">
            <text:p>self.voorpost=StringVar()</text:p>
          </table:table-cell>
          <table:table-cell/>
          <table:table-cell table:formula="oooc:=CONCATENATE(&quot;        Label(eval_frame, text=^&quot;;[.B25];&quot;^,anchor=W).grid(column=0,row=&quot;;[.A25];&quot;,sticky=W)&quot;)" office:value-type="string" office:string-value="        Label(eval_frame, text=^voorpost^,anchor=W).grid(column=0,row=25,sticky=W)">
            <text:p><text:s text:c="8"/>Label(eval_frame, text=^voorpost^,anchor=W).grid(column=0,row=25,sticky=W)</text:p>
          </table:table-cell>
          <table:table-cell table:formula="oooc:=CONCATENATE(&quot;        Label(eval_frame, textvariable=self.white.&quot;;[.$B25];&quot;,anchor=E,bg=^#fff^).grid(column=1,row=&quot;;[.$A25];&quot;,sticky=E)&quot;)" office:value-type="string" office:string-value="        Label(eval_frame, textvariable=self.white.voorpost,anchor=E,bg=^#fff^).grid(column=1,row=25,sticky=E)">
            <text:p><text:s text:c="8"/>Label(eval_frame, textvariable=self.white.voorpost,anchor=E,bg=^#fff^).grid(column=1,row=25,sticky=E)</text:p>
          </table:table-cell>
          <table:table-cell table:formula="oooc:=CONCATENATE(&quot;        Label(eval_frame, textvariable=self.black.&quot;;[.$B25];&quot;,anchor=E,bg=^#eee^).grid(column=2,row=&quot;;[.$A25];&quot;,sticky=E)&quot;)" office:value-type="string" office:string-value="        Label(eval_frame, textvariable=self.black.voorpost,anchor=E,bg=^#eee^).grid(column=2,row=25,sticky=E)">
            <text:p><text:s text:c="8"/>Label(eval_frame, textvariable=self.black.voorpost,anchor=E,bg=^#eee^).grid(column=2,row=25,sticky=E)</text:p>
          </table:table-cell>
          <table:table-cell table:formula="oooc:=CONCATENATE(&quot;        Label(eval_frame, textvariable=self.diff.&quot;;[.$B25];&quot;,anchor=E,bg=^#fff^).grid(column=3,row=&quot;;[.$A25];&quot;,sticky=E)&quot;)" office:value-type="string" office:string-value="        Label(eval_frame, textvariable=self.diff.voorpost,anchor=E,bg=^#fff^).grid(column=3,row=25,sticky=E)">
            <text:p><text:s text:c="8"/>Label(eval_frame, textvariable=self.diff.voorpost,anchor=E,bg=^#fff^).grid(column=3,row=25,sticky=E)</text:p>
          </table:table-cell>
          <table:table-cell table:number-columns-repeated="24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cked</text:p>
          </table:table-cell>
          <table:table-cell table:formula="oooc:=CONCATENATE(&quot;self.&quot;;[.B26];&quot;=StringVar()&quot;)" office:value-type="string" office:string-value="self.locked=StringVar()">
            <text:p>self.locked=StringVar()</text:p>
          </table:table-cell>
          <table:table-cell/>
          <table:table-cell table:formula="oooc:=CONCATENATE(&quot;        Label(eval_frame, text=^&quot;;[.B26];&quot;^,anchor=W).grid(column=0,row=&quot;;[.A26];&quot;,sticky=W)&quot;)" office:value-type="string" office:string-value="        Label(eval_frame, text=^locked^,anchor=W).grid(column=0,row=26,sticky=W)">
            <text:p><text:s text:c="8"/>Label(eval_frame, text=^locked^,anchor=W).grid(column=0,row=26,sticky=W)</text:p>
          </table:table-cell>
          <table:table-cell table:formula="oooc:=CONCATENATE(&quot;        Label(eval_frame, textvariable=self.white.&quot;;[.$B26];&quot;,anchor=E,bg=^#fff^).grid(column=1,row=&quot;;[.$A26];&quot;,sticky=E)&quot;)" office:value-type="string" office:string-value="        Label(eval_frame, textvariable=self.white.locked,anchor=E,bg=^#fff^).grid(column=1,row=26,sticky=E)">
            <text:p><text:s text:c="8"/>Label(eval_frame, textvariable=self.white.locked,anchor=E,bg=^#fff^).grid(column=1,row=26,sticky=E)</text:p>
          </table:table-cell>
          <table:table-cell table:formula="oooc:=CONCATENATE(&quot;        Label(eval_frame, textvariable=self.black.&quot;;[.$B26];&quot;,anchor=E,bg=^#eee^).grid(column=2,row=&quot;;[.$A26];&quot;,sticky=E)&quot;)" office:value-type="string" office:string-value="        Label(eval_frame, textvariable=self.black.locked,anchor=E,bg=^#eee^).grid(column=2,row=26,sticky=E)">
            <text:p><text:s text:c="8"/>Label(eval_frame, textvariable=self.black.locked,anchor=E,bg=^#eee^).grid(column=2,row=26,sticky=E)</text:p>
          </table:table-cell>
          <table:table-cell table:formula="oooc:=CONCATENATE(&quot;        Label(eval_frame, textvariable=self.diff.&quot;;[.$B26];&quot;,anchor=E,bg=^#fff^).grid(column=3,row=&quot;;[.$A26];&quot;,sticky=E)&quot;)" office:value-type="string" office:string-value="        Label(eval_frame, textvariable=self.diff.locked,anchor=E,bg=^#fff^).grid(column=3,row=26,sticky=E)">
            <text:p><text:s text:c="8"/>Label(eval_frame, textvariable=self.diff.locked,anchor=E,bg=^#fff^).grid(column=3,row=26,sticky=E)</text:p>
          </table:table-cell>
          <table:table-cell table:number-columns-repeated="24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leugel_opsluiting</text:p>
          </table:table-cell>
          <table:table-cell table:formula="oooc:=CONCATENATE(&quot;self.&quot;;[.B27];&quot;=StringVar()&quot;)" office:value-type="string" office:string-value="self.vleugel_opsluiting=StringVar()">
            <text:p>self.vleugel_opsluiting=StringVar()</text:p>
          </table:table-cell>
          <table:table-cell/>
          <table:table-cell table:formula="oooc:=CONCATENATE(&quot;        Label(eval_frame, text=^&quot;;[.B27];&quot;^,anchor=W).grid(column=0,row=&quot;;[.A27];&quot;,sticky=W)&quot;)" office:value-type="string" office:string-value="        Label(eval_frame, text=^vleugel_opsluiting^,anchor=W).grid(column=0,row=27,sticky=W)">
            <text:p><text:s text:c="8"/>Label(eval_frame, text=^vleugel_opsluiting^,anchor=W).grid(column=0,row=27,sticky=W)</text:p>
          </table:table-cell>
          <table:table-cell table:formula="oooc:=CONCATENATE(&quot;        Label(eval_frame, textvariable=self.white.&quot;;[.$B27];&quot;,anchor=E,bg=^#fff^).grid(column=1,row=&quot;;[.$A27];&quot;,sticky=E)&quot;)" office:value-type="string" office:string-value="        Label(eval_frame, textvariable=self.white.vleugel_opsluiting,anchor=E,bg=^#fff^).grid(column=1,row=27,sticky=E)">
            <text:p><text:s text:c="8"/>Label(eval_frame, textvariable=self.white.vleugel_opsluiting,anchor=E,bg=^#fff^).grid(column=1,row=27,sticky=E)</text:p>
          </table:table-cell>
          <table:table-cell table:formula="oooc:=CONCATENATE(&quot;        Label(eval_frame, textvariable=self.black.&quot;;[.$B27];&quot;,anchor=E,bg=^#eee^).grid(column=2,row=&quot;;[.$A27];&quot;,sticky=E)&quot;)" office:value-type="string" office:string-value="        Label(eval_frame, textvariable=self.black.vleugel_opsluiting,anchor=E,bg=^#eee^).grid(column=2,row=27,sticky=E)">
            <text:p><text:s text:c="8"/>Label(eval_frame, textvariable=self.black.vleugel_opsluiting,anchor=E,bg=^#eee^).grid(column=2,row=27,sticky=E)</text:p>
          </table:table-cell>
          <table:table-cell table:formula="oooc:=CONCATENATE(&quot;        Label(eval_frame, textvariable=self.diff.&quot;;[.$B27];&quot;,anchor=E,bg=^#fff^).grid(column=3,row=&quot;;[.$A27];&quot;,sticky=E)&quot;)" office:value-type="string" office:string-value="        Label(eval_frame, textvariable=self.diff.vleugel_opsluiting,anchor=E,bg=^#fff^).grid(column=3,row=27,sticky=E)">
            <text:p><text:s text:c="8"/>Label(eval_frame, textvariable=self.diff.vleugel_opsluiting,anchor=E,bg=^#fff^).grid(column=3,row=27,sticky=E)</text:p>
          </table:table-cell>
          <table:table-cell table:number-columns-repeated="24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andem</text:p>
          </table:table-cell>
          <table:table-cell table:formula="oooc:=CONCATENATE(&quot;self.&quot;;[.B28];&quot;=StringVar()&quot;)" office:value-type="string" office:string-value="self.tandem=StringVar()">
            <text:p>self.tandem=StringVar()</text:p>
          </table:table-cell>
          <table:table-cell/>
          <table:table-cell table:formula="oooc:=CONCATENATE(&quot;        Label(eval_frame, text=^&quot;;[.B28];&quot;^,anchor=W).grid(column=0,row=&quot;;[.A28];&quot;,sticky=W)&quot;)" office:value-type="string" office:string-value="        Label(eval_frame, text=^tandem^,anchor=W).grid(column=0,row=28,sticky=W)">
            <text:p><text:s text:c="8"/>Label(eval_frame, text=^tandem^,anchor=W).grid(column=0,row=28,sticky=W)</text:p>
          </table:table-cell>
          <table:table-cell table:formula="oooc:=CONCATENATE(&quot;        Label(eval_frame, textvariable=self.white.&quot;;[.$B28];&quot;,anchor=E,bg=^#fff^).grid(column=1,row=&quot;;[.$A28];&quot;,sticky=E)&quot;)" office:value-type="string" office:string-value="        Label(eval_frame, textvariable=self.white.tandem,anchor=E,bg=^#fff^).grid(column=1,row=28,sticky=E)">
            <text:p><text:s text:c="8"/>Label(eval_frame, textvariable=self.white.tandem,anchor=E,bg=^#fff^).grid(column=1,row=28,sticky=E)</text:p>
          </table:table-cell>
          <table:table-cell table:formula="oooc:=CONCATENATE(&quot;        Label(eval_frame, textvariable=self.black.&quot;;[.$B28];&quot;,anchor=E,bg=^#eee^).grid(column=2,row=&quot;;[.$A28];&quot;,sticky=E)&quot;)" office:value-type="string" office:string-value="        Label(eval_frame, textvariable=self.black.tandem,anchor=E,bg=^#eee^).grid(column=2,row=28,sticky=E)">
            <text:p><text:s text:c="8"/>Label(eval_frame, textvariable=self.black.tandem,anchor=E,bg=^#eee^).grid(column=2,row=28,sticky=E)</text:p>
          </table:table-cell>
          <table:table-cell table:formula="oooc:=CONCATENATE(&quot;        Label(eval_frame, textvariable=self.diff.&quot;;[.$B28];&quot;,anchor=E,bg=^#fff^).grid(column=3,row=&quot;;[.$A28];&quot;,sticky=E)&quot;)" office:value-type="string" office:string-value="        Label(eval_frame, textvariable=self.diff.tandem,anchor=E,bg=^#fff^).grid(column=3,row=28,sticky=E)">
            <text:p><text:s text:c="8"/>Label(eval_frame, textvariable=self.diff.tandem,anchor=E,bg=^#fff^).grid(column=3,row=28,sticky=E)</text:p>
          </table:table-cell>
          <table:table-cell table:number-columns-repeated="24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non</text:p>
          </table:table-cell>
          <table:table-cell table:formula="oooc:=CONCATENATE(&quot;self.&quot;;[.B29];&quot;=StringVar()&quot;)" office:value-type="string" office:string-value="self.canon=StringVar()">
            <text:p>self.canon=StringVar()</text:p>
          </table:table-cell>
          <table:table-cell/>
          <table:table-cell table:formula="oooc:=CONCATENATE(&quot;        Label(eval_frame, text=^&quot;;[.B29];&quot;^,anchor=W).grid(column=0,row=&quot;;[.A29];&quot;,sticky=W)&quot;)" office:value-type="string" office:string-value="        Label(eval_frame, text=^canon^,anchor=W).grid(column=0,row=29,sticky=W)">
            <text:p><text:s text:c="8"/>Label(eval_frame, text=^canon^,anchor=W).grid(column=0,row=29,sticky=W)</text:p>
          </table:table-cell>
          <table:table-cell table:formula="oooc:=CONCATENATE(&quot;        Label(eval_frame, textvariable=self.white.&quot;;[.$B29];&quot;,anchor=E,bg=^#fff^).grid(column=1,row=&quot;;[.$A29];&quot;,sticky=E)&quot;)" office:value-type="string" office:string-value="        Label(eval_frame, textvariable=self.white.canon,anchor=E,bg=^#fff^).grid(column=1,row=29,sticky=E)">
            <text:p><text:s text:c="8"/>Label(eval_frame, textvariable=self.white.canon,anchor=E,bg=^#fff^).grid(column=1,row=29,sticky=E)</text:p>
          </table:table-cell>
          <table:table-cell table:formula="oooc:=CONCATENATE(&quot;        Label(eval_frame, textvariable=self.black.&quot;;[.$B29];&quot;,anchor=E,bg=^#eee^).grid(column=2,row=&quot;;[.$A29];&quot;,sticky=E)&quot;)" office:value-type="string" office:string-value="        Label(eval_frame, textvariable=self.black.canon,anchor=E,bg=^#eee^).grid(column=2,row=29,sticky=E)">
            <text:p><text:s text:c="8"/>Label(eval_frame, textvariable=self.black.canon,anchor=E,bg=^#eee^).grid(column=2,row=29,sticky=E)</text:p>
          </table:table-cell>
          <table:table-cell table:formula="oooc:=CONCATENATE(&quot;        Label(eval_frame, textvariable=self.diff.&quot;;[.$B29];&quot;,anchor=E,bg=^#fff^).grid(column=3,row=&quot;;[.$A29];&quot;,sticky=E)&quot;)" office:value-type="string" office:string-value="        Label(eval_frame, textvariable=self.diff.canon,anchor=E,bg=^#fff^).grid(column=3,row=29,sticky=E)">
            <text:p><text:s text:c="8"/>Label(eval_frame, textvariable=self.diff.canon,anchor=E,bg=^#fff^).grid(column=3,row=29,sticky=E)</text:p>
          </table:table-cell>
          <table:table-cell table:number-columns-repeated="24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dgame</text:p>
          </table:table-cell>
          <table:table-cell table:formula="oooc:=CONCATENATE(&quot;self.&quot;;[.B30];&quot;=StringVar()&quot;)" office:value-type="string" office:string-value="self.endgame=StringVar()">
            <text:p>self.endgame=StringVar()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formula="oooc:=[.F1]" office:value-type="string" office:string-value="        Label(eval_frame, textvariable=self.white.man_value,anchor=E,bg=^#fff^).grid(column=1,row=1,sticky=E)">
            <text:p><text:s text:c="8"/>Label(eval_frame, textvariable=self.white.man_value,anchor=E,bg=^#fff^).grid(column=1,row=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]" office:value-type="string" office:string-value="        Label(eval_frame, textvariable=self.white.king_value,anchor=E,bg=^#fff^).grid(column=1,row=2,sticky=E)">
            <text:p><text:s text:c="8"/>Label(eval_frame, textvariable=self.white.king_value,anchor=E,bg=^#fff^).grid(column=1,row=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3]" office:value-type="string" office:string-value="        Label(eval_frame, textvariable=self.white.man_position,anchor=E,bg=^#fff^).grid(column=1,row=3,sticky=E)">
            <text:p><text:s text:c="8"/>Label(eval_frame, textvariable=self.white.man_position,anchor=E,bg=^#fff^).grid(column=1,row=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4]" office:value-type="string" office:string-value="        Label(eval_frame, textvariable=self.white.king_position,anchor=E,bg=^#fff^).grid(column=1,row=4,sticky=E)">
            <text:p><text:s text:c="8"/>Label(eval_frame, textvariable=self.white.king_position,anchor=E,bg=^#fff^).grid(column=1,row=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5]" office:value-type="string" office:string-value="        Label(eval_frame, textvariable=self.white.tempi_score,anchor=E,bg=^#fff^).grid(column=1,row=5,sticky=E)">
            <text:p><text:s text:c="8"/>Label(eval_frame, textvariable=self.white.tempi_score,anchor=E,bg=^#fff^).grid(column=1,row=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6]" office:value-type="string" office:string-value="        Label(eval_frame, textvariable=self.white.fit_score ,anchor=E,bg=^#fff^).grid(column=1,row=6,sticky=E)">
            <text:p><text:s text:c="8"/>Label(eval_frame, textvariable=self.white.fit_score ,anchor=E,bg=^#fff^).grid(column=1,row=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7]" office:value-type="string" office:string-value="        Label(eval_frame, textvariable=self.white.row_score,anchor=E,bg=^#fff^).grid(column=1,row=7,sticky=E)">
            <text:p><text:s text:c="8"/>Label(eval_frame, textvariable=self.white.row_score,anchor=E,bg=^#fff^).grid(column=1,row=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8]" office:value-type="string" office:string-value="        Label(eval_frame, textvariable=self.white.freedom,anchor=E,bg=^#fff^).grid(column=1,row=8,sticky=E)">
            <text:p><text:s text:c="8"/>Label(eval_frame, textvariable=self.white.freedom,anchor=E,bg=^#fff^).grid(column=1,row=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9]" office:value-type="string" office:string-value="        Label(eval_frame, textvariable=self.white.maze_penalty,anchor=E,bg=^#fff^).grid(column=1,row=9,sticky=E)">
            <text:p><text:s text:c="8"/>Label(eval_frame, textvariable=self.white.maze_penalty,anchor=E,bg=^#fff^).grid(column=1,row=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0]" office:value-type="string" office:string-value="        Label(eval_frame, textvariable=self.white.man_locked,anchor=E,bg=^#fff^).grid(column=1,row=10,sticky=E)">
            <text:p><text:s text:c="8"/>Label(eval_frame, textvariable=self.white.man_locked,anchor=E,bg=^#fff^).grid(column=1,row=1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1]" office:value-type="string" office:string-value="        Label(eval_frame, textvariable=self.white.avoid_4641,anchor=E,bg=^#fff^).grid(column=1,row=11,sticky=E)">
            <text:p><text:s text:c="8"/>Label(eval_frame, textvariable=self.white.avoid_4641,anchor=E,bg=^#fff^).grid(column=1,row=1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2]" office:value-type="string" office:string-value="        Label(eval_frame, textvariable=self.white.avoid_2324,anchor=E,bg=^#fff^).grid(column=1,row=12,sticky=E)">
            <text:p><text:s text:c="8"/>Label(eval_frame, textvariable=self.white.avoid_2324,anchor=E,bg=^#fff^).grid(column=1,row=1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3]" office:value-type="string" office:string-value="        Label(eval_frame, textvariable=self.white.avoid_2335,anchor=E,bg=^#fff^).grid(column=1,row=13,sticky=E)">
            <text:p><text:s text:c="8"/>Label(eval_frame, textvariable=self.white.avoid_2335,anchor=E,bg=^#fff^).grid(column=1,row=1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4]" office:value-type="string" office:string-value="        Label(eval_frame, textvariable=self.white.leg_2_8_13,anchor=E,bg=^#fff^).grid(column=1,row=14,sticky=E)">
            <text:p><text:s text:c="8"/>Label(eval_frame, textvariable=self.white.leg_2_8_13,anchor=E,bg=^#fff^).grid(column=1,row=1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5]" office:value-type="string" office:string-value="        Label(eval_frame, textvariable=self.white.tri_253035,anchor=E,bg=^#fff^).grid(column=1,row=15,sticky=E)">
            <text:p><text:s text:c="8"/>Label(eval_frame, textvariable=self.white.tri_253035,anchor=E,bg=^#fff^).grid(column=1,row=1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6]" office:value-type="string" office:string-value="        Label(eval_frame, textvariable=self.white.klassiek,anchor=E,bg=^#fff^).grid(column=1,row=16,sticky=E)">
            <text:p><text:s text:c="8"/>Label(eval_frame, textvariable=self.white.klassiek,anchor=E,bg=^#fff^).grid(column=1,row=1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7]" office:value-type="string" office:string-value="        Label(eval_frame, textvariable=self.white.ketting_stelling,anchor=E,bg=^#fff^).grid(column=1,row=17,sticky=E)">
            <text:p><text:s text:c="8"/>Label(eval_frame, textvariable=self.white.ketting_stelling,anchor=E,bg=^#fff^).grid(column=1,row=1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8]" office:value-type="string" office:string-value="        Label(eval_frame, textvariable=self.white.halve_hek,anchor=E,bg=^#fff^).grid(column=1,row=18,sticky=E)">
            <text:p><text:s text:c="8"/>Label(eval_frame, textvariable=self.white.halve_hek,anchor=E,bg=^#fff^).grid(column=1,row=1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19]" office:value-type="string" office:string-value="        Label(eval_frame, textvariable=self.white.active_15,anchor=E,bg=^#fff^).grid(column=1,row=19,sticky=E)">
            <text:p><text:s text:c="8"/>Label(eval_frame, textvariable=self.white.active_15,anchor=E,bg=^#fff^).grid(column=1,row=1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0]" office:value-type="string" office:string-value="        Label(eval_frame, textvariable=self.white.slechte_binding,anchor=E,bg=^#fff^).grid(column=1,row=20,sticky=E)">
            <text:p><text:s text:c="8"/>Label(eval_frame, textvariable=self.white.slechte_binding,anchor=E,bg=^#fff^).grid(column=1,row=2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1]" office:value-type="string" office:string-value="        Label(eval_frame, textvariable=self.white.free_path,anchor=E,bg=^#fff^).grid(column=1,row=21,sticky=E)">
            <text:p><text:s text:c="8"/>Label(eval_frame, textvariable=self.white.free_path,anchor=E,bg=^#fff^).grid(column=1,row=2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2]" office:value-type="string" office:string-value="        Label(eval_frame, textvariable=self.white.edge_35,anchor=E,bg=^#fff^).grid(column=1,row=22,sticky=E)">
            <text:p><text:s text:c="8"/>Label(eval_frame, textvariable=self.white.edge_35,anchor=E,bg=^#fff^).grid(column=1,row=2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3]" office:value-type="string" office:string-value="        Label(eval_frame, textvariable=self.white.edge_36,anchor=E,bg=^#fff^).grid(column=1,row=23,sticky=E)">
            <text:p><text:s text:c="8"/>Label(eval_frame, textvariable=self.white.edge_36,anchor=E,bg=^#fff^).grid(column=1,row=2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4]" office:value-type="string" office:string-value="        Label(eval_frame, textvariable=self.white.t11_16_17,anchor=E,bg=^#fff^).grid(column=1,row=24,sticky=E)">
            <text:p><text:s text:c="8"/>Label(eval_frame, textvariable=self.white.t11_16_17,anchor=E,bg=^#fff^).grid(column=1,row=2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5]" office:value-type="string" office:string-value="        Label(eval_frame, textvariable=self.white.voorpost,anchor=E,bg=^#fff^).grid(column=1,row=25,sticky=E)">
            <text:p><text:s text:c="8"/>Label(eval_frame, textvariable=self.white.voorpost,anchor=E,bg=^#fff^).grid(column=1,row=2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6]" office:value-type="string" office:string-value="        Label(eval_frame, textvariable=self.white.locked,anchor=E,bg=^#fff^).grid(column=1,row=26,sticky=E)">
            <text:p><text:s text:c="8"/>Label(eval_frame, textvariable=self.white.locked,anchor=E,bg=^#fff^).grid(column=1,row=2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7]" office:value-type="string" office:string-value="        Label(eval_frame, textvariable=self.white.vleugel_opsluiting,anchor=E,bg=^#fff^).grid(column=1,row=27,sticky=E)">
            <text:p><text:s text:c="8"/>Label(eval_frame, textvariable=self.white.vleugel_opsluiting,anchor=E,bg=^#fff^).grid(column=1,row=2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8]" office:value-type="string" office:string-value="        Label(eval_frame, textvariable=self.white.tandem,anchor=E,bg=^#fff^).grid(column=1,row=28,sticky=E)">
            <text:p><text:s text:c="8"/>Label(eval_frame, textvariable=self.white.tandem,anchor=E,bg=^#fff^).grid(column=1,row=2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F29]" office:value-type="string" office:string-value="        Label(eval_frame, textvariable=self.white.canon,anchor=E,bg=^#fff^).grid(column=1,row=29,sticky=E)">
            <text:p><text:s text:c="8"/>Label(eval_frame, textvariable=self.white.canon,anchor=E,bg=^#fff^).grid(column=1,row=29,sticky=E)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[.G1]" office:value-type="string" office:string-value="        Label(eval_frame, textvariable=self.black.man_value,anchor=E,bg=^#eee^).grid(column=2,row=1,sticky=E)">
            <text:p><text:s text:c="8"/>Label(eval_frame, textvariable=self.black.man_value,anchor=E,bg=^#eee^).grid(column=2,row=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]" office:value-type="string" office:string-value="        Label(eval_frame, textvariable=self.black.king_value,anchor=E,bg=^#eee^).grid(column=2,row=2,sticky=E)">
            <text:p><text:s text:c="8"/>Label(eval_frame, textvariable=self.black.king_value,anchor=E,bg=^#eee^).grid(column=2,row=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3]" office:value-type="string" office:string-value="        Label(eval_frame, textvariable=self.black.man_position,anchor=E,bg=^#eee^).grid(column=2,row=3,sticky=E)">
            <text:p><text:s text:c="8"/>Label(eval_frame, textvariable=self.black.man_position,anchor=E,bg=^#eee^).grid(column=2,row=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4]" office:value-type="string" office:string-value="        Label(eval_frame, textvariable=self.black.king_position,anchor=E,bg=^#eee^).grid(column=2,row=4,sticky=E)">
            <text:p><text:s text:c="8"/>Label(eval_frame, textvariable=self.black.king_position,anchor=E,bg=^#eee^).grid(column=2,row=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5]" office:value-type="string" office:string-value="        Label(eval_frame, textvariable=self.black.tempi_score,anchor=E,bg=^#eee^).grid(column=2,row=5,sticky=E)">
            <text:p><text:s text:c="8"/>Label(eval_frame, textvariable=self.black.tempi_score,anchor=E,bg=^#eee^).grid(column=2,row=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6]" office:value-type="string" office:string-value="        Label(eval_frame, textvariable=self.black.fit_score ,anchor=E,bg=^#eee^).grid(column=2,row=6,sticky=E)">
            <text:p><text:s text:c="8"/>Label(eval_frame, textvariable=self.black.fit_score ,anchor=E,bg=^#eee^).grid(column=2,row=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7]" office:value-type="string" office:string-value="        Label(eval_frame, textvariable=self.black.row_score,anchor=E,bg=^#eee^).grid(column=2,row=7,sticky=E)">
            <text:p><text:s text:c="8"/>Label(eval_frame, textvariable=self.black.row_score,anchor=E,bg=^#eee^).grid(column=2,row=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8]" office:value-type="string" office:string-value="        Label(eval_frame, textvariable=self.black.freedom,anchor=E,bg=^#eee^).grid(column=2,row=8,sticky=E)">
            <text:p><text:s text:c="8"/>Label(eval_frame, textvariable=self.black.freedom,anchor=E,bg=^#eee^).grid(column=2,row=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9]" office:value-type="string" office:string-value="        Label(eval_frame, textvariable=self.black.maze_penalty,anchor=E,bg=^#eee^).grid(column=2,row=9,sticky=E)">
            <text:p><text:s text:c="8"/>Label(eval_frame, textvariable=self.black.maze_penalty,anchor=E,bg=^#eee^).grid(column=2,row=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0]" office:value-type="string" office:string-value="        Label(eval_frame, textvariable=self.black.man_locked,anchor=E,bg=^#eee^).grid(column=2,row=10,sticky=E)">
            <text:p><text:s text:c="8"/>Label(eval_frame, textvariable=self.black.man_locked,anchor=E,bg=^#eee^).grid(column=2,row=1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1]" office:value-type="string" office:string-value="        Label(eval_frame, textvariable=self.black.avoid_4641,anchor=E,bg=^#eee^).grid(column=2,row=11,sticky=E)">
            <text:p><text:s text:c="8"/>Label(eval_frame, textvariable=self.black.avoid_4641,anchor=E,bg=^#eee^).grid(column=2,row=1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2]" office:value-type="string" office:string-value="        Label(eval_frame, textvariable=self.black.avoid_2324,anchor=E,bg=^#eee^).grid(column=2,row=12,sticky=E)">
            <text:p><text:s text:c="8"/>Label(eval_frame, textvariable=self.black.avoid_2324,anchor=E,bg=^#eee^).grid(column=2,row=1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3]" office:value-type="string" office:string-value="        Label(eval_frame, textvariable=self.black.avoid_2335,anchor=E,bg=^#eee^).grid(column=2,row=13,sticky=E)">
            <text:p><text:s text:c="8"/>Label(eval_frame, textvariable=self.black.avoid_2335,anchor=E,bg=^#eee^).grid(column=2,row=1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4]" office:value-type="string" office:string-value="        Label(eval_frame, textvariable=self.black.leg_2_8_13,anchor=E,bg=^#eee^).grid(column=2,row=14,sticky=E)">
            <text:p><text:s text:c="8"/>Label(eval_frame, textvariable=self.black.leg_2_8_13,anchor=E,bg=^#eee^).grid(column=2,row=1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5]" office:value-type="string" office:string-value="        Label(eval_frame, textvariable=self.black.tri_253035,anchor=E,bg=^#eee^).grid(column=2,row=15,sticky=E)">
            <text:p><text:s text:c="8"/>Label(eval_frame, textvariable=self.black.tri_253035,anchor=E,bg=^#eee^).grid(column=2,row=1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6]" office:value-type="string" office:string-value="        Label(eval_frame, textvariable=self.black.klassiek,anchor=E,bg=^#eee^).grid(column=2,row=16,sticky=E)">
            <text:p><text:s text:c="8"/>Label(eval_frame, textvariable=self.black.klassiek,anchor=E,bg=^#eee^).grid(column=2,row=1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7]" office:value-type="string" office:string-value="        Label(eval_frame, textvariable=self.black.ketting_stelling,anchor=E,bg=^#eee^).grid(column=2,row=17,sticky=E)">
            <text:p><text:s text:c="8"/>Label(eval_frame, textvariable=self.black.ketting_stelling,anchor=E,bg=^#eee^).grid(column=2,row=1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8]" office:value-type="string" office:string-value="        Label(eval_frame, textvariable=self.black.halve_hek,anchor=E,bg=^#eee^).grid(column=2,row=18,sticky=E)">
            <text:p><text:s text:c="8"/>Label(eval_frame, textvariable=self.black.halve_hek,anchor=E,bg=^#eee^).grid(column=2,row=1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19]" office:value-type="string" office:string-value="        Label(eval_frame, textvariable=self.black.active_15,anchor=E,bg=^#eee^).grid(column=2,row=19,sticky=E)">
            <text:p><text:s text:c="8"/>Label(eval_frame, textvariable=self.black.active_15,anchor=E,bg=^#eee^).grid(column=2,row=1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0]" office:value-type="string" office:string-value="        Label(eval_frame, textvariable=self.black.slechte_binding,anchor=E,bg=^#eee^).grid(column=2,row=20,sticky=E)">
            <text:p><text:s text:c="8"/>Label(eval_frame, textvariable=self.black.slechte_binding,anchor=E,bg=^#eee^).grid(column=2,row=2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1]" office:value-type="string" office:string-value="        Label(eval_frame, textvariable=self.black.free_path,anchor=E,bg=^#eee^).grid(column=2,row=21,sticky=E)">
            <text:p><text:s text:c="8"/>Label(eval_frame, textvariable=self.black.free_path,anchor=E,bg=^#eee^).grid(column=2,row=2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2]" office:value-type="string" office:string-value="        Label(eval_frame, textvariable=self.black.edge_35,anchor=E,bg=^#eee^).grid(column=2,row=22,sticky=E)">
            <text:p><text:s text:c="8"/>Label(eval_frame, textvariable=self.black.edge_35,anchor=E,bg=^#eee^).grid(column=2,row=2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3]" office:value-type="string" office:string-value="        Label(eval_frame, textvariable=self.black.edge_36,anchor=E,bg=^#eee^).grid(column=2,row=23,sticky=E)">
            <text:p><text:s text:c="8"/>Label(eval_frame, textvariable=self.black.edge_36,anchor=E,bg=^#eee^).grid(column=2,row=2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4]" office:value-type="string" office:string-value="        Label(eval_frame, textvariable=self.black.t11_16_17,anchor=E,bg=^#eee^).grid(column=2,row=24,sticky=E)">
            <text:p><text:s text:c="8"/>Label(eval_frame, textvariable=self.black.t11_16_17,anchor=E,bg=^#eee^).grid(column=2,row=2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5]" office:value-type="string" office:string-value="        Label(eval_frame, textvariable=self.black.voorpost,anchor=E,bg=^#eee^).grid(column=2,row=25,sticky=E)">
            <text:p><text:s text:c="8"/>Label(eval_frame, textvariable=self.black.voorpost,anchor=E,bg=^#eee^).grid(column=2,row=2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6]" office:value-type="string" office:string-value="        Label(eval_frame, textvariable=self.black.locked,anchor=E,bg=^#eee^).grid(column=2,row=26,sticky=E)">
            <text:p><text:s text:c="8"/>Label(eval_frame, textvariable=self.black.locked,anchor=E,bg=^#eee^).grid(column=2,row=2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7]" office:value-type="string" office:string-value="        Label(eval_frame, textvariable=self.black.vleugel_opsluiting,anchor=E,bg=^#eee^).grid(column=2,row=27,sticky=E)">
            <text:p><text:s text:c="8"/>Label(eval_frame, textvariable=self.black.vleugel_opsluiting,anchor=E,bg=^#eee^).grid(column=2,row=2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8]" office:value-type="string" office:string-value="        Label(eval_frame, textvariable=self.black.tandem,anchor=E,bg=^#eee^).grid(column=2,row=28,sticky=E)">
            <text:p><text:s text:c="8"/>Label(eval_frame, textvariable=self.black.tandem,anchor=E,bg=^#eee^).grid(column=2,row=2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G29]" office:value-type="string" office:string-value="        Label(eval_frame, textvariable=self.black.canon,anchor=E,bg=^#eee^).grid(column=2,row=29,sticky=E)">
            <text:p><text:s text:c="8"/>Label(eval_frame, textvariable=self.black.canon,anchor=E,bg=^#eee^).grid(column=2,row=29,sticky=E)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[.H1]" office:value-type="string" office:string-value="        Label(eval_frame, textvariable=self.diff.man_value,anchor=E,bg=^#fff^).grid(column=3,row=1,sticky=E)">
            <text:p><text:s text:c="8"/>Label(eval_frame, textvariable=self.diff.man_value,anchor=E,bg=^#fff^).grid(column=3,row=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]" office:value-type="string" office:string-value="        Label(eval_frame, textvariable=self.diff.king_value,anchor=E,bg=^#fff^).grid(column=3,row=2,sticky=E)">
            <text:p><text:s text:c="8"/>Label(eval_frame, textvariable=self.diff.king_value,anchor=E,bg=^#fff^).grid(column=3,row=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3]" office:value-type="string" office:string-value="        Label(eval_frame, textvariable=self.diff.man_position,anchor=E,bg=^#fff^).grid(column=3,row=3,sticky=E)">
            <text:p><text:s text:c="8"/>Label(eval_frame, textvariable=self.diff.man_position,anchor=E,bg=^#fff^).grid(column=3,row=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4]" office:value-type="string" office:string-value="        Label(eval_frame, textvariable=self.diff.king_position,anchor=E,bg=^#fff^).grid(column=3,row=4,sticky=E)">
            <text:p><text:s text:c="8"/>Label(eval_frame, textvariable=self.diff.king_position,anchor=E,bg=^#fff^).grid(column=3,row=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5]" office:value-type="string" office:string-value="        Label(eval_frame, textvariable=self.diff.tempi_score,anchor=E,bg=^#fff^).grid(column=3,row=5,sticky=E)">
            <text:p><text:s text:c="8"/>Label(eval_frame, textvariable=self.diff.tempi_score,anchor=E,bg=^#fff^).grid(column=3,row=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6]" office:value-type="string" office:string-value="        Label(eval_frame, textvariable=self.diff.fit_score ,anchor=E,bg=^#fff^).grid(column=3,row=6,sticky=E)">
            <text:p><text:s text:c="8"/>Label(eval_frame, textvariable=self.diff.fit_score ,anchor=E,bg=^#fff^).grid(column=3,row=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7]" office:value-type="string" office:string-value="        Label(eval_frame, textvariable=self.diff.row_score,anchor=E,bg=^#fff^).grid(column=3,row=7,sticky=E)">
            <text:p><text:s text:c="8"/>Label(eval_frame, textvariable=self.diff.row_score,anchor=E,bg=^#fff^).grid(column=3,row=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8]" office:value-type="string" office:string-value="        Label(eval_frame, textvariable=self.diff.freedom,anchor=E,bg=^#fff^).grid(column=3,row=8,sticky=E)">
            <text:p><text:s text:c="8"/>Label(eval_frame, textvariable=self.diff.freedom,anchor=E,bg=^#fff^).grid(column=3,row=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9]" office:value-type="string" office:string-value="        Label(eval_frame, textvariable=self.diff.maze_penalty,anchor=E,bg=^#fff^).grid(column=3,row=9,sticky=E)">
            <text:p><text:s text:c="8"/>Label(eval_frame, textvariable=self.diff.maze_penalty,anchor=E,bg=^#fff^).grid(column=3,row=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0]" office:value-type="string" office:string-value="        Label(eval_frame, textvariable=self.diff.man_locked,anchor=E,bg=^#fff^).grid(column=3,row=10,sticky=E)">
            <text:p><text:s text:c="8"/>Label(eval_frame, textvariable=self.diff.man_locked,anchor=E,bg=^#fff^).grid(column=3,row=1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1]" office:value-type="string" office:string-value="        Label(eval_frame, textvariable=self.diff.avoid_4641,anchor=E,bg=^#fff^).grid(column=3,row=11,sticky=E)">
            <text:p><text:s text:c="8"/>Label(eval_frame, textvariable=self.diff.avoid_4641,anchor=E,bg=^#fff^).grid(column=3,row=1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2]" office:value-type="string" office:string-value="        Label(eval_frame, textvariable=self.diff.avoid_2324,anchor=E,bg=^#fff^).grid(column=3,row=12,sticky=E)">
            <text:p><text:s text:c="8"/>Label(eval_frame, textvariable=self.diff.avoid_2324,anchor=E,bg=^#fff^).grid(column=3,row=1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3]" office:value-type="string" office:string-value="        Label(eval_frame, textvariable=self.diff.avoid_2335,anchor=E,bg=^#fff^).grid(column=3,row=13,sticky=E)">
            <text:p><text:s text:c="8"/>Label(eval_frame, textvariable=self.diff.avoid_2335,anchor=E,bg=^#fff^).grid(column=3,row=1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4]" office:value-type="string" office:string-value="        Label(eval_frame, textvariable=self.diff.leg_2_8_13,anchor=E,bg=^#fff^).grid(column=3,row=14,sticky=E)">
            <text:p><text:s text:c="8"/>Label(eval_frame, textvariable=self.diff.leg_2_8_13,anchor=E,bg=^#fff^).grid(column=3,row=1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5]" office:value-type="string" office:string-value="        Label(eval_frame, textvariable=self.diff.tri_253035,anchor=E,bg=^#fff^).grid(column=3,row=15,sticky=E)">
            <text:p><text:s text:c="8"/>Label(eval_frame, textvariable=self.diff.tri_253035,anchor=E,bg=^#fff^).grid(column=3,row=1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6]" office:value-type="string" office:string-value="        Label(eval_frame, textvariable=self.diff.klassiek,anchor=E,bg=^#fff^).grid(column=3,row=16,sticky=E)">
            <text:p><text:s text:c="8"/>Label(eval_frame, textvariable=self.diff.klassiek,anchor=E,bg=^#fff^).grid(column=3,row=1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7]" office:value-type="string" office:string-value="        Label(eval_frame, textvariable=self.diff.ketting_stelling,anchor=E,bg=^#fff^).grid(column=3,row=17,sticky=E)">
            <text:p><text:s text:c="8"/>Label(eval_frame, textvariable=self.diff.ketting_stelling,anchor=E,bg=^#fff^).grid(column=3,row=1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8]" office:value-type="string" office:string-value="        Label(eval_frame, textvariable=self.diff.halve_hek,anchor=E,bg=^#fff^).grid(column=3,row=18,sticky=E)">
            <text:p><text:s text:c="8"/>Label(eval_frame, textvariable=self.diff.halve_hek,anchor=E,bg=^#fff^).grid(column=3,row=1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19]" office:value-type="string" office:string-value="        Label(eval_frame, textvariable=self.diff.active_15,anchor=E,bg=^#fff^).grid(column=3,row=19,sticky=E)">
            <text:p><text:s text:c="8"/>Label(eval_frame, textvariable=self.diff.active_15,anchor=E,bg=^#fff^).grid(column=3,row=19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0]" office:value-type="string" office:string-value="        Label(eval_frame, textvariable=self.diff.slechte_binding,anchor=E,bg=^#fff^).grid(column=3,row=20,sticky=E)">
            <text:p><text:s text:c="8"/>Label(eval_frame, textvariable=self.diff.slechte_binding,anchor=E,bg=^#fff^).grid(column=3,row=20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1]" office:value-type="string" office:string-value="        Label(eval_frame, textvariable=self.diff.free_path,anchor=E,bg=^#fff^).grid(column=3,row=21,sticky=E)">
            <text:p><text:s text:c="8"/>Label(eval_frame, textvariable=self.diff.free_path,anchor=E,bg=^#fff^).grid(column=3,row=21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2]" office:value-type="string" office:string-value="        Label(eval_frame, textvariable=self.diff.edge_35,anchor=E,bg=^#fff^).grid(column=3,row=22,sticky=E)">
            <text:p><text:s text:c="8"/>Label(eval_frame, textvariable=self.diff.edge_35,anchor=E,bg=^#fff^).grid(column=3,row=22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3]" office:value-type="string" office:string-value="        Label(eval_frame, textvariable=self.diff.edge_36,anchor=E,bg=^#fff^).grid(column=3,row=23,sticky=E)">
            <text:p><text:s text:c="8"/>Label(eval_frame, textvariable=self.diff.edge_36,anchor=E,bg=^#fff^).grid(column=3,row=23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4]" office:value-type="string" office:string-value="        Label(eval_frame, textvariable=self.diff.t11_16_17,anchor=E,bg=^#fff^).grid(column=3,row=24,sticky=E)">
            <text:p><text:s text:c="8"/>Label(eval_frame, textvariable=self.diff.t11_16_17,anchor=E,bg=^#fff^).grid(column=3,row=24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5]" office:value-type="string" office:string-value="        Label(eval_frame, textvariable=self.diff.voorpost,anchor=E,bg=^#fff^).grid(column=3,row=25,sticky=E)">
            <text:p><text:s text:c="8"/>Label(eval_frame, textvariable=self.diff.voorpost,anchor=E,bg=^#fff^).grid(column=3,row=25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6]" office:value-type="string" office:string-value="        Label(eval_frame, textvariable=self.diff.locked,anchor=E,bg=^#fff^).grid(column=3,row=26,sticky=E)">
            <text:p><text:s text:c="8"/>Label(eval_frame, textvariable=self.diff.locked,anchor=E,bg=^#fff^).grid(column=3,row=26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7]" office:value-type="string" office:string-value="        Label(eval_frame, textvariable=self.diff.vleugel_opsluiting,anchor=E,bg=^#fff^).grid(column=3,row=27,sticky=E)">
            <text:p><text:s text:c="8"/>Label(eval_frame, textvariable=self.diff.vleugel_opsluiting,anchor=E,bg=^#fff^).grid(column=3,row=27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8]" office:value-type="string" office:string-value="        Label(eval_frame, textvariable=self.diff.tandem,anchor=E,bg=^#fff^).grid(column=3,row=28,sticky=E)">
            <text:p><text:s text:c="8"/>Label(eval_frame, textvariable=self.diff.tandem,anchor=E,bg=^#fff^).grid(column=3,row=28,sticky=E)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formula="oooc:=[.H29]" office:value-type="string" office:string-value="        Label(eval_frame, textvariable=self.diff.canon,anchor=E,bg=^#fff^).grid(column=3,row=29,sticky=E)">
            <text:p><text:s text:c="8"/>Label(eval_frame, textvariable=self.diff.canon,anchor=E,bg=^#fff^).grid(column=3,row=29,sticky=E)</text:p>
          </table:table-cell>
          <table:table-cell table:number-columns-repeated="251"/>
        </table:table-row>
        <table:table-row table:style-name="ro1" table:number-rows-repeated="654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number-columns-repeated="252" table:default-cell-style-name="ce3"/>
        <table:table-row table:style-name="ro1">
          <table:table-cell office:value-type="float" office:value="1">
            <text:p>1</text:p>
          </table:table-cell>
          <table:table-cell office:value-type="string">
            <text:p>man_value</text:p>
          </table:table-cell>
          <table:table-cell office:value-type="string">
            <text:p>white</text:p>
          </table:table-cell>
          <table:table-cell table:style-name="ce2" table:formula="oooc:=CONCATENATE(&quot;        self.&quot;;[.$C1];&quot;.&quot;;[.$B1];&quot;.set(self.scrap_zero(eval[&quot;;[.$A1];&quot;:&quot;;[.$A2];&quot;]))&quot;)" office:value-type="string" office:string-value="        self.white.man_value.set(self.scrap_zero(eval[1:6]))">
            <text:p><text:s text:c="8"/>self.white.man_value.set(self.scrap_zero(eval[1:6]))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ing_value</text:p>
          </table:table-cell>
          <table:table-cell office:value-type="string">
            <text:p>white</text:p>
          </table:table-cell>
          <table:table-cell table:style-name="ce2" table:formula="oooc:=CONCATENATE(&quot;        self.&quot;;[.$C2];&quot;.&quot;;[.$B2];&quot;.set(self.scrap_zero(eval[&quot;;[.$A2];&quot;:&quot;;[.$A3];&quot;]))&quot;)" office:value-type="string" office:string-value="        self.white.king_value.set(self.scrap_zero(eval[6:11]))">
            <text:p><text:s text:c="8"/>self.white.king_value.set(self.scrap_zero(eval[6:11]))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n_position</text:p>
          </table:table-cell>
          <table:table-cell office:value-type="string">
            <text:p>white</text:p>
          </table:table-cell>
          <table:table-cell table:style-name="ce2" table:formula="oooc:=CONCATENATE(&quot;        self.&quot;;[.$C3];&quot;.&quot;;[.$B3];&quot;.set(self.scrap_zero(eval[&quot;;[.$A3];&quot;:&quot;;[.$A4];&quot;]))&quot;)" office:value-type="string" office:string-value="        self.white.man_position.set(self.scrap_zero(eval[11:16]))">
            <text:p><text:s text:c="8"/>self.white.man_position.set(self.scrap_zero(eval[11:16]))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ing_position</text:p>
          </table:table-cell>
          <table:table-cell office:value-type="string">
            <text:p>white</text:p>
          </table:table-cell>
          <table:table-cell table:style-name="ce2" table:formula="oooc:=CONCATENATE(&quot;        self.&quot;;[.$C4];&quot;.&quot;;[.$B4];&quot;.set(self.scrap_zero(eval[&quot;;[.$A4];&quot;:&quot;;[.$A5];&quot;]))&quot;)" office:value-type="string" office:string-value="        self.white.king_position.set(self.scrap_zero(eval[16:21]))">
            <text:p><text:s text:c="8"/>self.white.king_position.set(self.scrap_zero(eval[16:21]))</text:p>
          </table:table-cell>
          <table:table-cell table:number-columns-repeated="25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mpi_score</text:p>
          </table:table-cell>
          <table:table-cell office:value-type="string">
            <text:p>white</text:p>
          </table:table-cell>
          <table:table-cell table:style-name="ce2" table:formula="oooc:=CONCATENATE(&quot;        self.&quot;;[.$C5];&quot;.&quot;;[.$B5];&quot;.set(self.scrap_zero(eval[&quot;;[.$A5];&quot;:&quot;;[.$A6];&quot;]))&quot;)" office:value-type="string" office:string-value="        self.white.tempi_score.set(self.scrap_zero(eval[21:26]))">
            <text:p><text:s text:c="8"/>self.white.tempi_score.set(self.scrap_zero(eval[21:26]))</text:p>
          </table:table-cell>
          <table:table-cell table:number-columns-repeated="25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it_score </text:p>
          </table:table-cell>
          <table:table-cell office:value-type="string">
            <text:p>white</text:p>
          </table:table-cell>
          <table:table-cell table:style-name="ce2" table:formula="oooc:=CONCATENATE(&quot;        self.&quot;;[.$C6];&quot;.&quot;;[.$B6];&quot;.set(self.scrap_zero(eval[&quot;;[.$A6];&quot;:&quot;;[.$A7];&quot;]))&quot;)" office:value-type="string" office:string-value="        self.white.fit_score .set(self.scrap_zero(eval[26:31]))">
            <text:p><text:s text:c="8"/>self.white.fit_score .set(self.scrap_zero(eval[26:31]))</text:p>
          </table:table-cell>
          <table:table-cell table:number-columns-repeated="25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w_score</text:p>
          </table:table-cell>
          <table:table-cell office:value-type="string">
            <text:p>white</text:p>
          </table:table-cell>
          <table:table-cell table:style-name="ce2" table:formula="oooc:=CONCATENATE(&quot;        self.&quot;;[.$C7];&quot;.&quot;;[.$B7];&quot;.set(self.scrap_zero(eval[&quot;;[.$A7];&quot;:&quot;;[.$A8];&quot;]))&quot;)" office:value-type="string" office:string-value="        self.white.row_score.set(self.scrap_zero(eval[31:36]))">
            <text:p><text:s text:c="8"/>self.white.row_score.set(self.scrap_zero(eval[31:36]))</text:p>
          </table:table-cell>
          <table:table-cell table:number-columns-repeated="25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reedom</text:p>
          </table:table-cell>
          <table:table-cell office:value-type="string">
            <text:p>white</text:p>
          </table:table-cell>
          <table:table-cell table:style-name="ce2" table:formula="oooc:=CONCATENATE(&quot;        self.&quot;;[.$C8];&quot;.&quot;;[.$B8];&quot;.set(self.scrap_zero(eval[&quot;;[.$A8];&quot;:&quot;;[.$A9];&quot;]))&quot;)" office:value-type="string" office:string-value="        self.white.freedom.set(self.scrap_zero(eval[36:41]))">
            <text:p><text:s text:c="8"/>self.white.freedom.set(self.scrap_zero(eval[36:41]))</text:p>
          </table:table-cell>
          <table:table-cell table:number-columns-repeated="25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ze_penalty</text:p>
          </table:table-cell>
          <table:table-cell office:value-type="string">
            <text:p>white</text:p>
          </table:table-cell>
          <table:table-cell table:style-name="ce2" table:formula="oooc:=CONCATENATE(&quot;        self.&quot;;[.$C9];&quot;.&quot;;[.$B9];&quot;.set(self.scrap_zero(eval[&quot;;[.$A9];&quot;:&quot;;[.$A10];&quot;]))&quot;)" office:value-type="string" office:string-value="        self.white.maze_penalty.set(self.scrap_zero(eval[41:46]))">
            <text:p><text:s text:c="8"/>self.white.maze_penalty.set(self.scrap_zero(eval[41:46]))</text:p>
          </table:table-cell>
          <table:table-cell table:number-columns-repeated="25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n_locked</text:p>
          </table:table-cell>
          <table:table-cell office:value-type="string">
            <text:p>white</text:p>
          </table:table-cell>
          <table:table-cell table:style-name="ce2" table:formula="oooc:=CONCATENATE(&quot;        self.&quot;;[.$C10];&quot;.&quot;;[.$B10];&quot;.set(self.scrap_zero(eval[&quot;;[.$A10];&quot;:&quot;;[.$A11];&quot;]))&quot;)" office:value-type="string" office:string-value="        self.white.man_locked.set(self.scrap_zero(eval[46:51]))">
            <text:p><text:s text:c="8"/>self.white.man_locked.set(self.scrap_zero(eval[46:51]))</text:p>
          </table:table-cell>
          <table:table-cell table:number-columns-repeated="25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void_4641</text:p>
          </table:table-cell>
          <table:table-cell office:value-type="string">
            <text:p>white</text:p>
          </table:table-cell>
          <table:table-cell table:style-name="ce2" table:formula="oooc:=CONCATENATE(&quot;        self.&quot;;[.$C11];&quot;.&quot;;[.$B11];&quot;.set(self.scrap_zero(eval[&quot;;[.$A11];&quot;:&quot;;[.$A12];&quot;]))&quot;)" office:value-type="string" office:string-value="        self.white.avoid_4641.set(self.scrap_zero(eval[51:56]))">
            <text:p><text:s text:c="8"/>self.white.avoid_4641.set(self.scrap_zero(eval[51:56]))</text:p>
          </table:table-cell>
          <table:table-cell table:number-columns-repeated="25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void_2324</text:p>
          </table:table-cell>
          <table:table-cell office:value-type="string">
            <text:p>white</text:p>
          </table:table-cell>
          <table:table-cell table:style-name="ce2" table:formula="oooc:=CONCATENATE(&quot;        self.&quot;;[.$C12];&quot;.&quot;;[.$B12];&quot;.set(self.scrap_zero(eval[&quot;;[.$A12];&quot;:&quot;;[.$A13];&quot;]))&quot;)" office:value-type="string" office:string-value="        self.white.avoid_2324.set(self.scrap_zero(eval[56:61]))">
            <text:p><text:s text:c="8"/>self.white.avoid_2324.set(self.scrap_zero(eval[56:61]))</text:p>
          </table:table-cell>
          <table:table-cell table:number-columns-repeated="25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void_2335</text:p>
          </table:table-cell>
          <table:table-cell office:value-type="string">
            <text:p>white</text:p>
          </table:table-cell>
          <table:table-cell table:style-name="ce2" table:formula="oooc:=CONCATENATE(&quot;        self.&quot;;[.$C13];&quot;.&quot;;[.$B13];&quot;.set(self.scrap_zero(eval[&quot;;[.$A13];&quot;:&quot;;[.$A14];&quot;]))&quot;)" office:value-type="string" office:string-value="        self.white.avoid_2335.set(self.scrap_zero(eval[61:66]))">
            <text:p><text:s text:c="8"/>self.white.avoid_2335.set(self.scrap_zero(eval[61:66]))</text:p>
          </table:table-cell>
          <table:table-cell table:number-columns-repeated="25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eg_2_8_13</text:p>
          </table:table-cell>
          <table:table-cell office:value-type="string">
            <text:p>white</text:p>
          </table:table-cell>
          <table:table-cell table:style-name="ce2" table:formula="oooc:=CONCATENATE(&quot;        self.&quot;;[.$C14];&quot;.&quot;;[.$B14];&quot;.set(self.scrap_zero(eval[&quot;;[.$A14];&quot;:&quot;;[.$A15];&quot;]))&quot;)" office:value-type="string" office:string-value="        self.white.leg_2_8_13.set(self.scrap_zero(eval[66:71]))">
            <text:p><text:s text:c="8"/>self.white.leg_2_8_13.set(self.scrap_zero(eval[66:71]))</text:p>
          </table:table-cell>
          <table:table-cell table:number-columns-repeated="25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ri_253035</text:p>
          </table:table-cell>
          <table:table-cell office:value-type="string">
            <text:p>white</text:p>
          </table:table-cell>
          <table:table-cell table:style-name="ce2" table:formula="oooc:=CONCATENATE(&quot;        self.&quot;;[.$C15];&quot;.&quot;;[.$B15];&quot;.set(self.scrap_zero(eval[&quot;;[.$A15];&quot;:&quot;;[.$A16];&quot;]))&quot;)" office:value-type="string" office:string-value="        self.white.tri_253035.set(self.scrap_zero(eval[71:76]))">
            <text:p><text:s text:c="8"/>self.white.tri_253035.set(self.scrap_zero(eval[71:76]))</text:p>
          </table:table-cell>
          <table:table-cell table:number-columns-repeated="25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klassiek</text:p>
          </table:table-cell>
          <table:table-cell office:value-type="string">
            <text:p>white</text:p>
          </table:table-cell>
          <table:table-cell table:style-name="ce2" table:formula="oooc:=CONCATENATE(&quot;        self.&quot;;[.$C16];&quot;.&quot;;[.$B16];&quot;.set(self.scrap_zero(eval[&quot;;[.$A16];&quot;:&quot;;[.$A17];&quot;]))&quot;)" office:value-type="string" office:string-value="        self.white.klassiek.set(self.scrap_zero(eval[76:81]))">
            <text:p><text:s text:c="8"/>self.white.klassiek.set(self.scrap_zero(eval[76:81]))</text:p>
          </table:table-cell>
          <table:table-cell table:number-columns-repeated="25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ketting_stelling</text:p>
          </table:table-cell>
          <table:table-cell office:value-type="string">
            <text:p>white</text:p>
          </table:table-cell>
          <table:table-cell table:style-name="ce2" table:formula="oooc:=CONCATENATE(&quot;        self.&quot;;[.$C17];&quot;.&quot;;[.$B17];&quot;.set(self.scrap_zero(eval[&quot;;[.$A17];&quot;:&quot;;[.$A18];&quot;]))&quot;)" office:value-type="string" office:string-value="        self.white.ketting_stelling.set(self.scrap_zero(eval[81:86]))">
            <text:p><text:s text:c="8"/>self.white.ketting_stelling.set(self.scrap_zero(eval[81:86]))</text:p>
          </table:table-cell>
          <table:table-cell table:number-columns-repeated="25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halve_hek</text:p>
          </table:table-cell>
          <table:table-cell office:value-type="string">
            <text:p>white</text:p>
          </table:table-cell>
          <table:table-cell table:style-name="ce2" table:formula="oooc:=CONCATENATE(&quot;        self.&quot;;[.$C18];&quot;.&quot;;[.$B18];&quot;.set(self.scrap_zero(eval[&quot;;[.$A18];&quot;:&quot;;[.$A19];&quot;]))&quot;)" office:value-type="string" office:string-value="        self.white.halve_hek.set(self.scrap_zero(eval[86:91]))">
            <text:p><text:s text:c="8"/>self.white.halve_hek.set(self.scrap_zero(eval[86:91]))</text:p>
          </table:table-cell>
          <table:table-cell table:number-columns-repeated="25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ctive_15</text:p>
          </table:table-cell>
          <table:table-cell office:value-type="string">
            <text:p>white</text:p>
          </table:table-cell>
          <table:table-cell table:style-name="ce2" table:formula="oooc:=CONCATENATE(&quot;        self.&quot;;[.$C19];&quot;.&quot;;[.$B19];&quot;.set(self.scrap_zero(eval[&quot;;[.$A19];&quot;:&quot;;[.$A20];&quot;]))&quot;)" office:value-type="string" office:string-value="        self.white.active_15.set(self.scrap_zero(eval[91:96]))">
            <text:p><text:s text:c="8"/>self.white.active_15.set(self.scrap_zero(eval[91:96]))</text:p>
          </table:table-cell>
          <table:table-cell table:number-columns-repeated="25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slechte_binding</text:p>
          </table:table-cell>
          <table:table-cell office:value-type="string">
            <text:p>white</text:p>
          </table:table-cell>
          <table:table-cell table:style-name="ce2" table:formula="oooc:=CONCATENATE(&quot;        self.&quot;;[.$C20];&quot;.&quot;;[.$B20];&quot;.set(self.scrap_zero(eval[&quot;;[.$A20];&quot;:&quot;;[.$A21];&quot;]))&quot;)" office:value-type="string" office:string-value="        self.white.slechte_binding.set(self.scrap_zero(eval[96:101]))">
            <text:p><text:s text:c="8"/>self.white.slechte_binding.set(self.scrap_zero(eval[96:101]))</text:p>
          </table:table-cell>
          <table:table-cell table:number-columns-repeated="25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ree_path</text:p>
          </table:table-cell>
          <table:table-cell office:value-type="string">
            <text:p>white</text:p>
          </table:table-cell>
          <table:table-cell table:style-name="ce2" table:formula="oooc:=CONCATENATE(&quot;        self.&quot;;[.$C21];&quot;.&quot;;[.$B21];&quot;.set(self.scrap_zero(eval[&quot;;[.$A21];&quot;:&quot;;[.$A22];&quot;]))&quot;)" office:value-type="string" office:string-value="        self.white.free_path.set(self.scrap_zero(eval[101:106]))">
            <text:p><text:s text:c="8"/>self.white.free_path.set(self.scrap_zero(eval[101:106]))</text:p>
          </table:table-cell>
          <table:table-cell table:number-columns-repeated="25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dge_35</text:p>
          </table:table-cell>
          <table:table-cell office:value-type="string">
            <text:p>white</text:p>
          </table:table-cell>
          <table:table-cell table:style-name="ce2" table:formula="oooc:=CONCATENATE(&quot;        self.&quot;;[.$C22];&quot;.&quot;;[.$B22];&quot;.set(self.scrap_zero(eval[&quot;;[.$A22];&quot;:&quot;;[.$A23];&quot;]))&quot;)" office:value-type="string" office:string-value="        self.white.edge_35.set(self.scrap_zero(eval[106:111]))">
            <text:p><text:s text:c="8"/>self.white.edge_35.set(self.scrap_zero(eval[106:111]))</text:p>
          </table:table-cell>
          <table:table-cell table:number-columns-repeated="25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dge_36</text:p>
          </table:table-cell>
          <table:table-cell office:value-type="string">
            <text:p>white</text:p>
          </table:table-cell>
          <table:table-cell table:style-name="ce2" table:formula="oooc:=CONCATENATE(&quot;        self.&quot;;[.$C23];&quot;.&quot;;[.$B23];&quot;.set(self.scrap_zero(eval[&quot;;[.$A23];&quot;:&quot;;[.$A24];&quot;]))&quot;)" office:value-type="string" office:string-value="        self.white.edge_36.set(self.scrap_zero(eval[111:116]))">
            <text:p><text:s text:c="8"/>self.white.edge_36.set(self.scrap_zero(eval[111:116]))</text:p>
          </table:table-cell>
          <table:table-cell table:number-columns-repeated="25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11_16_17</text:p>
          </table:table-cell>
          <table:table-cell office:value-type="string">
            <text:p>white</text:p>
          </table:table-cell>
          <table:table-cell table:style-name="ce2" table:formula="oooc:=CONCATENATE(&quot;        self.&quot;;[.$C24];&quot;.&quot;;[.$B24];&quot;.set(self.scrap_zero(eval[&quot;;[.$A24];&quot;:&quot;;[.$A25];&quot;]))&quot;)" office:value-type="string" office:string-value="        self.white.t11_16_17.set(self.scrap_zero(eval[116:121]))">
            <text:p><text:s text:c="8"/>self.white.t11_16_17.set(self.scrap_zero(eval[116:121]))</text:p>
          </table:table-cell>
          <table:table-cell table:number-columns-repeated="25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oorpost</text:p>
          </table:table-cell>
          <table:table-cell office:value-type="string">
            <text:p>white</text:p>
          </table:table-cell>
          <table:table-cell table:style-name="ce2" table:formula="oooc:=CONCATENATE(&quot;        self.&quot;;[.$C25];&quot;.&quot;;[.$B25];&quot;.set(self.scrap_zero(eval[&quot;;[.$A25];&quot;:&quot;;[.$A26];&quot;]))&quot;)" office:value-type="string" office:string-value="        self.white.voorpost.set(self.scrap_zero(eval[121:126]))">
            <text:p><text:s text:c="8"/>self.white.voorpost.set(self.scrap_zero(eval[121:126]))</text:p>
          </table:table-cell>
          <table:table-cell table:number-columns-repeated="25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locked</text:p>
          </table:table-cell>
          <table:table-cell office:value-type="string">
            <text:p>white</text:p>
          </table:table-cell>
          <table:table-cell table:style-name="ce2" table:formula="oooc:=CONCATENATE(&quot;        self.&quot;;[.$C26];&quot;.&quot;;[.$B26];&quot;.set(self.scrap_zero(eval[&quot;;[.$A26];&quot;:&quot;;[.$A27];&quot;]))&quot;)" office:value-type="string" office:string-value="        self.white.locked.set(self.scrap_zero(eval[126:131]))">
            <text:p><text:s text:c="8"/>self.white.locked.set(self.scrap_zero(eval[126:131]))</text:p>
          </table:table-cell>
          <table:table-cell table:number-columns-repeated="25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vleugel_opsluiting</text:p>
          </table:table-cell>
          <table:table-cell office:value-type="string">
            <text:p>white</text:p>
          </table:table-cell>
          <table:table-cell table:style-name="ce2" table:formula="oooc:=CONCATENATE(&quot;        self.&quot;;[.$C27];&quot;.&quot;;[.$B27];&quot;.set(self.scrap_zero(eval[&quot;;[.$A27];&quot;:&quot;;[.$A28];&quot;]))&quot;)" office:value-type="string" office:string-value="        self.white.vleugel_opsluiting.set(self.scrap_zero(eval[131:136]))">
            <text:p><text:s text:c="8"/>self.white.vleugel_opsluiting.set(self.scrap_zero(eval[131:136]))</text:p>
          </table:table-cell>
          <table:table-cell table:number-columns-repeated="25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tandem</text:p>
          </table:table-cell>
          <table:table-cell office:value-type="string">
            <text:p>white</text:p>
          </table:table-cell>
          <table:table-cell table:style-name="ce2" table:formula="oooc:=CONCATENATE(&quot;        self.&quot;;[.$C28];&quot;.&quot;;[.$B28];&quot;.set(self.scrap_zero(eval[&quot;;[.$A28];&quot;:&quot;;[.$A29];&quot;]))&quot;)" office:value-type="string" office:string-value="        self.white.tandem.set(self.scrap_zero(eval[136:141]))">
            <text:p><text:s text:c="8"/>self.white.tandem.set(self.scrap_zero(eval[136:141]))</text:p>
          </table:table-cell>
          <table:table-cell table:number-columns-repeated="25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anon</text:p>
          </table:table-cell>
          <table:table-cell office:value-type="string">
            <text:p>white</text:p>
          </table:table-cell>
          <table:table-cell table:style-name="ce2" table:formula="oooc:=CONCATENATE(&quot;        self.&quot;;[.$C29];&quot;.&quot;;[.$B29];&quot;.set(self.scrap_zero(eval[&quot;;[.$A29];&quot;:&quot;;[.$A30];&quot;]))&quot;)" office:value-type="string" office:string-value="        self.white.canon.set(self.scrap_zero(eval[141:146]))">
            <text:p><text:s text:c="8"/>self.white.canon.set(self.scrap_zero(eval[141:146]))</text:p>
          </table:table-cell>
          <table:table-cell table:number-columns-repeated="25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endgame</text:p>
          </table:table-cell>
          <table:table-cell office:value-type="string">
            <text:p>white</text:p>
          </table:table-cell>
          <table:table-cell table:style-name="ce2" table:formula="oooc:=CONCATENATE(&quot;        self.&quot;;[.$C30];&quot;.&quot;;[.$B30];&quot;.set(self.scrap_zero(eval[&quot;;[.$A30];&quot;:&quot;;[.$A32];&quot;]))&quot;)" office:value-type="string" office:string-value="        self.white.endgame.set(self.scrap_zero(eval[146:151]))">
            <text:p><text:s text:c="8"/>self.white.endgame.set(self.scrap_zero(eval[146:151]))</text:p>
          </table:table-cell>
          <table:table-cell table:number-columns-repeated="252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table:style-name="ce2"/>
          <table:table-cell table:number-columns-repeated="25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an_value</text:p>
          </table:table-cell>
          <table:table-cell office:value-type="string">
            <text:p>black</text:p>
          </table:table-cell>
          <table:table-cell table:style-name="ce2" table:formula="oooc:=CONCATENATE(&quot;        self.&quot;;[.$C32];&quot;.&quot;;[.$B32];&quot;.set(self.scrap_zero(eval[&quot;;[.$A32];&quot;:&quot;;[.$A33];&quot;]))&quot;)" office:value-type="string" office:string-value="        self.black.man_value.set(self.scrap_zero(eval[151:156]))">
            <text:p><text:s text:c="8"/>self.black.man_value.set(self.scrap_zero(eval[151:156]))</text:p>
          </table:table-cell>
          <table:table-cell table:number-columns-repeated="25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king_value</text:p>
          </table:table-cell>
          <table:table-cell office:value-type="string">
            <text:p>black</text:p>
          </table:table-cell>
          <table:table-cell table:style-name="ce2" table:formula="oooc:=CONCATENATE(&quot;        self.&quot;;[.$C33];&quot;.&quot;;[.$B33];&quot;.set(self.scrap_zero(eval[&quot;;[.$A33];&quot;:&quot;;[.$A34];&quot;]))&quot;)" office:value-type="string" office:string-value="        self.black.king_value.set(self.scrap_zero(eval[156:161]))">
            <text:p><text:s text:c="8"/>self.black.king_value.set(self.scrap_zero(eval[156:161]))</text:p>
          </table:table-cell>
          <table:table-cell table:number-columns-repeated="25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an_position</text:p>
          </table:table-cell>
          <table:table-cell office:value-type="string">
            <text:p>black</text:p>
          </table:table-cell>
          <table:table-cell table:style-name="ce2" table:formula="oooc:=CONCATENATE(&quot;        self.&quot;;[.$C34];&quot;.&quot;;[.$B34];&quot;.set(self.scrap_zero(eval[&quot;;[.$A34];&quot;:&quot;;[.$A35];&quot;]))&quot;)" office:value-type="string" office:string-value="        self.black.man_position.set(self.scrap_zero(eval[161:166]))">
            <text:p><text:s text:c="8"/>self.black.man_position.set(self.scrap_zero(eval[161:166]))</text:p>
          </table:table-cell>
          <table:table-cell table:number-columns-repeated="25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king_position</text:p>
          </table:table-cell>
          <table:table-cell office:value-type="string">
            <text:p>black</text:p>
          </table:table-cell>
          <table:table-cell table:style-name="ce2" table:formula="oooc:=CONCATENATE(&quot;        self.&quot;;[.$C35];&quot;.&quot;;[.$B35];&quot;.set(self.scrap_zero(eval[&quot;;[.$A35];&quot;:&quot;;[.$A36];&quot;]))&quot;)" office:value-type="string" office:string-value="        self.black.king_position.set(self.scrap_zero(eval[166:171]))">
            <text:p><text:s text:c="8"/>self.black.king_position.set(self.scrap_zero(eval[166:171]))</text:p>
          </table:table-cell>
          <table:table-cell table:number-columns-repeated="25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tempi_score</text:p>
          </table:table-cell>
          <table:table-cell office:value-type="string">
            <text:p>black</text:p>
          </table:table-cell>
          <table:table-cell table:style-name="ce2" table:formula="oooc:=CONCATENATE(&quot;        self.&quot;;[.$C36];&quot;.&quot;;[.$B36];&quot;.set(self.scrap_zero(eval[&quot;;[.$A36];&quot;:&quot;;[.$A37];&quot;]))&quot;)" office:value-type="string" office:string-value="        self.black.tempi_score.set(self.scrap_zero(eval[171:176]))">
            <text:p><text:s text:c="8"/>self.black.tempi_score.set(self.scrap_zero(eval[171:176]))</text:p>
          </table:table-cell>
          <table:table-cell table:number-columns-repeated="25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it_score </text:p>
          </table:table-cell>
          <table:table-cell office:value-type="string">
            <text:p>black</text:p>
          </table:table-cell>
          <table:table-cell table:style-name="ce2" table:formula="oooc:=CONCATENATE(&quot;        self.&quot;;[.$C37];&quot;.&quot;;[.$B37];&quot;.set(self.scrap_zero(eval[&quot;;[.$A37];&quot;:&quot;;[.$A38];&quot;]))&quot;)" office:value-type="string" office:string-value="        self.black.fit_score .set(self.scrap_zero(eval[176:181]))">
            <text:p><text:s text:c="8"/>self.black.fit_score .set(self.scrap_zero(eval[176:181]))</text:p>
          </table:table-cell>
          <table:table-cell table:number-columns-repeated="25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row_score</text:p>
          </table:table-cell>
          <table:table-cell office:value-type="string">
            <text:p>black</text:p>
          </table:table-cell>
          <table:table-cell table:style-name="ce2" table:formula="oooc:=CONCATENATE(&quot;        self.&quot;;[.$C38];&quot;.&quot;;[.$B38];&quot;.set(self.scrap_zero(eval[&quot;;[.$A38];&quot;:&quot;;[.$A39];&quot;]))&quot;)" office:value-type="string" office:string-value="        self.black.row_score.set(self.scrap_zero(eval[181:186]))">
            <text:p><text:s text:c="8"/>self.black.row_score.set(self.scrap_zero(eval[181:186]))</text:p>
          </table:table-cell>
          <table:table-cell table:number-columns-repeated="25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reedom</text:p>
          </table:table-cell>
          <table:table-cell office:value-type="string">
            <text:p>black</text:p>
          </table:table-cell>
          <table:table-cell table:style-name="ce2" table:formula="oooc:=CONCATENATE(&quot;        self.&quot;;[.$C39];&quot;.&quot;;[.$B39];&quot;.set(self.scrap_zero(eval[&quot;;[.$A39];&quot;:&quot;;[.$A40];&quot;]))&quot;)" office:value-type="string" office:string-value="        self.black.freedom.set(self.scrap_zero(eval[186:191]))">
            <text:p><text:s text:c="8"/>self.black.freedom.set(self.scrap_zero(eval[186:191]))</text:p>
          </table:table-cell>
          <table:table-cell table:number-columns-repeated="25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aze_penalty</text:p>
          </table:table-cell>
          <table:table-cell office:value-type="string">
            <text:p>black</text:p>
          </table:table-cell>
          <table:table-cell table:style-name="ce2" table:formula="oooc:=CONCATENATE(&quot;        self.&quot;;[.$C40];&quot;.&quot;;[.$B40];&quot;.set(self.scrap_zero(eval[&quot;;[.$A40];&quot;:&quot;;[.$A41];&quot;]))&quot;)" office:value-type="string" office:string-value="        self.black.maze_penalty.set(self.scrap_zero(eval[191:196]))">
            <text:p><text:s text:c="8"/>self.black.maze_penalty.set(self.scrap_zero(eval[191:196]))</text:p>
          </table:table-cell>
          <table:table-cell table:number-columns-repeated="25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an_locked</text:p>
          </table:table-cell>
          <table:table-cell office:value-type="string">
            <text:p>black</text:p>
          </table:table-cell>
          <table:table-cell table:style-name="ce2" table:formula="oooc:=CONCATENATE(&quot;        self.&quot;;[.$C41];&quot;.&quot;;[.$B41];&quot;.set(self.scrap_zero(eval[&quot;;[.$A41];&quot;:&quot;;[.$A42];&quot;]))&quot;)" office:value-type="string" office:string-value="        self.black.man_locked.set(self.scrap_zero(eval[196:201]))">
            <text:p><text:s text:c="8"/>self.black.man_locked.set(self.scrap_zero(eval[196:201]))</text:p>
          </table:table-cell>
          <table:table-cell table:number-columns-repeated="25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avoid_4641</text:p>
          </table:table-cell>
          <table:table-cell office:value-type="string">
            <text:p>black</text:p>
          </table:table-cell>
          <table:table-cell table:style-name="ce2" table:formula="oooc:=CONCATENATE(&quot;        self.&quot;;[.$C42];&quot;.&quot;;[.$B42];&quot;.set(self.scrap_zero(eval[&quot;;[.$A42];&quot;:&quot;;[.$A43];&quot;]))&quot;)" office:value-type="string" office:string-value="        self.black.avoid_4641.set(self.scrap_zero(eval[201:206]))">
            <text:p><text:s text:c="8"/>self.black.avoid_4641.set(self.scrap_zero(eval[201:206]))</text:p>
          </table:table-cell>
          <table:table-cell table:number-columns-repeated="25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void_2324</text:p>
          </table:table-cell>
          <table:table-cell office:value-type="string">
            <text:p>black</text:p>
          </table:table-cell>
          <table:table-cell table:style-name="ce2" table:formula="oooc:=CONCATENATE(&quot;        self.&quot;;[.$C43];&quot;.&quot;;[.$B43];&quot;.set(self.scrap_zero(eval[&quot;;[.$A43];&quot;:&quot;;[.$A44];&quot;]))&quot;)" office:value-type="string" office:string-value="        self.black.avoid_2324.set(self.scrap_zero(eval[206:211]))">
            <text:p><text:s text:c="8"/>self.black.avoid_2324.set(self.scrap_zero(eval[206:211]))</text:p>
          </table:table-cell>
          <table:table-cell table:number-columns-repeated="25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void_2335</text:p>
          </table:table-cell>
          <table:table-cell office:value-type="string">
            <text:p>black</text:p>
          </table:table-cell>
          <table:table-cell table:style-name="ce2" table:formula="oooc:=CONCATENATE(&quot;        self.&quot;;[.$C44];&quot;.&quot;;[.$B44];&quot;.set(self.scrap_zero(eval[&quot;;[.$A44];&quot;:&quot;;[.$A45];&quot;]))&quot;)" office:value-type="string" office:string-value="        self.black.avoid_2335.set(self.scrap_zero(eval[211:216]))">
            <text:p><text:s text:c="8"/>self.black.avoid_2335.set(self.scrap_zero(eval[211:216]))</text:p>
          </table:table-cell>
          <table:table-cell table:number-columns-repeated="25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eg_2_8_13</text:p>
          </table:table-cell>
          <table:table-cell office:value-type="string">
            <text:p>black</text:p>
          </table:table-cell>
          <table:table-cell table:style-name="ce2" table:formula="oooc:=CONCATENATE(&quot;        self.&quot;;[.$C45];&quot;.&quot;;[.$B45];&quot;.set(self.scrap_zero(eval[&quot;;[.$A45];&quot;:&quot;;[.$A46];&quot;]))&quot;)" office:value-type="string" office:string-value="        self.black.leg_2_8_13.set(self.scrap_zero(eval[216:221]))">
            <text:p><text:s text:c="8"/>self.black.leg_2_8_13.set(self.scrap_zero(eval[216:221]))</text:p>
          </table:table-cell>
          <table:table-cell table:number-columns-repeated="25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tri_253035</text:p>
          </table:table-cell>
          <table:table-cell office:value-type="string">
            <text:p>black</text:p>
          </table:table-cell>
          <table:table-cell table:style-name="ce2" table:formula="oooc:=CONCATENATE(&quot;        self.&quot;;[.$C46];&quot;.&quot;;[.$B46];&quot;.set(self.scrap_zero(eval[&quot;;[.$A46];&quot;:&quot;;[.$A47];&quot;]))&quot;)" office:value-type="string" office:string-value="        self.black.tri_253035.set(self.scrap_zero(eval[221:226]))">
            <text:p><text:s text:c="8"/>self.black.tri_253035.set(self.scrap_zero(eval[221:226]))</text:p>
          </table:table-cell>
          <table:table-cell table:number-columns-repeated="25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klassiek</text:p>
          </table:table-cell>
          <table:table-cell office:value-type="string">
            <text:p>black</text:p>
          </table:table-cell>
          <table:table-cell table:style-name="ce2" table:formula="oooc:=CONCATENATE(&quot;        self.&quot;;[.$C47];&quot;.&quot;;[.$B47];&quot;.set(self.scrap_zero(eval[&quot;;[.$A47];&quot;:&quot;;[.$A48];&quot;]))&quot;)" office:value-type="string" office:string-value="        self.black.klassiek.set(self.scrap_zero(eval[226:231]))">
            <text:p><text:s text:c="8"/>self.black.klassiek.set(self.scrap_zero(eval[226:231]))</text:p>
          </table:table-cell>
          <table:table-cell table:number-columns-repeated="25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ketting_stelling</text:p>
          </table:table-cell>
          <table:table-cell office:value-type="string">
            <text:p>black</text:p>
          </table:table-cell>
          <table:table-cell table:style-name="ce2" table:formula="oooc:=CONCATENATE(&quot;        self.&quot;;[.$C48];&quot;.&quot;;[.$B48];&quot;.set(self.scrap_zero(eval[&quot;;[.$A48];&quot;:&quot;;[.$A49];&quot;]))&quot;)" office:value-type="string" office:string-value="        self.black.ketting_stelling.set(self.scrap_zero(eval[231:236]))">
            <text:p><text:s text:c="8"/>self.black.ketting_stelling.set(self.scrap_zero(eval[231:236]))</text:p>
          </table:table-cell>
          <table:table-cell table:number-columns-repeated="25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halve_hek</text:p>
          </table:table-cell>
          <table:table-cell office:value-type="string">
            <text:p>black</text:p>
          </table:table-cell>
          <table:table-cell table:style-name="ce2" table:formula="oooc:=CONCATENATE(&quot;        self.&quot;;[.$C49];&quot;.&quot;;[.$B49];&quot;.set(self.scrap_zero(eval[&quot;;[.$A49];&quot;:&quot;;[.$A50];&quot;]))&quot;)" office:value-type="string" office:string-value="        self.black.halve_hek.set(self.scrap_zero(eval[236:241]))">
            <text:p><text:s text:c="8"/>self.black.halve_hek.set(self.scrap_zero(eval[236:241]))</text:p>
          </table:table-cell>
          <table:table-cell table:number-columns-repeated="25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active_15</text:p>
          </table:table-cell>
          <table:table-cell office:value-type="string">
            <text:p>black</text:p>
          </table:table-cell>
          <table:table-cell table:style-name="ce2" table:formula="oooc:=CONCATENATE(&quot;        self.&quot;;[.$C50];&quot;.&quot;;[.$B50];&quot;.set(self.scrap_zero(eval[&quot;;[.$A50];&quot;:&quot;;[.$A51];&quot;]))&quot;)" office:value-type="string" office:string-value="        self.black.active_15.set(self.scrap_zero(eval[241:246]))">
            <text:p><text:s text:c="8"/>self.black.active_15.set(self.scrap_zero(eval[241:246]))</text:p>
          </table:table-cell>
          <table:table-cell table:number-columns-repeated="25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lechte_binding</text:p>
          </table:table-cell>
          <table:table-cell office:value-type="string">
            <text:p>black</text:p>
          </table:table-cell>
          <table:table-cell table:style-name="ce2" table:formula="oooc:=CONCATENATE(&quot;        self.&quot;;[.$C51];&quot;.&quot;;[.$B51];&quot;.set(self.scrap_zero(eval[&quot;;[.$A51];&quot;:&quot;;[.$A52];&quot;]))&quot;)" office:value-type="string" office:string-value="        self.black.slechte_binding.set(self.scrap_zero(eval[246:251]))">
            <text:p><text:s text:c="8"/>self.black.slechte_binding.set(self.scrap_zero(eval[246:251]))</text:p>
          </table:table-cell>
          <table:table-cell table:number-columns-repeated="25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ree_path</text:p>
          </table:table-cell>
          <table:table-cell office:value-type="string">
            <text:p>black</text:p>
          </table:table-cell>
          <table:table-cell table:style-name="ce2" table:formula="oooc:=CONCATENATE(&quot;        self.&quot;;[.$C52];&quot;.&quot;;[.$B52];&quot;.set(self.scrap_zero(eval[&quot;;[.$A52];&quot;:&quot;;[.$A53];&quot;]))&quot;)" office:value-type="string" office:string-value="        self.black.free_path.set(self.scrap_zero(eval[251:256]))">
            <text:p><text:s text:c="8"/>self.black.free_path.set(self.scrap_zero(eval[251:256]))</text:p>
          </table:table-cell>
          <table:table-cell table:number-columns-repeated="25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edge_35</text:p>
          </table:table-cell>
          <table:table-cell office:value-type="string">
            <text:p>black</text:p>
          </table:table-cell>
          <table:table-cell table:style-name="ce2" table:formula="oooc:=CONCATENATE(&quot;        self.&quot;;[.$C53];&quot;.&quot;;[.$B53];&quot;.set(self.scrap_zero(eval[&quot;;[.$A53];&quot;:&quot;;[.$A54];&quot;]))&quot;)" office:value-type="string" office:string-value="        self.black.edge_35.set(self.scrap_zero(eval[256:261]))">
            <text:p><text:s text:c="8"/>self.black.edge_35.set(self.scrap_zero(eval[256:261]))</text:p>
          </table:table-cell>
          <table:table-cell table:number-columns-repeated="25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edge_36</text:p>
          </table:table-cell>
          <table:table-cell office:value-type="string">
            <text:p>black</text:p>
          </table:table-cell>
          <table:table-cell table:style-name="ce2" table:formula="oooc:=CONCATENATE(&quot;        self.&quot;;[.$C54];&quot;.&quot;;[.$B54];&quot;.set(self.scrap_zero(eval[&quot;;[.$A54];&quot;:&quot;;[.$A55];&quot;]))&quot;)" office:value-type="string" office:string-value="        self.black.edge_36.set(self.scrap_zero(eval[261:266]))">
            <text:p><text:s text:c="8"/>self.black.edge_36.set(self.scrap_zero(eval[261:266]))</text:p>
          </table:table-cell>
          <table:table-cell table:number-columns-repeated="25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11_16_17</text:p>
          </table:table-cell>
          <table:table-cell office:value-type="string">
            <text:p>black</text:p>
          </table:table-cell>
          <table:table-cell table:style-name="ce2" table:formula="oooc:=CONCATENATE(&quot;        self.&quot;;[.$C55];&quot;.&quot;;[.$B55];&quot;.set(self.scrap_zero(eval[&quot;;[.$A55];&quot;:&quot;;[.$A56];&quot;]))&quot;)" office:value-type="string" office:string-value="        self.black.t11_16_17.set(self.scrap_zero(eval[266:271]))">
            <text:p><text:s text:c="8"/>self.black.t11_16_17.set(self.scrap_zero(eval[266:271]))</text:p>
          </table:table-cell>
          <table:table-cell table:number-columns-repeated="25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voorpost</text:p>
          </table:table-cell>
          <table:table-cell office:value-type="string">
            <text:p>black</text:p>
          </table:table-cell>
          <table:table-cell table:style-name="ce2" table:formula="oooc:=CONCATENATE(&quot;        self.&quot;;[.$C56];&quot;.&quot;;[.$B56];&quot;.set(self.scrap_zero(eval[&quot;;[.$A56];&quot;:&quot;;[.$A57];&quot;]))&quot;)" office:value-type="string" office:string-value="        self.black.voorpost.set(self.scrap_zero(eval[271:276]))">
            <text:p><text:s text:c="8"/>self.black.voorpost.set(self.scrap_zero(eval[271:276]))</text:p>
          </table:table-cell>
          <table:table-cell table:number-columns-repeated="25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locked</text:p>
          </table:table-cell>
          <table:table-cell office:value-type="string">
            <text:p>black</text:p>
          </table:table-cell>
          <table:table-cell table:style-name="ce2" table:formula="oooc:=CONCATENATE(&quot;        self.&quot;;[.$C57];&quot;.&quot;;[.$B57];&quot;.set(self.scrap_zero(eval[&quot;;[.$A57];&quot;:&quot;;[.$A58];&quot;]))&quot;)" office:value-type="string" office:string-value="        self.black.locked.set(self.scrap_zero(eval[276:281]))">
            <text:p><text:s text:c="8"/>self.black.locked.set(self.scrap_zero(eval[276:281]))</text:p>
          </table:table-cell>
          <table:table-cell table:number-columns-repeated="25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vleugel_opsluiting</text:p>
          </table:table-cell>
          <table:table-cell office:value-type="string">
            <text:p>black</text:p>
          </table:table-cell>
          <table:table-cell table:style-name="ce2" table:formula="oooc:=CONCATENATE(&quot;        self.&quot;;[.$C58];&quot;.&quot;;[.$B58];&quot;.set(self.scrap_zero(eval[&quot;;[.$A58];&quot;:&quot;;[.$A59];&quot;]))&quot;)" office:value-type="string" office:string-value="        self.black.vleugel_opsluiting.set(self.scrap_zero(eval[281:286]))">
            <text:p><text:s text:c="8"/>self.black.vleugel_opsluiting.set(self.scrap_zero(eval[281:286]))</text:p>
          </table:table-cell>
          <table:table-cell table:number-columns-repeated="25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andem</text:p>
          </table:table-cell>
          <table:table-cell office:value-type="string">
            <text:p>black</text:p>
          </table:table-cell>
          <table:table-cell table:style-name="ce2" table:formula="oooc:=CONCATENATE(&quot;        self.&quot;;[.$C59];&quot;.&quot;;[.$B59];&quot;.set(self.scrap_zero(eval[&quot;;[.$A59];&quot;:&quot;;[.$A60];&quot;]))&quot;)" office:value-type="string" office:string-value="        self.black.tandem.set(self.scrap_zero(eval[286:291]))">
            <text:p><text:s text:c="8"/>self.black.tandem.set(self.scrap_zero(eval[286:291]))</text:p>
          </table:table-cell>
          <table:table-cell table:number-columns-repeated="25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anon</text:p>
          </table:table-cell>
          <table:table-cell office:value-type="string">
            <text:p>black</text:p>
          </table:table-cell>
          <table:table-cell table:style-name="ce2" table:formula="oooc:=CONCATENATE(&quot;        self.&quot;;[.$C60];&quot;.&quot;;[.$B60];&quot;.set(self.scrap_zero(eval[&quot;;[.$A60];&quot;:&quot;;[.$A61];&quot;]))&quot;)" office:value-type="string" office:string-value="        self.black.canon.set(self.scrap_zero(eval[291:296]))">
            <text:p><text:s text:c="8"/>self.black.canon.set(self.scrap_zero(eval[291:296]))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endgame</text:p>
          </table:table-cell>
          <table:table-cell office:value-type="string">
            <text:p>black</text:p>
          </table:table-cell>
          <table:table-cell table:style-name="ce2" table:formula="oooc:=CONCATENATE(&quot;        self.&quot;;[.$C61];&quot;.&quot;;[.$B61];&quot;.set(self.scrap_zero(eval[&quot;;[.$A61];&quot;:&quot;;[.$A63];&quot;]))&quot;)" office:value-type="string" office:string-value="        self.black.endgame.set(self.scrap_zero(eval[296:301]))">
            <text:p><text:s text:c="8"/>self.black.endgame.set(self.scrap_zero(eval[296:301]))</text:p>
          </table:table-cell>
          <table:table-cell table:number-columns-repeated="252"/>
        </table:table-row>
        <table:table-row table:style-name="ro1">
          <table:table-cell office:value-type="float" office:value="301">
            <text:p>301</text:p>
          </table:table-cell>
          <table:table-cell table:number-columns-repeated="2"/>
          <table:table-cell table:style-name="ce2"/>
          <table:table-cell table:number-columns-repeated="25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n_value</text:p>
          </table:table-cell>
          <table:table-cell/>
          <table:table-cell table:style-name="ce2" table:formula="oooc:=CONCATENATE(&quot;        self.set_diff(self.white.&quot;;[.B1];&quot;,self.black.&quot;;[.B1];&quot;,self.diff.&quot;;[.B1];&quot;)&quot;)" office:value-type="string" office:string-value="        self.set_diff(self.white.man_value,self.black.man_value,self.diff.man_value)">
            <text:p><text:s text:c="8"/>self.set_diff(self.white.man_value,self.black.man_value,self.diff.man_value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king_value</text:p>
          </table:table-cell>
          <table:table-cell/>
          <table:table-cell table:style-name="ce2" table:formula="oooc:=CONCATENATE(&quot;        self.set_diff(self.white.&quot;;[.B2];&quot;,self.black.&quot;;[.B2];&quot;,self.diff.&quot;;[.B2];&quot;)&quot;)" office:value-type="string" office:string-value="        self.set_diff(self.white.king_value,self.black.king_value,self.diff.king_value)">
            <text:p><text:s text:c="8"/>self.set_diff(self.white.king_value,self.black.king_value,self.diff.king_value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n_position</text:p>
          </table:table-cell>
          <table:table-cell/>
          <table:table-cell table:style-name="ce2" table:formula="oooc:=CONCATENATE(&quot;        self.set_diff(self.white.&quot;;[.B3];&quot;,self.black.&quot;;[.B3];&quot;,self.diff.&quot;;[.B3];&quot;)&quot;)" office:value-type="string" office:string-value="        self.set_diff(self.white.man_position,self.black.man_position,self.diff.man_position)">
            <text:p><text:s text:c="8"/>self.set_diff(self.white.man_position,self.black.man_position,self.diff.man_position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king_position</text:p>
          </table:table-cell>
          <table:table-cell/>
          <table:table-cell table:style-name="ce2" table:formula="oooc:=CONCATENATE(&quot;        self.set_diff(self.white.&quot;;[.B4];&quot;,self.black.&quot;;[.B4];&quot;,self.diff.&quot;;[.B4];&quot;)&quot;)" office:value-type="string" office:string-value="        self.set_diff(self.white.king_position,self.black.king_position,self.diff.king_position)">
            <text:p><text:s text:c="8"/>self.set_diff(self.white.king_position,self.black.king_position,self.diff.king_position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empi_score</text:p>
          </table:table-cell>
          <table:table-cell/>
          <table:table-cell table:style-name="ce2" table:formula="oooc:=CONCATENATE(&quot;        self.set_diff(self.white.&quot;;[.B5];&quot;,self.black.&quot;;[.B5];&quot;,self.diff.&quot;;[.B5];&quot;)&quot;)" office:value-type="string" office:string-value="        self.set_diff(self.white.tempi_score,self.black.tempi_score,self.diff.tempi_score)">
            <text:p><text:s text:c="8"/>self.set_diff(self.white.tempi_score,self.black.tempi_score,self.diff.tempi_score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it_score </text:p>
          </table:table-cell>
          <table:table-cell/>
          <table:table-cell table:style-name="ce2" table:formula="oooc:=CONCATENATE(&quot;        self.set_diff(self.white.&quot;;[.B6];&quot;,self.black.&quot;;[.B6];&quot;,self.diff.&quot;;[.B6];&quot;)&quot;)" office:value-type="string" office:string-value="        self.set_diff(self.white.fit_score ,self.black.fit_score ,self.diff.fit_score )">
            <text:p><text:s text:c="8"/>self.set_diff(self.white.fit_score ,self.black.fit_score ,self.diff.fit_score 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row_score</text:p>
          </table:table-cell>
          <table:table-cell/>
          <table:table-cell table:style-name="ce2" table:formula="oooc:=CONCATENATE(&quot;        self.set_diff(self.white.&quot;;[.B7];&quot;,self.black.&quot;;[.B7];&quot;,self.diff.&quot;;[.B7];&quot;)&quot;)" office:value-type="string" office:string-value="        self.set_diff(self.white.row_score,self.black.row_score,self.diff.row_score)">
            <text:p><text:s text:c="8"/>self.set_diff(self.white.row_score,self.black.row_score,self.diff.row_score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reedom</text:p>
          </table:table-cell>
          <table:table-cell/>
          <table:table-cell table:style-name="ce2" table:formula="oooc:=CONCATENATE(&quot;        self.set_diff(self.white.&quot;;[.B8];&quot;,self.black.&quot;;[.B8];&quot;,self.diff.&quot;;[.B8];&quot;)&quot;)" office:value-type="string" office:string-value="        self.set_diff(self.white.freedom,self.black.freedom,self.diff.freedom)">
            <text:p><text:s text:c="8"/>self.set_diff(self.white.freedom,self.black.freedom,self.diff.freedom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ze_penalty</text:p>
          </table:table-cell>
          <table:table-cell/>
          <table:table-cell table:style-name="ce2" table:formula="oooc:=CONCATENATE(&quot;        self.set_diff(self.white.&quot;;[.B9];&quot;,self.black.&quot;;[.B9];&quot;,self.diff.&quot;;[.B9];&quot;)&quot;)" office:value-type="string" office:string-value="        self.set_diff(self.white.maze_penalty,self.black.maze_penalty,self.diff.maze_penalty)">
            <text:p><text:s text:c="8"/>self.set_diff(self.white.maze_penalty,self.black.maze_penalty,self.diff.maze_penalty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n_locked</text:p>
          </table:table-cell>
          <table:table-cell/>
          <table:table-cell table:style-name="ce2" table:formula="oooc:=CONCATENATE(&quot;        self.set_diff(self.white.&quot;;[.B10];&quot;,self.black.&quot;;[.B10];&quot;,self.diff.&quot;;[.B10];&quot;)&quot;)" office:value-type="string" office:string-value="        self.set_diff(self.white.man_locked,self.black.man_locked,self.diff.man_locked)">
            <text:p><text:s text:c="8"/>self.set_diff(self.white.man_locked,self.black.man_locked,self.diff.man_locked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void_4641</text:p>
          </table:table-cell>
          <table:table-cell/>
          <table:table-cell table:style-name="ce2" table:formula="oooc:=CONCATENATE(&quot;        self.set_diff(self.white.&quot;;[.B11];&quot;,self.black.&quot;;[.B11];&quot;,self.diff.&quot;;[.B11];&quot;)&quot;)" office:value-type="string" office:string-value="        self.set_diff(self.white.avoid_4641,self.black.avoid_4641,self.diff.avoid_4641)">
            <text:p><text:s text:c="8"/>self.set_diff(self.white.avoid_4641,self.black.avoid_4641,self.diff.avoid_4641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void_2324</text:p>
          </table:table-cell>
          <table:table-cell/>
          <table:table-cell table:style-name="ce2" table:formula="oooc:=CONCATENATE(&quot;        self.set_diff(self.white.&quot;;[.B12];&quot;,self.black.&quot;;[.B12];&quot;,self.diff.&quot;;[.B12];&quot;)&quot;)" office:value-type="string" office:string-value="        self.set_diff(self.white.avoid_2324,self.black.avoid_2324,self.diff.avoid_2324)">
            <text:p><text:s text:c="8"/>self.set_diff(self.white.avoid_2324,self.black.avoid_2324,self.diff.avoid_2324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void_2335</text:p>
          </table:table-cell>
          <table:table-cell/>
          <table:table-cell table:style-name="ce2" table:formula="oooc:=CONCATENATE(&quot;        self.set_diff(self.white.&quot;;[.B13];&quot;,self.black.&quot;;[.B13];&quot;,self.diff.&quot;;[.B13];&quot;)&quot;)" office:value-type="string" office:string-value="        self.set_diff(self.white.avoid_2335,self.black.avoid_2335,self.diff.avoid_2335)">
            <text:p><text:s text:c="8"/>self.set_diff(self.white.avoid_2335,self.black.avoid_2335,self.diff.avoid_2335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eg_2_8_13</text:p>
          </table:table-cell>
          <table:table-cell/>
          <table:table-cell table:style-name="ce2" table:formula="oooc:=CONCATENATE(&quot;        self.set_diff(self.white.&quot;;[.B14];&quot;,self.black.&quot;;[.B14];&quot;,self.diff.&quot;;[.B14];&quot;)&quot;)" office:value-type="string" office:string-value="        self.set_diff(self.white.leg_2_8_13,self.black.leg_2_8_13,self.diff.leg_2_8_13)">
            <text:p><text:s text:c="8"/>self.set_diff(self.white.leg_2_8_13,self.black.leg_2_8_13,self.diff.leg_2_8_13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ri_253035</text:p>
          </table:table-cell>
          <table:table-cell/>
          <table:table-cell table:style-name="ce2" table:formula="oooc:=CONCATENATE(&quot;        self.set_diff(self.white.&quot;;[.B15];&quot;,self.black.&quot;;[.B15];&quot;,self.diff.&quot;;[.B15];&quot;)&quot;)" office:value-type="string" office:string-value="        self.set_diff(self.white.tri_253035,self.black.tri_253035,self.diff.tri_253035)">
            <text:p><text:s text:c="8"/>self.set_diff(self.white.tri_253035,self.black.tri_253035,self.diff.tri_253035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klassiek</text:p>
          </table:table-cell>
          <table:table-cell/>
          <table:table-cell table:style-name="ce2" table:formula="oooc:=CONCATENATE(&quot;        self.set_diff(self.white.&quot;;[.B16];&quot;,self.black.&quot;;[.B16];&quot;,self.diff.&quot;;[.B16];&quot;)&quot;)" office:value-type="string" office:string-value="        self.set_diff(self.white.klassiek,self.black.klassiek,self.diff.klassiek)">
            <text:p><text:s text:c="8"/>self.set_diff(self.white.klassiek,self.black.klassiek,self.diff.klassiek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ketting_stelling</text:p>
          </table:table-cell>
          <table:table-cell/>
          <table:table-cell table:style-name="ce2" table:formula="oooc:=CONCATENATE(&quot;        self.set_diff(self.white.&quot;;[.B17];&quot;,self.black.&quot;;[.B17];&quot;,self.diff.&quot;;[.B17];&quot;)&quot;)" office:value-type="string" office:string-value="        self.set_diff(self.white.ketting_stelling,self.black.ketting_stelling,self.diff.ketting_stelling)">
            <text:p><text:s text:c="8"/>self.set_diff(self.white.ketting_stelling,self.black.ketting_stelling,self.diff.ketting_stelling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alve_hek</text:p>
          </table:table-cell>
          <table:table-cell/>
          <table:table-cell table:style-name="ce2" table:formula="oooc:=CONCATENATE(&quot;        self.set_diff(self.white.&quot;;[.B18];&quot;,self.black.&quot;;[.B18];&quot;,self.diff.&quot;;[.B18];&quot;)&quot;)" office:value-type="string" office:string-value="        self.set_diff(self.white.halve_hek,self.black.halve_hek,self.diff.halve_hek)">
            <text:p><text:s text:c="8"/>self.set_diff(self.white.halve_hek,self.black.halve_hek,self.diff.halve_hek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ctive_15</text:p>
          </table:table-cell>
          <table:table-cell/>
          <table:table-cell table:style-name="ce2" table:formula="oooc:=CONCATENATE(&quot;        self.set_diff(self.white.&quot;;[.B19];&quot;,self.black.&quot;;[.B19];&quot;,self.diff.&quot;;[.B19];&quot;)&quot;)" office:value-type="string" office:string-value="        self.set_diff(self.white.active_15,self.black.active_15,self.diff.active_15)">
            <text:p><text:s text:c="8"/>self.set_diff(self.white.active_15,self.black.active_15,self.diff.active_15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lechte_binding</text:p>
          </table:table-cell>
          <table:table-cell/>
          <table:table-cell table:style-name="ce2" table:formula="oooc:=CONCATENATE(&quot;        self.set_diff(self.white.&quot;;[.B20];&quot;,self.black.&quot;;[.B20];&quot;,self.diff.&quot;;[.B20];&quot;)&quot;)" office:value-type="string" office:string-value="        self.set_diff(self.white.slechte_binding,self.black.slechte_binding,self.diff.slechte_binding)">
            <text:p><text:s text:c="8"/>self.set_diff(self.white.slechte_binding,self.black.slechte_binding,self.diff.slechte_binding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ree_path</text:p>
          </table:table-cell>
          <table:table-cell/>
          <table:table-cell table:style-name="ce2" table:formula="oooc:=CONCATENATE(&quot;        self.set_diff(self.white.&quot;;[.B21];&quot;,self.black.&quot;;[.B21];&quot;,self.diff.&quot;;[.B21];&quot;)&quot;)" office:value-type="string" office:string-value="        self.set_diff(self.white.free_path,self.black.free_path,self.diff.free_path)">
            <text:p><text:s text:c="8"/>self.set_diff(self.white.free_path,self.black.free_path,self.diff.free_path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ge_35</text:p>
          </table:table-cell>
          <table:table-cell/>
          <table:table-cell table:style-name="ce2" table:formula="oooc:=CONCATENATE(&quot;        self.set_diff(self.white.&quot;;[.B22];&quot;,self.black.&quot;;[.B22];&quot;,self.diff.&quot;;[.B22];&quot;)&quot;)" office:value-type="string" office:string-value="        self.set_diff(self.white.edge_35,self.black.edge_35,self.diff.edge_35)">
            <text:p><text:s text:c="8"/>self.set_diff(self.white.edge_35,self.black.edge_35,self.diff.edge_35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ge_36</text:p>
          </table:table-cell>
          <table:table-cell/>
          <table:table-cell table:style-name="ce2" table:formula="oooc:=CONCATENATE(&quot;        self.set_diff(self.white.&quot;;[.B23];&quot;,self.black.&quot;;[.B23];&quot;,self.diff.&quot;;[.B23];&quot;)&quot;)" office:value-type="string" office:string-value="        self.set_diff(self.white.edge_36,self.black.edge_36,self.diff.edge_36)">
            <text:p><text:s text:c="8"/>self.set_diff(self.white.edge_36,self.black.edge_36,self.diff.edge_36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11_16_17</text:p>
          </table:table-cell>
          <table:table-cell/>
          <table:table-cell table:style-name="ce2" table:formula="oooc:=CONCATENATE(&quot;        self.set_diff(self.white.&quot;;[.B24];&quot;,self.black.&quot;;[.B24];&quot;,self.diff.&quot;;[.B24];&quot;)&quot;)" office:value-type="string" office:string-value="        self.set_diff(self.white.t11_16_17,self.black.t11_16_17,self.diff.t11_16_17)">
            <text:p><text:s text:c="8"/>self.set_diff(self.white.t11_16_17,self.black.t11_16_17,self.diff.t11_16_17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oorpost</text:p>
          </table:table-cell>
          <table:table-cell/>
          <table:table-cell table:style-name="ce2" table:formula="oooc:=CONCATENATE(&quot;        self.set_diff(self.white.&quot;;[.B25];&quot;,self.black.&quot;;[.B25];&quot;,self.diff.&quot;;[.B25];&quot;)&quot;)" office:value-type="string" office:string-value="        self.set_diff(self.white.voorpost,self.black.voorpost,self.diff.voorpost)">
            <text:p><text:s text:c="8"/>self.set_diff(self.white.voorpost,self.black.voorpost,self.diff.voorpost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ked</text:p>
          </table:table-cell>
          <table:table-cell/>
          <table:table-cell table:style-name="ce2" table:formula="oooc:=CONCATENATE(&quot;        self.set_diff(self.white.&quot;;[.B26];&quot;,self.black.&quot;;[.B26];&quot;,self.diff.&quot;;[.B26];&quot;)&quot;)" office:value-type="string" office:string-value="        self.set_diff(self.white.locked,self.black.locked,self.diff.locked)">
            <text:p><text:s text:c="8"/>self.set_diff(self.white.locked,self.black.locked,self.diff.locked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leugel_opsluiting</text:p>
          </table:table-cell>
          <table:table-cell/>
          <table:table-cell table:style-name="ce2" table:formula="oooc:=CONCATENATE(&quot;        self.set_diff(self.white.&quot;;[.B27];&quot;,self.black.&quot;;[.B27];&quot;,self.diff.&quot;;[.B27];&quot;)&quot;)" office:value-type="string" office:string-value="        self.set_diff(self.white.vleugel_opsluiting,self.black.vleugel_opsluiting,self.diff.vleugel_opsluiting)">
            <text:p><text:s text:c="8"/>self.set_diff(self.white.vleugel_opsluiting,self.black.vleugel_opsluiting,self.diff.vleugel_opsluiting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andem</text:p>
          </table:table-cell>
          <table:table-cell/>
          <table:table-cell table:style-name="ce2" table:formula="oooc:=CONCATENATE(&quot;        self.set_diff(self.white.&quot;;[.B28];&quot;,self.black.&quot;;[.B28];&quot;,self.diff.&quot;;[.B28];&quot;)&quot;)" office:value-type="string" office:string-value="        self.set_diff(self.white.tandem,self.black.tandem,self.diff.tandem)">
            <text:p><text:s text:c="8"/>self.set_diff(self.white.tandem,self.black.tandem,self.diff.tandem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anon</text:p>
          </table:table-cell>
          <table:table-cell/>
          <table:table-cell table:style-name="ce2" table:formula="oooc:=CONCATENATE(&quot;        self.set_diff(self.white.&quot;;[.B29];&quot;,self.black.&quot;;[.B29];&quot;,self.diff.&quot;;[.B29];&quot;)&quot;)" office:value-type="string" office:string-value="        self.set_diff(self.white.canon,self.black.canon,self.diff.canon)">
            <text:p><text:s text:c="8"/>self.set_diff(self.white.canon,self.black.canon,self.diff.canon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ndgame</text:p>
          </table:table-cell>
          <table:table-cell/>
          <table:table-cell table:style-name="ce2" table:formula="oooc:=CONCATENATE(&quot;        self.set_diff(self.white.&quot;;[.B30];&quot;,self.black.&quot;;[.B30];&quot;,self.diff.&quot;;[.B30];&quot;)&quot;)" office:value-type="string" office:string-value="        self.set_diff(self.white.endgame,self.black.endgame,self.diff.endgame)">
            <text:p><text:s text:c="8"/>self.set_diff(self.white.endgame,self.black.endgame,self.diff.endgame)</text:p>
          </table:table-cell>
          <table:table-cell table:number-columns-repeated="252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252" table:default-cell-style-name="ce5"/>
        <table:table-row table:style-name="ro3">
          <table:table-cell table:style-name="ce4" office:value-type="string">
            <text:p>man_value</text:p>
          </table:table-cell>
          <table:table-cell office:value-type="string">
            <text:p>white</text:p>
          </table:table-cell>
          <table:table-cell table:formula="oooc:=CONCATENATE([.B1];&quot;_&quot;;[.A1])" office:value-type="string" office:string-value="white_man_value">
            <text:p>white_man_value</text:p>
          </table:table-cell>
          <table:table-cell table:formula="oooc:=CONCATENATE(&quot;j += sprintf(result+j, ^%d5^,&quot;;[.C1];&quot;);&quot;)" office:value-type="string" office:string-value="j += sprintf(result+j, ^%d5^,white_man_value);">
            <text:p>j += sprintf(result+j, ^%d5^,white_man_valu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king_value</text:p>
          </table:table-cell>
          <table:table-cell office:value-type="string">
            <text:p>white</text:p>
          </table:table-cell>
          <table:table-cell table:formula="oooc:=CONCATENATE([.B2];&quot;_&quot;;[.A2])" office:value-type="string" office:string-value="white_king_value">
            <text:p>white_king_value</text:p>
          </table:table-cell>
          <table:table-cell table:formula="oooc:=CONCATENATE(&quot;j += sprintf(result+j, ^%d5^,&quot;;[.C2];&quot;);&quot;)" office:value-type="string" office:string-value="j += sprintf(result+j, ^%d5^,white_king_value);">
            <text:p>j += sprintf(result+j, ^%d5^,white_king_valu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n_position</text:p>
          </table:table-cell>
          <table:table-cell office:value-type="string">
            <text:p>white</text:p>
          </table:table-cell>
          <table:table-cell table:formula="oooc:=CONCATENATE([.B3];&quot;_&quot;;[.A3])" office:value-type="string" office:string-value="white_man_position">
            <text:p>white_man_position</text:p>
          </table:table-cell>
          <table:table-cell table:formula="oooc:=CONCATENATE(&quot;j += sprintf(result+j, ^%d5^,&quot;;[.C3];&quot;);&quot;)" office:value-type="string" office:string-value="j += sprintf(result+j, ^%d5^,white_man_position);">
            <text:p>j += sprintf(result+j, ^%d5^,white_man_position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king_position</text:p>
          </table:table-cell>
          <table:table-cell office:value-type="string">
            <text:p>white</text:p>
          </table:table-cell>
          <table:table-cell table:formula="oooc:=CONCATENATE([.B4];&quot;_&quot;;[.A4])" office:value-type="string" office:string-value="white_king_position">
            <text:p>white_king_position</text:p>
          </table:table-cell>
          <table:table-cell table:formula="oooc:=CONCATENATE(&quot;j += sprintf(result+j, ^%d5^,&quot;;[.C4];&quot;);&quot;)" office:value-type="string" office:string-value="j += sprintf(result+j, ^%d5^,white_king_position);">
            <text:p>j += sprintf(result+j, ^%d5^,white_king_position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tempi_score</text:p>
          </table:table-cell>
          <table:table-cell office:value-type="string">
            <text:p>white</text:p>
          </table:table-cell>
          <table:table-cell table:formula="oooc:=CONCATENATE([.B5];&quot;_&quot;;[.A5])" office:value-type="string" office:string-value="white_tempi_score">
            <text:p>white_tempi_score</text:p>
          </table:table-cell>
          <table:table-cell table:formula="oooc:=CONCATENATE(&quot;j += sprintf(result+j, ^%d5^,&quot;;[.C5];&quot;);&quot;)" office:value-type="string" office:string-value="j += sprintf(result+j, ^%d5^,white_tempi_score);">
            <text:p>j += sprintf(result+j, ^%d5^,white_tempi_scor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it_score </text:p>
          </table:table-cell>
          <table:table-cell office:value-type="string">
            <text:p>white</text:p>
          </table:table-cell>
          <table:table-cell table:formula="oooc:=CONCATENATE([.B6];&quot;_&quot;;[.A6])" office:value-type="string" office:string-value="white_fit_score ">
            <text:p>white_fit_score </text:p>
          </table:table-cell>
          <table:table-cell table:formula="oooc:=CONCATENATE(&quot;j += sprintf(result+j, ^%d5^,&quot;;[.C6];&quot;);&quot;)" office:value-type="string" office:string-value="j += sprintf(result+j, ^%d5^,white_fit_score );">
            <text:p>j += sprintf(result+j, ^%d5^,white_fit_score 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row_score</text:p>
          </table:table-cell>
          <table:table-cell office:value-type="string">
            <text:p>white</text:p>
          </table:table-cell>
          <table:table-cell table:formula="oooc:=CONCATENATE([.B7];&quot;_&quot;;[.A7])" office:value-type="string" office:string-value="white_row_score">
            <text:p>white_row_score</text:p>
          </table:table-cell>
          <table:table-cell table:formula="oooc:=CONCATENATE(&quot;j += sprintf(result+j, ^%d5^,&quot;;[.C7];&quot;);&quot;)" office:value-type="string" office:string-value="j += sprintf(result+j, ^%d5^,white_row_score);">
            <text:p>j += sprintf(result+j, ^%d5^,white_row_scor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reedom</text:p>
          </table:table-cell>
          <table:table-cell office:value-type="string">
            <text:p>white</text:p>
          </table:table-cell>
          <table:table-cell table:formula="oooc:=CONCATENATE([.B8];&quot;_&quot;;[.A8])" office:value-type="string" office:string-value="white_freedom">
            <text:p>white_freedom</text:p>
          </table:table-cell>
          <table:table-cell table:formula="oooc:=CONCATENATE(&quot;j += sprintf(result+j, ^%d5^,&quot;;[.C8];&quot;);&quot;)" office:value-type="string" office:string-value="j += sprintf(result+j, ^%d5^,white_freedom);">
            <text:p>j += sprintf(result+j, ^%d5^,white_freedom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ze_penalty</text:p>
          </table:table-cell>
          <table:table-cell office:value-type="string">
            <text:p>white</text:p>
          </table:table-cell>
          <table:table-cell table:formula="oooc:=CONCATENATE([.B9];&quot;_&quot;;[.A9])" office:value-type="string" office:string-value="white_maze_penalty">
            <text:p>white_maze_penalty</text:p>
          </table:table-cell>
          <table:table-cell table:formula="oooc:=CONCATENATE(&quot;j += sprintf(result+j, ^%d5^,&quot;;[.C9];&quot;);&quot;)" office:value-type="string" office:string-value="j += sprintf(result+j, ^%d5^,white_maze_penalty);">
            <text:p>j += sprintf(result+j, ^%d5^,white_maze_penalty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n_locked</text:p>
          </table:table-cell>
          <table:table-cell office:value-type="string">
            <text:p>white</text:p>
          </table:table-cell>
          <table:table-cell table:formula="oooc:=CONCATENATE([.B10];&quot;_&quot;;[.A10])" office:value-type="string" office:string-value="white_man_locked">
            <text:p>white_man_locked</text:p>
          </table:table-cell>
          <table:table-cell table:formula="oooc:=CONCATENATE(&quot;j += sprintf(result+j, ^%d5^,&quot;;[.C10];&quot;);&quot;)" office:value-type="string" office:string-value="j += sprintf(result+j, ^%d5^,white_man_locked);">
            <text:p>j += sprintf(result+j, ^%d5^,white_man_locked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4641</text:p>
          </table:table-cell>
          <table:table-cell office:value-type="string">
            <text:p>white</text:p>
          </table:table-cell>
          <table:table-cell table:formula="oooc:=CONCATENATE([.B11];&quot;_&quot;;[.A11])" office:value-type="string" office:string-value="white_avoid_4641">
            <text:p>white_avoid_4641</text:p>
          </table:table-cell>
          <table:table-cell table:formula="oooc:=CONCATENATE(&quot;j += sprintf(result+j, ^%d5^,&quot;;[.C11];&quot;);&quot;)" office:value-type="string" office:string-value="j += sprintf(result+j, ^%d5^,white_avoid_4641);">
            <text:p>j += sprintf(result+j, ^%d5^,white_avoid_4641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2324</text:p>
          </table:table-cell>
          <table:table-cell office:value-type="string">
            <text:p>white</text:p>
          </table:table-cell>
          <table:table-cell table:formula="oooc:=CONCATENATE([.B12];&quot;_&quot;;[.A12])" office:value-type="string" office:string-value="white_avoid_2324">
            <text:p>white_avoid_2324</text:p>
          </table:table-cell>
          <table:table-cell table:formula="oooc:=CONCATENATE(&quot;j += sprintf(result+j, ^%d5^,&quot;;[.C12];&quot;);&quot;)" office:value-type="string" office:string-value="j += sprintf(result+j, ^%d5^,white_avoid_2324);">
            <text:p>j += sprintf(result+j, ^%d5^,white_avoid_2324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2335</text:p>
          </table:table-cell>
          <table:table-cell office:value-type="string">
            <text:p>white</text:p>
          </table:table-cell>
          <table:table-cell table:formula="oooc:=CONCATENATE([.B13];&quot;_&quot;;[.A13])" office:value-type="string" office:string-value="white_avoid_2335">
            <text:p>white_avoid_2335</text:p>
          </table:table-cell>
          <table:table-cell table:formula="oooc:=CONCATENATE(&quot;j += sprintf(result+j, ^%d5^,&quot;;[.C13];&quot;);&quot;)" office:value-type="string" office:string-value="j += sprintf(result+j, ^%d5^,white_avoid_2335);">
            <text:p>j += sprintf(result+j, ^%d5^,white_avoid_2335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leg_2_8_13</text:p>
          </table:table-cell>
          <table:table-cell office:value-type="string">
            <text:p>white</text:p>
          </table:table-cell>
          <table:table-cell table:formula="oooc:=CONCATENATE([.B14];&quot;_&quot;;[.A14])" office:value-type="string" office:string-value="white_leg_2_8_13">
            <text:p>white_leg_2_8_13</text:p>
          </table:table-cell>
          <table:table-cell table:formula="oooc:=CONCATENATE(&quot;j += sprintf(result+j, ^%d5^,&quot;;[.C14];&quot;);&quot;)" office:value-type="string" office:string-value="j += sprintf(result+j, ^%d5^,white_leg_2_8_13);">
            <text:p>j += sprintf(result+j, ^%d5^,white_leg_2_8_13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tri_253035</text:p>
          </table:table-cell>
          <table:table-cell office:value-type="string">
            <text:p>white</text:p>
          </table:table-cell>
          <table:table-cell table:formula="oooc:=CONCATENATE([.B15];&quot;_&quot;;[.A15])" office:value-type="string" office:string-value="white_tri_253035">
            <text:p>white_tri_253035</text:p>
          </table:table-cell>
          <table:table-cell table:formula="oooc:=CONCATENATE(&quot;j += sprintf(result+j, ^%d5^,&quot;;[.C15];&quot;);&quot;)" office:value-type="string" office:string-value="j += sprintf(result+j, ^%d5^,white_tri_253035);">
            <text:p>j += sprintf(result+j, ^%d5^,white_tri_253035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klassiek</text:p>
          </table:table-cell>
          <table:table-cell office:value-type="string">
            <text:p>white</text:p>
          </table:table-cell>
          <table:table-cell table:formula="oooc:=CONCATENATE([.B16];&quot;_&quot;;[.A16])" office:value-type="string" office:string-value="white_klassiek">
            <text:p>white_klassiek</text:p>
          </table:table-cell>
          <table:table-cell table:formula="oooc:=CONCATENATE(&quot;j += sprintf(result+j, ^%d5^,&quot;;[.C16];&quot;);&quot;)" office:value-type="string" office:string-value="j += sprintf(result+j, ^%d5^,white_klassiek);">
            <text:p>j += sprintf(result+j, ^%d5^,white_klassiek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ketting_stelling</text:p>
          </table:table-cell>
          <table:table-cell office:value-type="string">
            <text:p>white</text:p>
          </table:table-cell>
          <table:table-cell table:formula="oooc:=CONCATENATE([.B17];&quot;_&quot;;[.A17])" office:value-type="string" office:string-value="white_ketting_stelling">
            <text:p>white_ketting_stelling</text:p>
          </table:table-cell>
          <table:table-cell table:formula="oooc:=CONCATENATE(&quot;j += sprintf(result+j, ^%d5^,&quot;;[.C17];&quot;);&quot;)" office:value-type="string" office:string-value="j += sprintf(result+j, ^%d5^,white_ketting_stelling);">
            <text:p>j += sprintf(result+j, ^%d5^,white_ketting_stelling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halve_hek</text:p>
          </table:table-cell>
          <table:table-cell office:value-type="string">
            <text:p>white</text:p>
          </table:table-cell>
          <table:table-cell table:formula="oooc:=CONCATENATE([.B18];&quot;_&quot;;[.A18])" office:value-type="string" office:string-value="white_halve_hek">
            <text:p>white_halve_hek</text:p>
          </table:table-cell>
          <table:table-cell table:formula="oooc:=CONCATENATE(&quot;j += sprintf(result+j, ^%d5^,&quot;;[.C18];&quot;);&quot;)" office:value-type="string" office:string-value="j += sprintf(result+j, ^%d5^,white_halve_hek);">
            <text:p>j += sprintf(result+j, ^%d5^,white_halve_hek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ctive_15</text:p>
          </table:table-cell>
          <table:table-cell office:value-type="string">
            <text:p>white</text:p>
          </table:table-cell>
          <table:table-cell table:formula="oooc:=CONCATENATE([.B19];&quot;_&quot;;[.A19])" office:value-type="string" office:string-value="white_active_15">
            <text:p>white_active_15</text:p>
          </table:table-cell>
          <table:table-cell table:formula="oooc:=CONCATENATE(&quot;j += sprintf(result+j, ^%d5^,&quot;;[.C19];&quot;);&quot;)" office:value-type="string" office:string-value="j += sprintf(result+j, ^%d5^,white_active_15);">
            <text:p>j += sprintf(result+j, ^%d5^,white_active_15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slechte_binding</text:p>
          </table:table-cell>
          <table:table-cell office:value-type="string">
            <text:p>white</text:p>
          </table:table-cell>
          <table:table-cell table:formula="oooc:=CONCATENATE([.B20];&quot;_&quot;;[.A20])" office:value-type="string" office:string-value="white_slechte_binding">
            <text:p>white_slechte_binding</text:p>
          </table:table-cell>
          <table:table-cell table:formula="oooc:=CONCATENATE(&quot;j += sprintf(result+j, ^%d5^,&quot;;[.C20];&quot;);&quot;)" office:value-type="string" office:string-value="j += sprintf(result+j, ^%d5^,white_slechte_binding);">
            <text:p>j += sprintf(result+j, ^%d5^,white_slechte_binding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ree_path</text:p>
          </table:table-cell>
          <table:table-cell office:value-type="string">
            <text:p>white</text:p>
          </table:table-cell>
          <table:table-cell table:formula="oooc:=CONCATENATE([.B21];&quot;_&quot;;[.A21])" office:value-type="string" office:string-value="white_free_path">
            <text:p>white_free_path</text:p>
          </table:table-cell>
          <table:table-cell table:formula="oooc:=CONCATENATE(&quot;j += sprintf(result+j, ^%d5^,&quot;;[.C21];&quot;);&quot;)" office:value-type="string" office:string-value="j += sprintf(result+j, ^%d5^,white_free_path);">
            <text:p>j += sprintf(result+j, ^%d5^,white_free_path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dge_35</text:p>
          </table:table-cell>
          <table:table-cell office:value-type="string">
            <text:p>white</text:p>
          </table:table-cell>
          <table:table-cell table:formula="oooc:=CONCATENATE([.B22];&quot;_&quot;;[.A22])" office:value-type="string" office:string-value="white_edge_35">
            <text:p>white_edge_35</text:p>
          </table:table-cell>
          <table:table-cell table:formula="oooc:=CONCATENATE(&quot;j += sprintf(result+j, ^%d5^,&quot;;[.C22];&quot;);&quot;)" office:value-type="string" office:string-value="j += sprintf(result+j, ^%d5^,white_edge_35);">
            <text:p>j += sprintf(result+j, ^%d5^,white_edge_35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dge_36</text:p>
          </table:table-cell>
          <table:table-cell office:value-type="string">
            <text:p>white</text:p>
          </table:table-cell>
          <table:table-cell table:formula="oooc:=CONCATENATE([.B23];&quot;_&quot;;[.A23])" office:value-type="string" office:string-value="white_edge_36">
            <text:p>white_edge_36</text:p>
          </table:table-cell>
          <table:table-cell table:formula="oooc:=CONCATENATE(&quot;j += sprintf(result+j, ^%d5^,&quot;;[.C23];&quot;);&quot;)" office:value-type="string" office:string-value="j += sprintf(result+j, ^%d5^,white_edge_36);">
            <text:p>j += sprintf(result+j, ^%d5^,white_edge_36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t11_16_17</text:p>
          </table:table-cell>
          <table:table-cell office:value-type="string">
            <text:p>white</text:p>
          </table:table-cell>
          <table:table-cell table:formula="oooc:=CONCATENATE([.B24];&quot;_&quot;;[.A24])" office:value-type="string" office:string-value="white_t11_16_17">
            <text:p>white_t11_16_17</text:p>
          </table:table-cell>
          <table:table-cell table:formula="oooc:=CONCATENATE(&quot;j += sprintf(result+j, ^%d5^,&quot;;[.C24];&quot;);&quot;)" office:value-type="string" office:string-value="j += sprintf(result+j, ^%d5^,white_t11_16_17);">
            <text:p>j += sprintf(result+j, ^%d5^,white_t11_16_17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voorpost</text:p>
          </table:table-cell>
          <table:table-cell office:value-type="string">
            <text:p>white</text:p>
          </table:table-cell>
          <table:table-cell table:formula="oooc:=CONCATENATE([.B25];&quot;_&quot;;[.A25])" office:value-type="string" office:string-value="white_voorpost">
            <text:p>white_voorpost</text:p>
          </table:table-cell>
          <table:table-cell table:formula="oooc:=CONCATENATE(&quot;j += sprintf(result+j, ^%d5^,&quot;;[.C25];&quot;);&quot;)" office:value-type="string" office:string-value="j += sprintf(result+j, ^%d5^,white_voorpost);">
            <text:p>j += sprintf(result+j, ^%d5^,white_voorpost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locked</text:p>
          </table:table-cell>
          <table:table-cell office:value-type="string">
            <text:p>white</text:p>
          </table:table-cell>
          <table:table-cell table:formula="oooc:=CONCATENATE([.B26];&quot;_&quot;;[.A26])" office:value-type="string" office:string-value="white_locked">
            <text:p>white_locked</text:p>
          </table:table-cell>
          <table:table-cell table:formula="oooc:=CONCATENATE(&quot;j += sprintf(result+j, ^%d5^,&quot;;[.C26];&quot;);&quot;)" office:value-type="string" office:string-value="j += sprintf(result+j, ^%d5^,white_locked);">
            <text:p>j += sprintf(result+j, ^%d5^,white_locked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vleugel_opsluiting</text:p>
          </table:table-cell>
          <table:table-cell office:value-type="string">
            <text:p>white</text:p>
          </table:table-cell>
          <table:table-cell table:formula="oooc:=CONCATENATE([.B27];&quot;_&quot;;[.A27])" office:value-type="string" office:string-value="white_vleugel_opsluiting">
            <text:p>white_vleugel_opsluiting</text:p>
          </table:table-cell>
          <table:table-cell table:formula="oooc:=CONCATENATE(&quot;j += sprintf(result+j, ^%d5^,&quot;;[.C27];&quot;);&quot;)" office:value-type="string" office:string-value="j += sprintf(result+j, ^%d5^,white_vleugel_opsluiting);">
            <text:p>j += sprintf(result+j, ^%d5^,white_vleugel_opsluiting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tandem</text:p>
          </table:table-cell>
          <table:table-cell office:value-type="string">
            <text:p>white</text:p>
          </table:table-cell>
          <table:table-cell table:formula="oooc:=CONCATENATE([.B28];&quot;_&quot;;[.A28])" office:value-type="string" office:string-value="white_tandem">
            <text:p>white_tandem</text:p>
          </table:table-cell>
          <table:table-cell table:formula="oooc:=CONCATENATE(&quot;j += sprintf(result+j, ^%d5^,&quot;;[.C28];&quot;);&quot;)" office:value-type="string" office:string-value="j += sprintf(result+j, ^%d5^,white_tandem);">
            <text:p>j += sprintf(result+j, ^%d5^,white_tandem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canon</text:p>
          </table:table-cell>
          <table:table-cell office:value-type="string">
            <text:p>white</text:p>
          </table:table-cell>
          <table:table-cell table:formula="oooc:=CONCATENATE([.B29];&quot;_&quot;;[.A29])" office:value-type="string" office:string-value="white_canon">
            <text:p>white_canon</text:p>
          </table:table-cell>
          <table:table-cell table:formula="oooc:=CONCATENATE(&quot;j += sprintf(result+j, ^%d5^,&quot;;[.C29];&quot;);&quot;)" office:value-type="string" office:string-value="j += sprintf(result+j, ^%d5^,white_canon);">
            <text:p>j += sprintf(result+j, ^%d5^,white_canon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ndgame</text:p>
          </table:table-cell>
          <table:table-cell office:value-type="string">
            <text:p>white</text:p>
          </table:table-cell>
          <table:table-cell table:formula="oooc:=CONCATENATE([.B30];&quot;_&quot;;[.A30])" office:value-type="string" office:string-value="white_endgame">
            <text:p>white_endgame</text:p>
          </table:table-cell>
          <table:table-cell table:formula="oooc:=CONCATENATE(&quot;j += sprintf(result+j, ^%d5^,&quot;;[.C30];&quot;);&quot;)" office:value-type="string" office:string-value="j += sprintf(result+j, ^%d5^,white_endgame);">
            <text:p>j += sprintf(result+j, ^%d5^,white_endgam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n_value</text:p>
          </table:table-cell>
          <table:table-cell office:value-type="string">
            <text:p>black</text:p>
          </table:table-cell>
          <table:table-cell table:formula="oooc:=CONCATENATE([.B31];&quot;_&quot;;[.A31])" office:value-type="string" office:string-value="black_man_value">
            <text:p>black_man_value</text:p>
          </table:table-cell>
          <table:table-cell table:formula="oooc:=CONCATENATE(&quot;j += sprintf(result+j, ^%d5^,&quot;;[.C31];&quot;);&quot;)" office:value-type="string" office:string-value="j += sprintf(result+j, ^%d5^,black_man_value);">
            <text:p>j += sprintf(result+j, ^%d5^,black_man_valu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king_value</text:p>
          </table:table-cell>
          <table:table-cell office:value-type="string">
            <text:p>black</text:p>
          </table:table-cell>
          <table:table-cell table:formula="oooc:=CONCATENATE([.B32];&quot;_&quot;;[.A32])" office:value-type="string" office:string-value="black_king_value">
            <text:p>black_king_value</text:p>
          </table:table-cell>
          <table:table-cell table:formula="oooc:=CONCATENATE(&quot;j += sprintf(result+j, ^%d5^,&quot;;[.C32];&quot;);&quot;)" office:value-type="string" office:string-value="j += sprintf(result+j, ^%d5^,black_king_value);">
            <text:p>j += sprintf(result+j, ^%d5^,black_king_valu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n_position</text:p>
          </table:table-cell>
          <table:table-cell office:value-type="string">
            <text:p>black</text:p>
          </table:table-cell>
          <table:table-cell table:formula="oooc:=CONCATENATE([.B33];&quot;_&quot;;[.A33])" office:value-type="string" office:string-value="black_man_position">
            <text:p>black_man_position</text:p>
          </table:table-cell>
          <table:table-cell table:formula="oooc:=CONCATENATE(&quot;j += sprintf(result+j, ^%d5^,&quot;;[.C33];&quot;);&quot;)" office:value-type="string" office:string-value="j += sprintf(result+j, ^%d5^,black_man_position);">
            <text:p>j += sprintf(result+j, ^%d5^,black_man_position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king_position</text:p>
          </table:table-cell>
          <table:table-cell office:value-type="string">
            <text:p>black</text:p>
          </table:table-cell>
          <table:table-cell table:formula="oooc:=CONCATENATE([.B34];&quot;_&quot;;[.A34])" office:value-type="string" office:string-value="black_king_position">
            <text:p>black_king_position</text:p>
          </table:table-cell>
          <table:table-cell table:formula="oooc:=CONCATENATE(&quot;j += sprintf(result+j, ^%d5^,&quot;;[.C34];&quot;);&quot;)" office:value-type="string" office:string-value="j += sprintf(result+j, ^%d5^,black_king_position);">
            <text:p>j += sprintf(result+j, ^%d5^,black_king_position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tempi_score</text:p>
          </table:table-cell>
          <table:table-cell office:value-type="string">
            <text:p>black</text:p>
          </table:table-cell>
          <table:table-cell table:formula="oooc:=CONCATENATE([.B35];&quot;_&quot;;[.A35])" office:value-type="string" office:string-value="black_tempi_score">
            <text:p>black_tempi_score</text:p>
          </table:table-cell>
          <table:table-cell table:formula="oooc:=CONCATENATE(&quot;j += sprintf(result+j, ^%d5^,&quot;;[.C35];&quot;);&quot;)" office:value-type="string" office:string-value="j += sprintf(result+j, ^%d5^,black_tempi_score);">
            <text:p>j += sprintf(result+j, ^%d5^,black_tempi_scor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it_score </text:p>
          </table:table-cell>
          <table:table-cell office:value-type="string">
            <text:p>black</text:p>
          </table:table-cell>
          <table:table-cell table:formula="oooc:=CONCATENATE([.B36];&quot;_&quot;;[.A36])" office:value-type="string" office:string-value="black_fit_score ">
            <text:p>black_fit_score </text:p>
          </table:table-cell>
          <table:table-cell table:formula="oooc:=CONCATENATE(&quot;j += sprintf(result+j, ^%d5^,&quot;;[.C36];&quot;);&quot;)" office:value-type="string" office:string-value="j += sprintf(result+j, ^%d5^,black_fit_score );">
            <text:p>j += sprintf(result+j, ^%d5^,black_fit_score 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row_score</text:p>
          </table:table-cell>
          <table:table-cell office:value-type="string">
            <text:p>black</text:p>
          </table:table-cell>
          <table:table-cell table:formula="oooc:=CONCATENATE([.B37];&quot;_&quot;;[.A37])" office:value-type="string" office:string-value="black_row_score">
            <text:p>black_row_score</text:p>
          </table:table-cell>
          <table:table-cell table:formula="oooc:=CONCATENATE(&quot;j += sprintf(result+j, ^%d5^,&quot;;[.C37];&quot;);&quot;)" office:value-type="string" office:string-value="j += sprintf(result+j, ^%d5^,black_row_score);">
            <text:p>j += sprintf(result+j, ^%d5^,black_row_score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reedom</text:p>
          </table:table-cell>
          <table:table-cell office:value-type="string">
            <text:p>black</text:p>
          </table:table-cell>
          <table:table-cell table:formula="oooc:=CONCATENATE([.B38];&quot;_&quot;;[.A38])" office:value-type="string" office:string-value="black_freedom">
            <text:p>black_freedom</text:p>
          </table:table-cell>
          <table:table-cell table:formula="oooc:=CONCATENATE(&quot;j += sprintf(result+j, ^%d5^,&quot;;[.C38];&quot;);&quot;)" office:value-type="string" office:string-value="j += sprintf(result+j, ^%d5^,black_freedom);">
            <text:p>j += sprintf(result+j, ^%d5^,black_freedom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ze_penalty</text:p>
          </table:table-cell>
          <table:table-cell office:value-type="string">
            <text:p>black</text:p>
          </table:table-cell>
          <table:table-cell table:formula="oooc:=CONCATENATE([.B39];&quot;_&quot;;[.A39])" office:value-type="string" office:string-value="black_maze_penalty">
            <text:p>black_maze_penalty</text:p>
          </table:table-cell>
          <table:table-cell table:formula="oooc:=CONCATENATE(&quot;j += sprintf(result+j, ^%d5^,&quot;;[.C39];&quot;);&quot;)" office:value-type="string" office:string-value="j += sprintf(result+j, ^%d5^,black_maze_penalty);">
            <text:p>j += sprintf(result+j, ^%d5^,black_maze_penalty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man_locked</text:p>
          </table:table-cell>
          <table:table-cell office:value-type="string">
            <text:p>black</text:p>
          </table:table-cell>
          <table:table-cell table:formula="oooc:=CONCATENATE([.B40];&quot;_&quot;;[.A40])" office:value-type="string" office:string-value="black_man_locked">
            <text:p>black_man_locked</text:p>
          </table:table-cell>
          <table:table-cell table:formula="oooc:=CONCATENATE(&quot;j += sprintf(result+j, ^%d5^,&quot;;[.C40];&quot;);&quot;)" office:value-type="string" office:string-value="j += sprintf(result+j, ^%d5^,black_man_locked);">
            <text:p>j += sprintf(result+j, ^%d5^,black_man_locked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4641</text:p>
          </table:table-cell>
          <table:table-cell office:value-type="string">
            <text:p>black</text:p>
          </table:table-cell>
          <table:table-cell table:formula="oooc:=CONCATENATE([.B41];&quot;_&quot;;[.A41])" office:value-type="string" office:string-value="black_avoid_4641">
            <text:p>black_avoid_4641</text:p>
          </table:table-cell>
          <table:table-cell table:formula="oooc:=CONCATENATE(&quot;j += sprintf(result+j, ^%d5^,&quot;;[.C41];&quot;);&quot;)" office:value-type="string" office:string-value="j += sprintf(result+j, ^%d5^,black_avoid_4641);">
            <text:p>j += sprintf(result+j, ^%d5^,black_avoid_4641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2324</text:p>
          </table:table-cell>
          <table:table-cell office:value-type="string">
            <text:p>black</text:p>
          </table:table-cell>
          <table:table-cell table:formula="oooc:=CONCATENATE([.B42];&quot;_&quot;;[.A42])" office:value-type="string" office:string-value="black_avoid_2324">
            <text:p>black_avoid_2324</text:p>
          </table:table-cell>
          <table:table-cell table:formula="oooc:=CONCATENATE(&quot;j += sprintf(result+j, ^%d5^,&quot;;[.C42];&quot;);&quot;)" office:value-type="string" office:string-value="j += sprintf(result+j, ^%d5^,black_avoid_2324);">
            <text:p>j += sprintf(result+j, ^%d5^,black_avoid_2324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void_2335</text:p>
          </table:table-cell>
          <table:table-cell office:value-type="string">
            <text:p>black</text:p>
          </table:table-cell>
          <table:table-cell table:formula="oooc:=CONCATENATE([.B43];&quot;_&quot;;[.A43])" office:value-type="string" office:string-value="black_avoid_2335">
            <text:p>black_avoid_2335</text:p>
          </table:table-cell>
          <table:table-cell table:formula="oooc:=CONCATENATE(&quot;j += sprintf(result+j, ^%d5^,&quot;;[.C43];&quot;);&quot;)" office:value-type="string" office:string-value="j += sprintf(result+j, ^%d5^,black_avoid_2335);">
            <text:p>j += sprintf(result+j, ^%d5^,black_avoid_2335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leg_2_8_13</text:p>
          </table:table-cell>
          <table:table-cell office:value-type="string">
            <text:p>black</text:p>
          </table:table-cell>
          <table:table-cell table:formula="oooc:=CONCATENATE([.B44];&quot;_&quot;;[.A44])" office:value-type="string" office:string-value="black_leg_2_8_13">
            <text:p>black_leg_2_8_13</text:p>
          </table:table-cell>
          <table:table-cell table:formula="oooc:=CONCATENATE(&quot;j += sprintf(result+j, ^%d5^,&quot;;[.C44];&quot;);&quot;)" office:value-type="string" office:string-value="j += sprintf(result+j, ^%d5^,black_leg_2_8_13);">
            <text:p>j += sprintf(result+j, ^%d5^,black_leg_2_8_13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tri_253035</text:p>
          </table:table-cell>
          <table:table-cell office:value-type="string">
            <text:p>black</text:p>
          </table:table-cell>
          <table:table-cell table:formula="oooc:=CONCATENATE([.B45];&quot;_&quot;;[.A45])" office:value-type="string" office:string-value="black_tri_253035">
            <text:p>black_tri_253035</text:p>
          </table:table-cell>
          <table:table-cell table:formula="oooc:=CONCATENATE(&quot;j += sprintf(result+j, ^%d5^,&quot;;[.C45];&quot;);&quot;)" office:value-type="string" office:string-value="j += sprintf(result+j, ^%d5^,black_tri_253035);">
            <text:p>j += sprintf(result+j, ^%d5^,black_tri_253035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klassiek</text:p>
          </table:table-cell>
          <table:table-cell office:value-type="string">
            <text:p>black</text:p>
          </table:table-cell>
          <table:table-cell table:formula="oooc:=CONCATENATE([.B46];&quot;_&quot;;[.A46])" office:value-type="string" office:string-value="black_klassiek">
            <text:p>black_klassiek</text:p>
          </table:table-cell>
          <table:table-cell table:formula="oooc:=CONCATENATE(&quot;j += sprintf(result+j, ^%d5^,&quot;;[.C46];&quot;);&quot;)" office:value-type="string" office:string-value="j += sprintf(result+j, ^%d5^,black_klassiek);">
            <text:p>j += sprintf(result+j, ^%d5^,black_klassiek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ketting_stelling</text:p>
          </table:table-cell>
          <table:table-cell office:value-type="string">
            <text:p>black</text:p>
          </table:table-cell>
          <table:table-cell table:formula="oooc:=CONCATENATE([.B47];&quot;_&quot;;[.A47])" office:value-type="string" office:string-value="black_ketting_stelling">
            <text:p>black_ketting_stelling</text:p>
          </table:table-cell>
          <table:table-cell table:formula="oooc:=CONCATENATE(&quot;j += sprintf(result+j, ^%d5^,&quot;;[.C47];&quot;);&quot;)" office:value-type="string" office:string-value="j += sprintf(result+j, ^%d5^,black_ketting_stelling);">
            <text:p>j += sprintf(result+j, ^%d5^,black_ketting_stelling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halve_hek</text:p>
          </table:table-cell>
          <table:table-cell office:value-type="string">
            <text:p>black</text:p>
          </table:table-cell>
          <table:table-cell table:formula="oooc:=CONCATENATE([.B48];&quot;_&quot;;[.A48])" office:value-type="string" office:string-value="black_halve_hek">
            <text:p>black_halve_hek</text:p>
          </table:table-cell>
          <table:table-cell table:formula="oooc:=CONCATENATE(&quot;j += sprintf(result+j, ^%d5^,&quot;;[.C48];&quot;);&quot;)" office:value-type="string" office:string-value="j += sprintf(result+j, ^%d5^,black_halve_hek);">
            <text:p>j += sprintf(result+j, ^%d5^,black_halve_hek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active_15</text:p>
          </table:table-cell>
          <table:table-cell office:value-type="string">
            <text:p>black</text:p>
          </table:table-cell>
          <table:table-cell table:formula="oooc:=CONCATENATE([.B49];&quot;_&quot;;[.A49])" office:value-type="string" office:string-value="black_active_15">
            <text:p>black_active_15</text:p>
          </table:table-cell>
          <table:table-cell table:formula="oooc:=CONCATENATE(&quot;j += sprintf(result+j, ^%d5^,&quot;;[.C49];&quot;);&quot;)" office:value-type="string" office:string-value="j += sprintf(result+j, ^%d5^,black_active_15);">
            <text:p>j += sprintf(result+j, ^%d5^,black_active_15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slechte_binding</text:p>
          </table:table-cell>
          <table:table-cell office:value-type="string">
            <text:p>black</text:p>
          </table:table-cell>
          <table:table-cell table:formula="oooc:=CONCATENATE([.B50];&quot;_&quot;;[.A50])" office:value-type="string" office:string-value="black_slechte_binding">
            <text:p>black_slechte_binding</text:p>
          </table:table-cell>
          <table:table-cell table:formula="oooc:=CONCATENATE(&quot;j += sprintf(result+j, ^%d5^,&quot;;[.C50];&quot;);&quot;)" office:value-type="string" office:string-value="j += sprintf(result+j, ^%d5^,black_slechte_binding);">
            <text:p>j += sprintf(result+j, ^%d5^,black_slechte_binding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free_path</text:p>
          </table:table-cell>
          <table:table-cell office:value-type="string">
            <text:p>black</text:p>
          </table:table-cell>
          <table:table-cell table:formula="oooc:=CONCATENATE([.B51];&quot;_&quot;;[.A51])" office:value-type="string" office:string-value="black_free_path">
            <text:p>black_free_path</text:p>
          </table:table-cell>
          <table:table-cell table:formula="oooc:=CONCATENATE(&quot;j += sprintf(result+j, ^%d5^,&quot;;[.C51];&quot;);&quot;)" office:value-type="string" office:string-value="j += sprintf(result+j, ^%d5^,black_free_path);">
            <text:p>j += sprintf(result+j, ^%d5^,black_free_path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dge_35</text:p>
          </table:table-cell>
          <table:table-cell office:value-type="string">
            <text:p>black</text:p>
          </table:table-cell>
          <table:table-cell table:formula="oooc:=CONCATENATE([.B52];&quot;_&quot;;[.A52])" office:value-type="string" office:string-value="black_edge_35">
            <text:p>black_edge_35</text:p>
          </table:table-cell>
          <table:table-cell table:formula="oooc:=CONCATENATE(&quot;j += sprintf(result+j, ^%d5^,&quot;;[.C52];&quot;);&quot;)" office:value-type="string" office:string-value="j += sprintf(result+j, ^%d5^,black_edge_35);">
            <text:p>j += sprintf(result+j, ^%d5^,black_edge_35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dge_36</text:p>
          </table:table-cell>
          <table:table-cell office:value-type="string">
            <text:p>black</text:p>
          </table:table-cell>
          <table:table-cell table:formula="oooc:=CONCATENATE([.B53];&quot;_&quot;;[.A53])" office:value-type="string" office:string-value="black_edge_36">
            <text:p>black_edge_36</text:p>
          </table:table-cell>
          <table:table-cell table:formula="oooc:=CONCATENATE(&quot;j += sprintf(result+j, ^%d5^,&quot;;[.C53];&quot;);&quot;)" office:value-type="string" office:string-value="j += sprintf(result+j, ^%d5^,black_edge_36);">
            <text:p>j += sprintf(result+j, ^%d5^,black_edge_36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t11_16_17</text:p>
          </table:table-cell>
          <table:table-cell office:value-type="string">
            <text:p>black</text:p>
          </table:table-cell>
          <table:table-cell table:formula="oooc:=CONCATENATE([.B54];&quot;_&quot;;[.A54])" office:value-type="string" office:string-value="black_t11_16_17">
            <text:p>black_t11_16_17</text:p>
          </table:table-cell>
          <table:table-cell table:formula="oooc:=CONCATENATE(&quot;j += sprintf(result+j, ^%d5^,&quot;;[.C54];&quot;);&quot;)" office:value-type="string" office:string-value="j += sprintf(result+j, ^%d5^,black_t11_16_17);">
            <text:p>j += sprintf(result+j, ^%d5^,black_t11_16_17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voorpost</text:p>
          </table:table-cell>
          <table:table-cell office:value-type="string">
            <text:p>black</text:p>
          </table:table-cell>
          <table:table-cell table:formula="oooc:=CONCATENATE([.B55];&quot;_&quot;;[.A55])" office:value-type="string" office:string-value="black_voorpost">
            <text:p>black_voorpost</text:p>
          </table:table-cell>
          <table:table-cell table:formula="oooc:=CONCATENATE(&quot;j += sprintf(result+j, ^%d5^,&quot;;[.C55];&quot;);&quot;)" office:value-type="string" office:string-value="j += sprintf(result+j, ^%d5^,black_voorpost);">
            <text:p>j += sprintf(result+j, ^%d5^,black_voorpost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locked</text:p>
          </table:table-cell>
          <table:table-cell office:value-type="string">
            <text:p>black</text:p>
          </table:table-cell>
          <table:table-cell table:formula="oooc:=CONCATENATE([.B56];&quot;_&quot;;[.A56])" office:value-type="string" office:string-value="black_locked">
            <text:p>black_locked</text:p>
          </table:table-cell>
          <table:table-cell table:formula="oooc:=CONCATENATE(&quot;j += sprintf(result+j, ^%d5^,&quot;;[.C56];&quot;);&quot;)" office:value-type="string" office:string-value="j += sprintf(result+j, ^%d5^,black_locked);">
            <text:p>j += sprintf(result+j, ^%d5^,black_locked);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vleugel_opsluiting</text:p>
          </table:table-cell>
          <table:table-cell office:value-type="string">
            <text:p>black</text:p>
          </table:table-cell>
          <table:table-cell table:formula="oooc:=CONCATENATE([.B57];&quot;_&quot;;[.A57])" office:value-type="string" office:string-value="black_vleugel_opsluiting">
            <text:p>black_vleugel_opsluiting</text:p>
          </table:table-cell>
          <table:table-cell table:formula="oooc:=CONCATENATE(&quot;j += sprintf(result+j, ^%d5^,&quot;;[.C57];&quot;);&quot;)" office:value-type="string" office:string-value="j += sprintf(result+j, ^%d5^,black_vleugel_opsluiting);">
            <text:p>j += sprintf(result+j, ^%d5^,black_vleugel_opsluiting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tandem</text:p>
          </table:table-cell>
          <table:table-cell office:value-type="string">
            <text:p>black</text:p>
          </table:table-cell>
          <table:table-cell table:formula="oooc:=CONCATENATE([.B58];&quot;_&quot;;[.A58])" office:value-type="string" office:string-value="black_tandem">
            <text:p>black_tandem</text:p>
          </table:table-cell>
          <table:table-cell table:formula="oooc:=CONCATENATE(&quot;j += sprintf(result+j, ^%d5^,&quot;;[.C58];&quot;);&quot;)" office:value-type="string" office:string-value="j += sprintf(result+j, ^%d5^,black_tandem);">
            <text:p>j += sprintf(result+j, ^%d5^,black_tandem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canon</text:p>
          </table:table-cell>
          <table:table-cell office:value-type="string">
            <text:p>black</text:p>
          </table:table-cell>
          <table:table-cell table:formula="oooc:=CONCATENATE([.B59];&quot;_&quot;;[.A59])" office:value-type="string" office:string-value="black_canon">
            <text:p>black_canon</text:p>
          </table:table-cell>
          <table:table-cell table:formula="oooc:=CONCATENATE(&quot;j += sprintf(result+j, ^%d5^,&quot;;[.C59];&quot;);&quot;)" office:value-type="string" office:string-value="j += sprintf(result+j, ^%d5^,black_canon);">
            <text:p>j += sprintf(result+j, ^%d5^,black_canon);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endgame</text:p>
          </table:table-cell>
          <table:table-cell office:value-type="string">
            <text:p>black</text:p>
          </table:table-cell>
          <table:table-cell table:formula="oooc:=CONCATENATE([.B60];&quot;_&quot;;[.A60])" office:value-type="string" office:string-value="black_endgame">
            <text:p>black_endgame</text:p>
          </table:table-cell>
          <table:table-cell table:formula="oooc:=CONCATENATE(&quot;j += sprintf(result+j, ^%d5^,&quot;;[.C60];&quot;);&quot;)" office:value-type="string" office:string-value="j += sprintf(result+j, ^%d5^,black_endgame);">
            <text:p>j += sprintf(result+j, ^%d5^,black_endgame);</text:p>
          </table:table-cell>
          <table:table-cell table:number-columns-repeated="252"/>
        </table:table-row>
        <table:table-row table:style-name="ro3" table:number-rows-repeated="654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7">05/07/2008</text:date>, <text:time>10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Feike Boomstra</meta:initial-creator>
    <meta:creation-date>2008-05-03T21:09:49</meta:creation-date>
    <dc:creator>Feike Boomstra</dc:creator>
    <dc:date>2008-05-07T10:01:14</dc:date>
    <dc:language>en-US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3" meta:cell-count="836"/>
  </office:meta>
</office:document-meta>
</file>